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7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formula="of:=ROUND([.J1]*1000)/1000" office:value-type="float" office:value="0.464" calcext:value-type="float">
            <text:p>0.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-6</text:p>
          </table:table-cell>
          <table:table-cell table:formula="of:=[.E1]" office:value-type="float" office:value="0.077078230802478" calcext:value-type="float">
            <text:p>0.077078230802478</text:p>
          </table:table-cell>
          <table:table-cell table:formula="of:=[$'molar density'.A1]" office:value-type="float" office:value="0.077078230802478" calcext:value-type="float">
            <text:p>0.077078230802478</text:p>
          </table:table-cell>
          <table:table-cell/>
          <table:table-cell office:value-type="float" office:value="6.015122794" calcext:value-type="float">
            <text:p>6.015122794</text:p>
          </table:table-cell>
          <table:table-cell table:number-columns-repeated="2"/>
          <table:table-cell table:formula="of:=[.G1]*[.D1]" office:value-type="float" office:value="0.463635023021179" calcext:value-type="float">
            <text:p>0.463635023021179</text:p>
          </table:table-cell>
        </table:table-row>
        <table:table-row table:style-name="ro1">
          <table:table-cell table:formula="of:=ROUND([.J2]*1000)/1000" office:value-type="float" office:value="0.541" calcext:value-type="float">
            <text:p>0.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7</text:p>
          </table:table-cell>
          <table:table-cell table:formula="of:=[.D1]" office:value-type="float" office:value="0.077078230802478" calcext:value-type="float">
            <text:p>0.077078230802478</text:p>
          </table:table-cell>
          <table:table-cell table:number-columns-repeated="2"/>
          <table:table-cell office:value-type="float" office:value="7.016004548" calcext:value-type="float">
            <text:p>7.016004548</text:p>
          </table:table-cell>
          <table:table-cell table:number-columns-repeated="2"/>
          <table:table-cell table:formula="of:=[.G2]*[.D2]" office:value-type="float" office:value="0.54078121786198" calcext:value-type="float">
            <text:p>0.54078121786198</text:p>
          </table:table-cell>
        </table:table-row>
        <table:table-row table:style-name="ro1">
          <table:table-cell table:formula="of:=ROUND([.J3]*1000)/1000" office:value-type="float" office:value="0.853" calcext:value-type="float">
            <text:p>0.8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-39</text:p>
          </table:table-cell>
          <table:table-cell table:formula="of:=[.E3]" office:value-type="float" office:value="0.0218935350130313" calcext:value-type="float">
            <text:p>0.0218935350130313</text:p>
          </table:table-cell>
          <table:table-cell table:formula="of:=[$'molar density'.A11]" office:value-type="float" office:value="0.0218935350130313" calcext:value-type="float">
            <text:p>0.0218935350130313</text:p>
          </table:table-cell>
          <table:table-cell/>
          <table:table-cell office:value-type="float" office:value="38.963706679" calcext:value-type="float">
            <text:p>38.963706679</text:p>
          </table:table-cell>
          <table:table-cell table:number-columns-repeated="2"/>
          <table:table-cell table:formula="of:=[.G3]*[.D3]" office:value-type="float" office:value="0.853053276414166" calcext:value-type="float">
            <text:p>0.853053276414166</text:p>
          </table:table-cell>
        </table:table-row>
        <table:table-row table:style-name="ro1">
          <table:table-cell table:formula="of:=ROUND([.J4]*1000)/1000" office:value-type="float" office:value="0.875" calcext:value-type="float">
            <text:p>0.8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-40</text:p>
          </table:table-cell>
          <table:table-cell table:formula="of:=[.D3]" office:value-type="float" office:value="0.0218935350130313" calcext:value-type="float">
            <text:p>0.0218935350130313</text:p>
          </table:table-cell>
          <table:table-cell table:number-columns-repeated="2"/>
          <table:table-cell office:value-type="float" office:value="39.963998475" calcext:value-type="float">
            <text:p>39.963998475</text:p>
          </table:table-cell>
          <table:table-cell table:number-columns-repeated="2"/>
          <table:table-cell table:formula="of:=[.G4]*[.D4]" office:value-type="float" office:value="0.87495319987314" calcext:value-type="float">
            <text:p>0.87495319987314</text:p>
          </table:table-cell>
        </table:table-row>
        <table:table-row table:style-name="ro1">
          <table:table-cell table:formula="of:=ROUND([.J5]*1000)/1000" office:value-type="float" office:value="0.897" calcext:value-type="float">
            <text:p>0.89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-41</text:p>
          </table:table-cell>
          <table:table-cell table:formula="of:=[.D4]" office:value-type="float" office:value="0.0218935350130313" calcext:value-type="float">
            <text:p>0.0218935350130313</text:p>
          </table:table-cell>
          <table:table-cell table:number-columns-repeated="2"/>
          <table:table-cell office:value-type="float" office:value="40.961825762" calcext:value-type="float">
            <text:p>40.961825762</text:p>
          </table:table-cell>
          <table:table-cell table:number-columns-repeated="2"/>
          <table:table-cell table:formula="of:=[.G5]*[.D5]" office:value-type="float" office:value="0.896799166518033" calcext:value-type="float">
            <text:p>0.896799166518033</text:p>
          </table:table-cell>
        </table:table-row>
        <table:table-row table:style-name="ro1">
          <table:table-cell table:formula="of:=ROUND([.J6]*1000)/1000" office:value-type="float" office:value="0.968" calcext:value-type="float">
            <text:p>0.9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-23</text:p>
          </table:table-cell>
          <table:table-cell table:formula="of:=[.E6]" office:value-type="float" office:value="0.0421056857165641" calcext:value-type="float">
            <text:p>0.0421056857165641</text:p>
          </table:table-cell>
          <table:table-cell table:formula="of:=[$'molar density'.A5]" office:value-type="float" office:value="0.0421056857165641" calcext:value-type="float">
            <text:p>0.0421056857165641</text:p>
          </table:table-cell>
          <table:table-cell/>
          <table:table-cell office:value-type="float" office:value="22.98976928087" calcext:value-type="float">
            <text:p>22.98976928087</text:p>
          </table:table-cell>
          <table:table-cell table:number-columns-repeated="2"/>
          <table:table-cell table:formula="of:=[.G6]*[.D6]" office:value-type="float" office:value="0.968000000036632" calcext:value-type="float">
            <text:p>0.968000000036632</text:p>
          </table:table-cell>
        </table:table-row>
        <table:table-row table:style-name="ro1">
          <table:table-cell table:formula="of:=ROUND([.J7]*1000)/1000" office:value-type="float" office:value="1.522" calcext:value-type="float">
            <text:p>1.5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b-85</text:p>
          </table:table-cell>
          <table:table-cell table:formula="of:=[.E7]" office:value-type="float" office:value="0.0179248793112728" calcext:value-type="float">
            <text:p>0.0179248793112728</text:p>
          </table:table-cell>
          <table:table-cell table:formula="of:=[$'molar density'.A28]" office:value-type="float" office:value="0.0179248793112728" calcext:value-type="float">
            <text:p>0.0179248793112728</text:p>
          </table:table-cell>
          <table:table-cell/>
          <table:table-cell office:value-type="float" office:value="84.911789737" calcext:value-type="float">
            <text:p>84.911789737</text:p>
          </table:table-cell>
          <table:table-cell table:number-columns-repeated="2"/>
          <table:table-cell table:formula="of:=[.G7]*[.D7]" office:value-type="float" office:value="1.5220335831399" calcext:value-type="float">
            <text:p>1.5220335831399</text:p>
          </table:table-cell>
        </table:table-row>
        <table:table-row table:style-name="ro1">
          <table:table-cell table:formula="of:=ROUND([.J8]*1000)/1000" office:value-type="float" office:value="1.546" calcext:value-type="float">
            <text:p>1.5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-40</text:p>
          </table:table-cell>
          <table:table-cell table:formula="of:=[.E8]" office:value-type="float" office:value="0.0386745845601078" calcext:value-type="float">
            <text:p>0.0386745845601078</text:p>
          </table:table-cell>
          <table:table-cell table:formula="of:=[$'molar density'.A12]" office:value-type="float" office:value="0.0386745845601078" calcext:value-type="float">
            <text:p>0.0386745845601078</text:p>
          </table:table-cell>
          <table:table-cell/>
          <table:table-cell office:value-type="float" office:value="39.962590983" calcext:value-type="float">
            <text:p>39.962590983</text:p>
          </table:table-cell>
          <table:table-cell table:number-columns-repeated="2"/>
          <table:table-cell table:formula="of:=[.G8]*[.D8]" office:value-type="float" office:value="1.54553660421303" calcext:value-type="float">
            <text:p>1.54553660421303</text:p>
          </table:table-cell>
        </table:table-row>
        <table:table-row table:style-name="ro1">
          <table:table-cell table:formula="of:=ROUND([.J9]*1000)/1000" office:value-type="float" office:value="3.361" calcext:value-type="float">
            <text:p>3.3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b-87</text:p>
          </table:table-cell>
          <table:table-cell table:formula="of:=[.D8]" office:value-type="float" office:value="0.0386745845601078" calcext:value-type="float">
            <text:p>0.0386745845601078</text:p>
          </table:table-cell>
          <table:table-cell table:number-columns-repeated="2"/>
          <table:table-cell office:value-type="float" office:value="86.909180526" calcext:value-type="float">
            <text:p>86.909180526</text:p>
          </table:table-cell>
          <table:table-cell table:number-columns-repeated="2"/>
          <table:table-cell table:formula="of:=[.G9]*[.D9]" office:value-type="float" office:value="3.36117645130246" calcext:value-type="float">
            <text:p>3.36117645130246</text:p>
          </table:table-cell>
        </table:table-row>
        <table:table-row table:style-name="ro1">
          <table:table-cell table:formula="of:=ROUND([.J10]*1000)/1000" office:value-type="float" office:value="1.623" calcext:value-type="float">
            <text:p>1.6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-42</text:p>
          </table:table-cell>
          <table:table-cell table:formula="of:=[.D9]" office:value-type="float" office:value="0.0386745845601078" calcext:value-type="float">
            <text:p>0.0386745845601078</text:p>
          </table:table-cell>
          <table:table-cell table:number-columns-repeated="2"/>
          <table:table-cell office:value-type="float" office:value="41.958618014" calcext:value-type="float">
            <text:p>41.958618014</text:p>
          </table:table-cell>
          <table:table-cell table:number-columns-repeated="2"/>
          <table:table-cell table:formula="of:=[.G10]*[.D10]" office:value-type="float" office:value="1.62273212040771" calcext:value-type="float">
            <text:p>1.62273212040771</text:p>
          </table:table-cell>
        </table:table-row>
        <table:table-row table:style-name="ro1">
          <table:table-cell table:formula="of:=ROUND([.J11]*1000)/1000" office:value-type="float" office:value="1.661" calcext:value-type="float">
            <text:p>1.6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-43</text:p>
          </table:table-cell>
          <table:table-cell table:formula="of:=[.D10]" office:value-type="float" office:value="0.0386745845601078" calcext:value-type="float">
            <text:p>0.0386745845601078</text:p>
          </table:table-cell>
          <table:table-cell table:number-columns-repeated="2"/>
          <table:table-cell office:value-type="float" office:value="42.958766628" calcext:value-type="float">
            <text:p>42.958766628</text:p>
          </table:table-cell>
          <table:table-cell table:number-columns-repeated="2"/>
          <table:table-cell table:formula="of:=[.G11]*[.D11]" office:value-type="float" office:value="1.66141245255252" calcext:value-type="float">
            <text:p>1.66141245255252</text:p>
          </table:table-cell>
        </table:table-row>
        <table:table-row table:style-name="ro1">
          <table:table-cell table:formula="of:=ROUND([.J12]*1000)/1000" office:value-type="float" office:value="1.7" calcext:value-type="float">
            <text:p>1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-44</text:p>
          </table:table-cell>
          <table:table-cell table:formula="of:=[.D11]" office:value-type="float" office:value="0.0386745845601078" calcext:value-type="float">
            <text:p>0.0386745845601078</text:p>
          </table:table-cell>
          <table:table-cell table:number-columns-repeated="2"/>
          <table:table-cell office:value-type="float" office:value="43.955481754" calcext:value-type="float">
            <text:p>43.955481754</text:p>
          </table:table-cell>
          <table:table-cell table:number-columns-repeated="2"/>
          <table:table-cell table:formula="of:=[.G12]*[.D12]" office:value-type="float" office:value="1.69995999597535" calcext:value-type="float">
            <text:p>1.69995999597535</text:p>
          </table:table-cell>
        </table:table-row>
        <table:table-row table:style-name="ro1">
          <table:table-cell table:formula="of:=ROUND([.J13]*1000)/1000" office:value-type="float" office:value="1.715" calcext:value-type="float">
            <text:p>1.7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g-24</text:p>
          </table:table-cell>
          <table:table-cell table:formula="of:=[.E13]" office:value-type="float" office:value="0.0715079201810327" calcext:value-type="float">
            <text:p>0.0715079201810327</text:p>
          </table:table-cell>
          <table:table-cell table:formula="of:=[$'molar density'.A6]" office:value-type="float" office:value="0.0715079201810327" calcext:value-type="float">
            <text:p>0.0715079201810327</text:p>
          </table:table-cell>
          <table:table-cell/>
          <table:table-cell office:value-type="float" office:value="23.985041699" calcext:value-type="float">
            <text:p>23.985041699</text:p>
          </table:table-cell>
          <table:table-cell table:number-columns-repeated="2"/>
          <table:table-cell table:formula="of:=[.G13]*[.D13]" office:value-type="float" office:value="1.71512044735083" calcext:value-type="float">
            <text:p>1.71512044735083</text:p>
          </table:table-cell>
        </table:table-row>
        <table:table-row table:style-name="ro1">
          <table:table-cell table:formula="of:=ROUND([.J14]*1000)/1000" office:value-type="float" office:value="3.286" calcext:value-type="float">
            <text:p>3.2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-46</text:p>
          </table:table-cell>
          <table:table-cell table:formula="of:=[.D13]" office:value-type="float" office:value="0.0715079201810327" calcext:value-type="float">
            <text:p>0.0715079201810327</text:p>
          </table:table-cell>
          <table:table-cell table:number-columns-repeated="2"/>
          <table:table-cell office:value-type="float" office:value="45.953692587" calcext:value-type="float">
            <text:p>45.953692587</text:p>
          </table:table-cell>
          <table:table-cell table:number-columns-repeated="2"/>
          <table:table-cell table:formula="of:=[.G14]*[.D14]" office:value-type="float" office:value="3.28605298153491" calcext:value-type="float">
            <text:p>3.28605298153491</text:p>
          </table:table-cell>
        </table:table-row>
        <table:table-row table:style-name="ro1">
          <table:table-cell table:formula="of:=ROUND([.J15]*1000)/1000" office:value-type="float" office:value="1.787" calcext:value-type="float">
            <text:p>1.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g-25</text:p>
          </table:table-cell>
          <table:table-cell table:formula="of:=[.D14]" office:value-type="float" office:value="0.0715079201810327" calcext:value-type="float">
            <text:p>0.0715079201810327</text:p>
          </table:table-cell>
          <table:table-cell table:number-columns-repeated="2"/>
          <table:table-cell office:value-type="float" office:value="24.985836917" calcext:value-type="float">
            <text:p>24.985836917</text:p>
          </table:table-cell>
          <table:table-cell table:number-columns-repeated="2"/>
          <table:table-cell table:formula="of:=[.G15]*[.D15]" office:value-type="float" office:value="1.78668523191714" calcext:value-type="float">
            <text:p>1.78668523191714</text:p>
          </table:table-cell>
        </table:table-row>
        <table:table-row table:style-name="ro1">
          <table:table-cell table:formula="of:=ROUND([.J16]*1000)/1000" office:value-type="float" office:value="1.848" calcext:value-type="float">
            <text:p>1.8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-9</text:p>
          </table:table-cell>
          <table:table-cell table:formula="of:=[.E16]" office:value-type="float" office:value="0.205055778944544" calcext:value-type="float">
            <text:p>0.205055778944544</text:p>
          </table:table-cell>
          <table:table-cell table:formula="of:=[$'molar density'.A2]" office:value-type="float" office:value="0.205055778944544" calcext:value-type="float">
            <text:p>0.205055778944544</text:p>
          </table:table-cell>
          <table:table-cell/>
          <table:table-cell office:value-type="float" office:value="9.012182201" calcext:value-type="float">
            <text:p>9.012182201</text:p>
          </table:table-cell>
          <table:table-cell table:number-columns-repeated="2"/>
          <table:table-cell table:formula="of:=[.G16]*[.D16]" office:value-type="float" office:value="1.84800004121621" calcext:value-type="float">
            <text:p>1.84800004121621</text:p>
          </table:table-cell>
        </table:table-row>
        <table:table-row table:style-name="ro1">
          <table:table-cell table:formula="of:=ROUND([.J17]*1000)/1000" office:value-type="float" office:value="9.833" calcext:value-type="float">
            <text:p>9.8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-48</text:p>
          </table:table-cell>
          <table:table-cell table:formula="of:=[.D16]" office:value-type="float" office:value="0.205055778944544" calcext:value-type="float">
            <text:p>0.205055778944544</text:p>
          </table:table-cell>
          <table:table-cell table:number-columns-repeated="2"/>
          <table:table-cell office:value-type="float" office:value="47.952534177" calcext:value-type="float">
            <text:p>47.952534177</text:p>
          </table:table-cell>
          <table:table-cell table:number-columns-repeated="2"/>
          <table:table-cell table:formula="of:=[.G17]*[.D17]" office:value-type="float" office:value="9.83294424802961" calcext:value-type="float">
            <text:p>9.83294424802961</text:p>
          </table:table-cell>
        </table:table-row>
        <table:table-row table:style-name="ro1">
          <table:table-cell table:formula="of:=ROUND([.J18]*1000)/1000" office:value-type="float" office:value="5.328" calcext:value-type="float">
            <text:p>5.3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g-26</text:p>
          </table:table-cell>
          <table:table-cell table:formula="of:=[.D17]" office:value-type="float" office:value="0.205055778944544" calcext:value-type="float">
            <text:p>0.205055778944544</text:p>
          </table:table-cell>
          <table:table-cell table:number-columns-repeated="2"/>
          <table:table-cell table:style-name="ce2" office:value-type="float" office:value="25.982592929" calcext:value-type="float">
            <text:p>25.982592929</text:p>
          </table:table-cell>
          <table:table-cell table:number-columns-repeated="2"/>
          <table:table-cell table:formula="of:=[.G18]*[.D18]" office:value-type="float" office:value="5.3278808320551" calcext:value-type="float">
            <text:p>5.3278808320551</text:p>
          </table:table-cell>
        </table:table-row>
        <table:table-row table:style-name="ro1">
          <table:table-cell table:formula="of:=ROUND([.J19]*1000)/1000" office:value-type="float" office:value="1.879" calcext:value-type="float">
            <text:p>1.87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s-133</text:p>
          </table:table-cell>
          <table:table-cell table:formula="of:=[.E19]" office:value-type="float" office:value="0.0141378699871648" calcext:value-type="float">
            <text:p>0.0141378699871648</text:p>
          </table:table-cell>
          <table:table-cell table:formula="of:=[$'molar density'.A45]" office:value-type="float" office:value="0.0141378699871648" calcext:value-type="float">
            <text:p>0.0141378699871648</text:p>
          </table:table-cell>
          <table:table-cell/>
          <table:table-cell office:value-type="float" office:value="132.905451932" calcext:value-type="float">
            <text:p>132.905451932</text:p>
          </table:table-cell>
          <table:table-cell table:number-columns-repeated="2"/>
          <table:table-cell table:formula="of:=[.G19]*[.D19]" office:value-type="float" office:value="1.879" calcext:value-type="float">
            <text:p>1.879</text:p>
          </table:table-cell>
        </table:table-row>
        <table:table-row table:style-name="ro1">
          <table:table-cell table:formula="of:=ROUND([.J20]*1000)/1000" office:value-type="float" office:value="1.907" calcext:value-type="float">
            <text:p>1.9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s-135</text:p>
          </table:table-cell>
          <table:table-cell table:formula="of:=[.D19]" office:value-type="float" office:value="0.0141378699871648" calcext:value-type="float">
            <text:p>0.0141378699871648</text:p>
          </table:table-cell>
          <table:table-cell table:number-columns-repeated="2"/>
          <table:table-cell office:value-type="float" office:value="134.905977008" calcext:value-type="float">
            <text:p>134.905977008</text:p>
          </table:table-cell>
          <table:table-cell table:number-columns-repeated="2"/>
          <table:table-cell table:formula="of:=[.G20]*[.D20]" office:value-type="float" office:value="1.90728316343055" calcext:value-type="float">
            <text:p>1.90728316343055</text:p>
          </table:table-cell>
        </table:table-row>
        <table:table-row table:style-name="ro1">
          <table:table-cell table:formula="of:=ROUND([.J21]*1000)/1000" office:value-type="float" office:value="0.142" calcext:value-type="float">
            <text:p>0.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-10</text:p>
          </table:table-cell>
          <table:table-cell table:formula="of:=[.D20]" office:value-type="float" office:value="0.0141378699871648" calcext:value-type="float">
            <text:p>0.0141378699871648</text:p>
          </table:table-cell>
          <table:table-cell table:number-columns-repeated="2"/>
          <table:table-cell office:value-type="float" office:value="10.013533818" calcext:value-type="float">
            <text:p>10.013533818</text:p>
          </table:table-cell>
          <table:table-cell table:number-columns-repeated="2"/>
          <table:table-cell table:formula="of:=[.G21]*[.D21]" office:value-type="float" office:value="0.141570039230962" calcext:value-type="float">
            <text:p>0.141570039230962</text:p>
          </table:table-cell>
        </table:table-row>
        <table:table-row table:style-name="ro1">
          <table:table-cell table:formula="of:=ROUND([.J22]*1000)/1000" office:value-type="float" office:value="2.184" calcext:value-type="float">
            <text:p>2.1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-32</text:p>
          </table:table-cell>
          <table:table-cell table:formula="of:=[.E22]" office:value-type="float" office:value="0.0682987681272416" calcext:value-type="float">
            <text:p>0.0682987681272416</text:p>
          </table:table-cell>
          <table:table-cell table:formula="of:=[$'molar density'.A10]" office:value-type="float" office:value="0.0682987681272416" calcext:value-type="float">
            <text:p>0.0682987681272416</text:p>
          </table:table-cell>
          <table:table-cell/>
          <table:table-cell office:value-type="float" office:value="31.972070999" calcext:value-type="float">
            <text:p>31.972070999</text:p>
          </table:table-cell>
          <table:table-cell table:number-columns-repeated="2"/>
          <table:table-cell table:formula="of:=[.G22]*[.D22]" office:value-type="float" office:value="2.18365306370841" calcext:value-type="float">
            <text:p>2.18365306370841</text:p>
          </table:table-cell>
        </table:table-row>
        <table:table-row table:style-name="ro1">
          <table:table-cell table:formula="of:=ROUND([.J23]*1000)/1000" office:value-type="float" office:value="2.252" calcext:value-type="float">
            <text:p>2.2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-33</text:p>
          </table:table-cell>
          <table:table-cell table:formula="of:=[.D22]" office:value-type="float" office:value="0.0682987681272416" calcext:value-type="float">
            <text:p>0.0682987681272416</text:p>
          </table:table-cell>
          <table:table-cell table:number-columns-repeated="2"/>
          <table:table-cell office:value-type="float" office:value="32.971458759" calcext:value-type="float">
            <text:p>32.971458759</text:p>
          </table:table-cell>
          <table:table-cell table:number-columns-repeated="2"/>
          <table:table-cell table:formula="of:=[.G23]*[.D23]" office:value-type="float" office:value="2.25191001659785" calcext:value-type="float">
            <text:p>2.25191001659785</text:p>
          </table:table-cell>
        </table:table-row>
        <table:table-row table:style-name="ro1">
          <table:table-cell table:formula="of:=ROUND([.J24]*1000)/1000" office:value-type="float" office:value="2.32" calcext:value-type="float">
            <text:p>2.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-34</text:p>
          </table:table-cell>
          <table:table-cell table:formula="of:=[.D23]" office:value-type="float" office:value="0.0682987681272416" calcext:value-type="float">
            <text:p>0.0682987681272416</text:p>
          </table:table-cell>
          <table:table-cell table:number-columns-repeated="2"/>
          <table:table-cell office:value-type="float" office:value="33.967866902" calcext:value-type="float">
            <text:p>33.967866902</text:p>
          </table:table-cell>
          <table:table-cell table:number-columns-repeated="2"/>
          <table:table-cell table:formula="of:=[.G24]*[.D24]" office:value-type="float" office:value="2.3199634653167" calcext:value-type="float">
            <text:p>2.3199634653167</text:p>
          </table:table-cell>
        </table:table-row>
        <table:table-row table:style-name="ro1">
          <table:table-cell table:formula="of:=ROUND([.J25]*1000)/1000" office:value-type="float" office:value="2.321" calcext:value-type="float">
            <text:p>2.3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-28</text:p>
          </table:table-cell>
          <table:table-cell table:formula="of:=[.E25]" office:value-type="float" office:value="0.082960958501718" calcext:value-type="float">
            <text:p>0.082960958501718</text:p>
          </table:table-cell>
          <table:table-cell table:formula="of:=[$'molar density'.A8]" office:value-type="float" office:value="0.082960958501718" calcext:value-type="float">
            <text:p>0.082960958501718</text:p>
          </table:table-cell>
          <table:table-cell/>
          <table:table-cell office:value-type="float" office:value="27.97692653246" calcext:value-type="float">
            <text:p>27.97692653246</text:p>
          </table:table-cell>
          <table:table-cell table:number-columns-repeated="2"/>
          <table:table-cell table:formula="of:=[.G25]*[.D25]" office:value-type="float" office:value="2.32099264106503" calcext:value-type="float">
            <text:p>2.32099264106503</text:p>
          </table:table-cell>
        </table:table-row>
        <table:table-row table:style-name="ro1">
          <table:table-cell table:formula="of:=ROUND([.J26]*1000)/1000" office:value-type="float" office:value="2.334" calcext:value-type="float">
            <text:p>2.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-10</text:p>
          </table:table-cell>
          <table:table-cell table:formula="of:=[.E26]" office:value-type="float" office:value="0.233095920821386" calcext:value-type="float">
            <text:p>0.233095920821386</text:p>
          </table:table-cell>
          <table:table-cell table:formula="of:=[$'molar density'.A3]" office:value-type="float" office:value="0.233095920821386" calcext:value-type="float">
            <text:p>0.233095920821386</text:p>
          </table:table-cell>
          <table:table-cell/>
          <table:table-cell office:value-type="float" office:value="10.012936992" calcext:value-type="float">
            <text:p>10.012936992</text:p>
          </table:table-cell>
          <table:table-cell table:number-columns-repeated="2"/>
          <table:table-cell table:formula="of:=[.G26]*[.D26]" office:value-type="float" office:value="2.33397476827676" calcext:value-type="float">
            <text:p>2.33397476827676</text:p>
          </table:table-cell>
        </table:table-row>
        <table:table-row table:style-name="ro1">
          <table:table-cell table:formula="of:=ROUND([.J27]*1000)/1000" office:value-type="float" office:value="6.754" calcext:value-type="float">
            <text:p>6.7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i-29</text:p>
          </table:table-cell>
          <table:table-cell table:formula="of:=[.D26]" office:value-type="float" office:value="0.233095920821386" calcext:value-type="float">
            <text:p>0.233095920821386</text:p>
          </table:table-cell>
          <table:table-cell table:number-columns-repeated="2"/>
          <table:table-cell office:value-type="float" office:value="28.9764947" calcext:value-type="float">
            <text:p>28.9764947</text:p>
          </table:table-cell>
          <table:table-cell table:number-columns-repeated="2"/>
          <table:table-cell table:formula="of:=[.G27]*[.D27]" office:value-type="float" office:value="6.7543027142725" calcext:value-type="float">
            <text:p>6.7543027142725</text:p>
          </table:table-cell>
        </table:table-row>
        <table:table-row table:style-name="ro1">
          <table:table-cell table:formula="of:=ROUND([.J28]*1000)/1000" office:value-type="float" office:value="8.384" calcext:value-type="float">
            <text:p>8.3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-36</text:p>
          </table:table-cell>
          <table:table-cell table:formula="of:=[.D27]" office:value-type="float" office:value="0.233095920821386" calcext:value-type="float">
            <text:p>0.233095920821386</text:p>
          </table:table-cell>
          <table:table-cell table:number-columns-repeated="2"/>
          <table:table-cell office:value-type="float" office:value="35.96708076" calcext:value-type="float">
            <text:p>35.96708076</text:p>
          </table:table-cell>
          <table:table-cell table:number-columns-repeated="2"/>
          <table:table-cell table:formula="of:=[.G28]*[.D28]" office:value-type="float" office:value="8.38377980900934" calcext:value-type="float">
            <text:p>8.38377980900934</text:p>
          </table:table-cell>
        </table:table-row>
        <table:table-row table:style-name="ro1">
          <table:table-cell table:formula="of:=ROUND([.J29]*1000)/1000" office:value-type="float" office:value="6.987" calcext:value-type="float">
            <text:p>6.9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-30</text:p>
          </table:table-cell>
          <table:table-cell table:formula="of:=[.D28]" office:value-type="float" office:value="0.233095920821386" calcext:value-type="float">
            <text:p>0.233095920821386</text:p>
          </table:table-cell>
          <table:table-cell table:number-columns-repeated="2"/>
          <table:table-cell office:value-type="float" office:value="29.973770171" calcext:value-type="float">
            <text:p>29.973770171</text:p>
          </table:table-cell>
          <table:table-cell table:number-columns-repeated="2"/>
          <table:table-cell table:formula="of:=[.G29]*[.D29]" office:value-type="float" office:value="6.98676355849783" calcext:value-type="float">
            <text:p>6.98676355849783</text:p>
          </table:table-cell>
        </table:table-row>
        <table:table-row table:style-name="ro1">
          <table:table-cell table:formula="of:=ROUND([.J30]*1000)/1000" office:value-type="float" office:value="2.519" calcext:value-type="float">
            <text:p>2.51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r-84</text:p>
          </table:table-cell>
          <table:table-cell table:formula="of:=[.E30]" office:value-type="float" office:value="0.0300159780871947" calcext:value-type="float">
            <text:p>0.0300159780871947</text:p>
          </table:table-cell>
          <table:table-cell table:formula="of:=[$'molar density'.A29]" office:value-type="float" office:value="0.0300159780871947" calcext:value-type="float">
            <text:p>0.0300159780871947</text:p>
          </table:table-cell>
          <table:table-cell/>
          <table:table-cell office:value-type="float" office:value="83.913425275" calcext:value-type="float">
            <text:p>83.913425275</text:p>
          </table:table-cell>
          <table:table-cell table:number-columns-repeated="2"/>
          <table:table-cell table:formula="of:=[.G30]*[.D30]" office:value-type="float" office:value="2.51874353427585" calcext:value-type="float">
            <text:p>2.51874353427585</text:p>
          </table:table-cell>
        </table:table-row>
        <table:table-row table:style-name="ro1">
          <table:table-cell table:formula="of:=ROUND([.J31]*1000)/1000" office:value-type="float" office:value="0.33" calcext:value-type="float">
            <text:p>0.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-11</text:p>
          </table:table-cell>
          <table:table-cell table:formula="of:=[.D30]" office:value-type="float" office:value="0.0300159780871947" calcext:value-type="float">
            <text:p>0.0300159780871947</text:p>
          </table:table-cell>
          <table:table-cell table:number-columns-repeated="2"/>
          <table:table-cell office:value-type="float" office:value="11.009305406" calcext:value-type="float">
            <text:p>11.009305406</text:p>
          </table:table-cell>
          <table:table-cell table:number-columns-repeated="2"/>
          <table:table-cell table:formula="of:=[.G31]*[.D31]" office:value-type="float" office:value="0.33045506982173" calcext:value-type="float">
            <text:p>0.33045506982173</text:p>
          </table:table-cell>
        </table:table-row>
        <table:table-row table:style-name="ro1">
          <table:table-cell table:formula="of:=ROUND([.J32]*1000)/1000" office:value-type="float" office:value="2.579" calcext:value-type="float">
            <text:p>2.5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r-86</text:p>
          </table:table-cell>
          <table:table-cell table:formula="of:=[.D31]" office:value-type="float" office:value="0.0300159780871947" calcext:value-type="float">
            <text:p>0.0300159780871947</text:p>
          </table:table-cell>
          <table:table-cell table:number-columns-repeated="2"/>
          <table:table-cell office:value-type="float" office:value="85.909260204" calcext:value-type="float">
            <text:p>85.909260204</text:p>
          </table:table-cell>
          <table:table-cell table:number-columns-repeated="2"/>
          <table:table-cell table:formula="of:=[.G32]*[.D32]" office:value-type="float" office:value="2.57865047177037" calcext:value-type="float">
            <text:p>2.57865047177037</text:p>
          </table:table-cell>
        </table:table-row>
        <table:table-row table:style-name="ro1">
          <table:table-cell table:formula="of:=ROUND([.J33]*1000)/1000" office:value-type="float" office:value="2.609" calcext:value-type="float">
            <text:p>2.60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r-87</text:p>
          </table:table-cell>
          <table:table-cell table:formula="of:=[.D32]" office:value-type="float" office:value="0.0300159780871947" calcext:value-type="float">
            <text:p>0.0300159780871947</text:p>
          </table:table-cell>
          <table:table-cell table:number-columns-repeated="2"/>
          <table:table-cell office:value-type="float" office:value="86.908877124" calcext:value-type="float">
            <text:p>86.908877124</text:p>
          </table:table-cell>
          <table:table-cell table:number-columns-repeated="2"/>
          <table:table-cell table:formula="of:=[.G33]*[.D33]" office:value-type="float" office:value="2.60865495133668" calcext:value-type="float">
            <text:p>2.60865495133668</text:p>
          </table:table-cell>
        </table:table-row>
        <table:table-row table:style-name="ro1">
          <table:table-cell table:formula="of:=ROUND([.J34]*1000)/1000" office:value-type="float" office:value="2.639" calcext:value-type="float">
            <text:p>2.63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r-88</text:p>
          </table:table-cell>
          <table:table-cell table:formula="of:=[.D33]" office:value-type="float" office:value="0.0300159780871947" calcext:value-type="float">
            <text:p>0.0300159780871947</text:p>
          </table:table-cell>
          <table:table-cell table:number-columns-repeated="2"/>
          <table:table-cell office:value-type="float" office:value="87.905612124" calcext:value-type="float">
            <text:p>87.905612124</text:p>
          </table:table-cell>
          <table:table-cell table:number-columns-repeated="2"/>
          <table:table-cell table:formula="of:=[.G34]*[.D34]" office:value-type="float" office:value="2.63857292725542" calcext:value-type="float">
            <text:p>2.63857292725542</text:p>
          </table:table-cell>
        </table:table-row>
        <table:table-row table:style-name="ro1">
          <table:table-cell table:formula="of:=ROUND([.J35]*1000)/1000" office:value-type="float" office:value="2.69" calcext:value-type="float">
            <text:p>2.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-31</text:p>
          </table:table-cell>
          <table:table-cell table:formula="of:=[.E35]" office:value-type="float" office:value="0.0868477003269314" calcext:value-type="float">
            <text:p>0.0868477003269314</text:p>
          </table:table-cell>
          <table:table-cell table:formula="of:=[$'molar density'.A9]" office:value-type="float" office:value="0.0868477003269314" calcext:value-type="float">
            <text:p>0.0868477003269314</text:p>
          </table:table-cell>
          <table:table-cell/>
          <table:table-cell office:value-type="float" office:value="30.973761629" calcext:value-type="float">
            <text:p>30.973761629</text:p>
          </table:table-cell>
          <table:table-cell table:number-columns-repeated="2"/>
          <table:table-cell table:formula="of:=[.G35]*[.D35]" office:value-type="float" office:value="2.6899999679532" calcext:value-type="float">
            <text:p>2.6899999679532</text:p>
          </table:table-cell>
        </table:table-row>
        <table:table-row table:style-name="ro1">
          <table:table-cell table:formula="of:=ROUND([.J36]*1000)/1000" office:value-type="float" office:value="2.7" calcext:value-type="float">
            <text:p>2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-27</text:p>
          </table:table-cell>
          <table:table-cell table:formula="of:=[.E36]" office:value-type="float" office:value="0.10006842233971" calcext:value-type="float">
            <text:p>0.10006842233971</text:p>
          </table:table-cell>
          <table:table-cell table:formula="of:=[$'molar density'.A7]" office:value-type="float" office:value="0.10006842233971" calcext:value-type="float">
            <text:p>0.10006842233971</text:p>
          </table:table-cell>
          <table:table-cell/>
          <table:table-cell office:value-type="float" office:value="26.981538627" calcext:value-type="float">
            <text:p>26.981538627</text:p>
          </table:table-cell>
          <table:table-cell table:number-columns-repeated="2"/>
          <table:table-cell table:formula="of:=[.G36]*[.D36]" office:value-type="float" office:value="2.70000000270185" calcext:value-type="float">
            <text:p>2.70000000270185</text:p>
          </table:table-cell>
        </table:table-row>
        <table:table-row table:style-name="ro1">
          <table:table-cell table:formula="of:=ROUND([.J37]*1000)/1000" office:value-type="float" office:value="2.985" calcext:value-type="float">
            <text:p>2.9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-45</text:p>
          </table:table-cell>
          <table:table-cell table:formula="of:=[.E37]" office:value-type="float" office:value="0.0663983860454216" calcext:value-type="float">
            <text:p>0.0663983860454216</text:p>
          </table:table-cell>
          <table:table-cell table:formula="of:=[$'molar density'.A13]" office:value-type="float" office:value="0.0663983860454216" calcext:value-type="float">
            <text:p>0.0663983860454216</text:p>
          </table:table-cell>
          <table:table-cell/>
          <table:table-cell office:value-type="float" office:value="44.955911909" calcext:value-type="float">
            <text:p>44.955911909</text:p>
          </table:table-cell>
          <table:table-cell table:number-columns-repeated="2"/>
          <table:table-cell table:formula="of:=[.G37]*[.D37]" office:value-type="float" office:value="2.98499999395775" calcext:value-type="float">
            <text:p>2.98499999395775</text:p>
          </table:table-cell>
        </table:table-row>
        <table:table-row table:style-name="ro1">
          <table:table-cell table:formula="of:=ROUND([.J38]*1000)/1000" office:value-type="float" office:value="3.082" calcext:value-type="float">
            <text:p>3.08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r-79</text:p>
          </table:table-cell>
          <table:table-cell table:formula="of:=[.E38]" office:value-type="float" office:value="0.039046856227473" calcext:value-type="float">
            <text:p>0.039046856227473</text:p>
          </table:table-cell>
          <table:table-cell table:formula="of:=[$'molar density'.A27]" office:value-type="float" office:value="0.039046856227473" calcext:value-type="float">
            <text:p>0.039046856227473</text:p>
          </table:table-cell>
          <table:table-cell/>
          <table:table-cell office:value-type="float" office:value="78.918337087" calcext:value-type="float">
            <text:p>78.918337087</text:p>
          </table:table-cell>
          <table:table-cell table:number-columns-repeated="2"/>
          <table:table-cell table:formula="of:=[.G38]*[.D38]" office:value-type="float" office:value="3.08151296194734" calcext:value-type="float">
            <text:p>3.08151296194734</text:p>
          </table:table-cell>
        </table:table-row>
        <table:table-row table:style-name="ro1">
          <table:table-cell table:formula="of:=ROUND([.J39]*1000)/1000" office:value-type="float" office:value="3.16" calcext:value-type="float">
            <text:p>3.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r-81</text:p>
          </table:table-cell>
          <table:table-cell table:formula="of:=[.D38]" office:value-type="float" office:value="0.039046856227473" calcext:value-type="float">
            <text:p>0.039046856227473</text:p>
          </table:table-cell>
          <table:table-cell table:number-columns-repeated="2"/>
          <table:table-cell office:value-type="float" office:value="80.916290563" calcext:value-type="float">
            <text:p>80.916290563</text:p>
          </table:table-cell>
          <table:table-cell table:number-columns-repeated="2"/>
          <table:table-cell table:formula="of:=[.G39]*[.D39]" office:value-type="float" office:value="3.15952676407389" calcext:value-type="float">
            <text:p>3.15952676407389</text:p>
          </table:table-cell>
        </table:table-row>
        <table:table-row table:style-name="ro1">
          <table:table-cell table:formula="of:=ROUND([.J40]*1000)/1000" office:value-type="float" office:value="3.32" calcext:value-type="float">
            <text:p>3.3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-130</text:p>
          </table:table-cell>
          <table:table-cell table:formula="of:=[.E40]" office:value-type="float" office:value="0.0255594311388147" calcext:value-type="float">
            <text:p>0.0255594311388147</text:p>
          </table:table-cell>
          <table:table-cell table:formula="of:=[$'molar density'.A46]" office:value-type="float" office:value="0.0255594311388147" calcext:value-type="float">
            <text:p>0.0255594311388147</text:p>
          </table:table-cell>
          <table:table-cell/>
          <table:table-cell office:value-type="float" office:value="129.906320811" calcext:value-type="float">
            <text:p>129.906320811</text:p>
          </table:table-cell>
          <table:table-cell table:number-columns-repeated="2"/>
          <table:table-cell table:formula="of:=[.G40]*[.D40]" office:value-type="float" office:value="3.32033166126552" calcext:value-type="float">
            <text:p>3.32033166126552</text:p>
          </table:table-cell>
        </table:table-row>
        <table:table-row table:style-name="ro1">
          <table:table-cell table:formula="of:=ROUND([.J41]*1000)/1000" office:value-type="float" office:value="3.371" calcext:value-type="float">
            <text:p>3.37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a-132</text:p>
          </table:table-cell>
          <table:table-cell table:formula="of:=[.D40]" office:value-type="float" office:value="0.0255594311388147" calcext:value-type="float">
            <text:p>0.0255594311388147</text:p>
          </table:table-cell>
          <table:table-cell table:number-columns-repeated="2"/>
          <table:table-cell office:value-type="float" office:value="131.905061288" calcext:value-type="float">
            <text:p>131.905061288</text:p>
          </table:table-cell>
          <table:table-cell table:number-columns-repeated="2"/>
          <table:table-cell table:formula="of:=[.G41]*[.D41]" office:value-type="float" office:value="3.37141833085176" calcext:value-type="float">
            <text:p>3.37141833085176</text:p>
          </table:table-cell>
        </table:table-row>
        <table:table-row table:style-name="ro1">
          <table:table-cell table:formula="of:=ROUND([.J42]*1000)/1000" office:value-type="float" office:value="3.423" calcext:value-type="float">
            <text:p>3.4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-134</text:p>
          </table:table-cell>
          <table:table-cell table:formula="of:=[.D41]" office:value-type="float" office:value="0.0255594311388147" calcext:value-type="float">
            <text:p>0.0255594311388147</text:p>
          </table:table-cell>
          <table:table-cell table:number-columns-repeated="2"/>
          <table:table-cell office:value-type="float" office:value="133.904508383" calcext:value-type="float">
            <text:p>133.904508383</text:p>
          </table:table-cell>
          <table:table-cell table:number-columns-repeated="2"/>
          <table:table-cell table:formula="of:=[.G42]*[.D42]" office:value-type="float" office:value="3.42252306119212" calcext:value-type="float">
            <text:p>3.42252306119212</text:p>
          </table:table-cell>
        </table:table-row>
        <table:table-row table:style-name="ro1">
          <table:table-cell table:formula="of:=ROUND([.J43]*1000)/1000" office:value-type="float" office:value="3.448" calcext:value-type="float">
            <text:p>3.44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a-135</text:p>
          </table:table-cell>
          <table:table-cell table:formula="of:=[.D42]" office:value-type="float" office:value="0.0255594311388147" calcext:value-type="float">
            <text:p>0.0255594311388147</text:p>
          </table:table-cell>
          <table:table-cell table:number-columns-repeated="2"/>
          <table:table-cell office:value-type="float" office:value="134.905688591" calcext:value-type="float">
            <text:p>134.905688591</text:p>
          </table:table-cell>
          <table:table-cell table:number-columns-repeated="2"/>
          <table:table-cell table:formula="of:=[.G43]*[.D43]" office:value-type="float" office:value="3.44811265777604" calcext:value-type="float">
            <text:p>3.44811265777604</text:p>
          </table:table-cell>
        </table:table-row>
        <table:table-row table:style-name="ro1">
          <table:table-cell table:formula="of:=ROUND([.J44]*1000)/1000" office:value-type="float" office:value="3.474" calcext:value-type="float">
            <text:p>3.47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-136</text:p>
          </table:table-cell>
          <table:table-cell table:formula="of:=[.D43]" office:value-type="float" office:value="0.0255594311388147" calcext:value-type="float">
            <text:p>0.0255594311388147</text:p>
          </table:table-cell>
          <table:table-cell table:number-columns-repeated="2"/>
          <table:table-cell office:value-type="float" office:value="135.904575945" calcext:value-type="float">
            <text:p>135.904575945</text:p>
          </table:table-cell>
          <table:table-cell table:number-columns-repeated="2"/>
          <table:table-cell table:formula="of:=[.G44]*[.D44]" office:value-type="float" office:value="3.47364365031603" calcext:value-type="float">
            <text:p>3.47364365031603</text:p>
          </table:table-cell>
        </table:table-row>
        <table:table-row table:style-name="ro1">
          <table:table-cell table:formula="of:=ROUND([.J45]*1000)/1000" office:value-type="float" office:value="3.497" calcext:value-type="float">
            <text:p>3.49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12</text:p>
          </table:table-cell>
          <table:table-cell table:formula="of:=[.E45]" office:value-type="float" office:value="0.291406828910888" calcext:value-type="float">
            <text:p>0.291406828910888</text:p>
          </table:table-cell>
          <table:table-cell table:formula="of:=[$'molar density'.A4]" office:value-type="float" office:value="0.291406828910888" calcext:value-type="float">
            <text:p>0.29140682891088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formula="of:=[.G45]*[.D45]" office:value-type="float" office:value="3.49688194693065" calcext:value-type="float">
            <text:p>3.49688194693065</text:p>
          </table:table-cell>
        </table:table-row>
        <table:table-row table:style-name="ro1">
          <table:table-cell table:formula="of:=ROUND([.J46]*1000)/1000" office:value-type="float" office:value="39.895" calcext:value-type="float">
            <text:p>39.89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a-137</text:p>
          </table:table-cell>
          <table:table-cell table:formula="of:=[.D45]" office:value-type="float" office:value="0.291406828910888" calcext:value-type="float">
            <text:p>0.291406828910888</text:p>
          </table:table-cell>
          <table:table-cell table:number-columns-repeated="2"/>
          <table:table-cell office:value-type="float" office:value="136.905827384" calcext:value-type="float">
            <text:p>136.905827384</text:p>
          </table:table-cell>
          <table:table-cell table:number-columns-repeated="2"/>
          <table:table-cell table:formula="of:=[.G46]*[.D46]" office:value-type="float" office:value="39.8952930173928" calcext:value-type="float">
            <text:p>39.8952930173928</text:p>
          </table:table-cell>
        </table:table-row>
        <table:table-row table:style-name="ro1">
          <table:table-cell table:formula="of:=ROUND([.J47]*1000)/1000" office:value-type="float" office:value="40.187" calcext:value-type="float">
            <text:p>40.18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a-138</text:p>
          </table:table-cell>
          <table:table-cell table:formula="of:=[.D46]" office:value-type="float" office:value="0.291406828910888" calcext:value-type="float">
            <text:p>0.291406828910888</text:p>
          </table:table-cell>
          <table:table-cell table:number-columns-repeated="2"/>
          <table:table-cell office:value-type="float" office:value="137.905247237" calcext:value-type="float">
            <text:p>137.905247237</text:p>
          </table:table-cell>
          <table:table-cell table:number-columns-repeated="2"/>
          <table:table-cell table:formula="of:=[.G47]*[.D47]" office:value-type="float" office:value="40.1865307875061" calcext:value-type="float">
            <text:p>40.1865307875061</text:p>
          </table:table-cell>
        </table:table-row>
        <table:table-row table:style-name="ro1">
          <table:table-cell table:formula="of:=ROUND([.J48]*1000)/1000" office:value-type="float" office:value="3.789" calcext:value-type="float">
            <text:p>3.7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13</text:p>
          </table:table-cell>
          <table:table-cell table:formula="of:=[.D47]" office:value-type="float" office:value="0.291406828910888" calcext:value-type="float">
            <text:p>0.291406828910888</text:p>
          </table:table-cell>
          <table:table-cell table:number-columns-repeated="2"/>
          <table:table-cell office:value-type="float" office:value="13.00335483778" calcext:value-type="float">
            <text:p>13.00335483778</text:p>
          </table:table-cell>
          <table:table-cell table:number-columns-repeated="2"/>
          <table:table-cell table:formula="of:=[.G48]*[.D48]" office:value-type="float" office:value="3.78926639848052" calcext:value-type="float">
            <text:p>3.78926639848052</text:p>
          </table:table-cell>
        </table:table-row>
        <table:table-row table:style-name="ro1">
          <table:table-cell table:formula="of:=ROUND([.J49]*1000)/1000" office:value-type="float" office:value="4.327" calcext:value-type="float">
            <text:p>4.3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-46</text:p>
          </table:table-cell>
          <table:table-cell table:formula="of:=[.E49]" office:value-type="float" office:value="0.0941567259280924" calcext:value-type="float">
            <text:p>0.0941567259280924</text:p>
          </table:table-cell>
          <table:table-cell table:formula="of:=[$'molar density'.A14]" office:value-type="float" office:value="0.0941567259280924" calcext:value-type="float">
            <text:p>0.0941567259280924</text:p>
          </table:table-cell>
          <table:table-cell/>
          <table:table-cell office:value-type="float" office:value="45.952631555" calcext:value-type="float">
            <text:p>45.952631555</text:p>
          </table:table-cell>
          <table:table-cell table:number-columns-repeated="2"/>
          <table:table-cell table:formula="of:=[.G49]*[.D49]" office:value-type="float" office:value="4.32674933499875" calcext:value-type="float">
            <text:p>4.32674933499875</text:p>
          </table:table-cell>
        </table:table-row>
        <table:table-row table:style-name="ro1">
          <table:table-cell table:formula="of:=ROUND([.J50]*1000)/1000" office:value-type="float" office:value="4.421" calcext:value-type="float">
            <text:p>4.4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-47</text:p>
          </table:table-cell>
          <table:table-cell table:formula="of:=[.D49]" office:value-type="float" office:value="0.0941567259280924" calcext:value-type="float">
            <text:p>0.0941567259280924</text:p>
          </table:table-cell>
          <table:table-cell table:number-columns-repeated="2"/>
          <table:table-cell office:value-type="float" office:value="46.951763088" calcext:value-type="float">
            <text:p>46.951763088</text:p>
          </table:table-cell>
          <table:table-cell table:number-columns-repeated="2"/>
          <table:table-cell table:formula="of:=[.G50]*[.D50]" office:value-type="float" office:value="4.42082428891754" calcext:value-type="float">
            <text:p>4.42082428891754</text:p>
          </table:table-cell>
        </table:table-row>
        <table:table-row table:style-name="ro1">
          <table:table-cell table:formula="of:=ROUND([.J51]*1000)/1000" office:value-type="float" office:value="4.472" calcext:value-type="float">
            <text:p>4.4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-89</text:p>
          </table:table-cell>
          <table:table-cell table:formula="of:=[.E51]" office:value-type="float" office:value="0.050300402054533" calcext:value-type="float">
            <text:p>0.050300402054533</text:p>
          </table:table-cell>
          <table:table-cell table:formula="of:=[$'molar density'.A30]" office:value-type="float" office:value="0.050300402054533" calcext:value-type="float">
            <text:p>0.050300402054533</text:p>
          </table:table-cell>
          <table:table-cell/>
          <table:table-cell office:value-type="float" office:value="88.905848295" calcext:value-type="float">
            <text:p>88.905848295</text:p>
          </table:table-cell>
          <table:table-cell table:number-columns-repeated="2"/>
          <table:table-cell table:formula="of:=[.G51]*[.D51]" office:value-type="float" office:value="4.47199991423782" calcext:value-type="float">
            <text:p>4.47199991423782</text:p>
          </table:table-cell>
        </table:table-row>
        <table:table-row table:style-name="ro1">
          <table:table-cell table:formula="of:=ROUND([.J52]*1000)/1000" office:value-type="float" office:value="4.512" calcext:value-type="float">
            <text:p>4.5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-74</text:p>
          </table:table-cell>
          <table:table-cell table:formula="of:=[.E52]" office:value-type="float" office:value="0.0610309017223911" calcext:value-type="float">
            <text:p>0.0610309017223911</text:p>
          </table:table-cell>
          <table:table-cell table:formula="of:=[$'molar density'.A26]" office:value-type="float" office:value="0.0610309017223911" calcext:value-type="float">
            <text:p>0.0610309017223911</text:p>
          </table:table-cell>
          <table:table-cell/>
          <table:table-cell office:value-type="float" office:value="73.922476436" calcext:value-type="float">
            <text:p>73.922476436</text:p>
          </table:table-cell>
          <table:table-cell table:number-columns-repeated="2"/>
          <table:table-cell table:formula="of:=[.G52]*[.D52]" office:value-type="float" office:value="4.51155539444129" calcext:value-type="float">
            <text:p>4.51155539444129</text:p>
          </table:table-cell>
        </table:table-row>
        <table:table-row table:style-name="ro1">
          <table:table-cell table:formula="of:=ROUND([.J53]*1000)/1000" office:value-type="float" office:value="2.926" calcext:value-type="float">
            <text:p>2.9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i-48</text:p>
          </table:table-cell>
          <table:table-cell table:formula="of:=[.D52]" office:value-type="float" office:value="0.0610309017223911" calcext:value-type="float">
            <text:p>0.0610309017223911</text:p>
          </table:table-cell>
          <table:table-cell table:number-columns-repeated="2"/>
          <table:table-cell office:value-type="float" office:value="47.947946281" calcext:value-type="float">
            <text:p>47.947946281</text:p>
          </table:table-cell>
          <table:table-cell table:number-columns-repeated="2"/>
          <table:table-cell table:formula="of:=[.G53]*[.D53]" office:value-type="float" office:value="2.9263063972662" calcext:value-type="float">
            <text:p>2.9263063972662</text:p>
          </table:table-cell>
        </table:table-row>
        <table:table-row table:style-name="ro1">
          <table:table-cell table:formula="of:=ROUND([.J54]*1000)/1000" office:value-type="float" office:value="2.987" calcext:value-type="float">
            <text:p>2.98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i-49</text:p>
          </table:table-cell>
          <table:table-cell table:formula="of:=[.D53]" office:value-type="float" office:value="0.0610309017223911" calcext:value-type="float">
            <text:p>0.0610309017223911</text:p>
          </table:table-cell>
          <table:table-cell table:number-columns-repeated="2"/>
          <table:table-cell office:value-type="float" office:value="48.947869982" calcext:value-type="float">
            <text:p>48.947869982</text:p>
          </table:table-cell>
          <table:table-cell table:number-columns-repeated="2"/>
          <table:table-cell table:formula="of:=[.G54]*[.D54]" office:value-type="float" office:value="2.98733264239182" calcext:value-type="float">
            <text:p>2.98733264239182</text:p>
          </table:table-cell>
        </table:table-row>
        <table:table-row table:style-name="ro1">
          <table:table-cell table:formula="of:=ROUND([.J55]*1000)/1000" office:value-type="float" office:value="4.633" calcext:value-type="float">
            <text:p>4.63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-76</text:p>
          </table:table-cell>
          <table:table-cell table:formula="of:=[.D54]" office:value-type="float" office:value="0.0610309017223911" calcext:value-type="float">
            <text:p>0.0610309017223911</text:p>
          </table:table-cell>
          <table:table-cell table:number-columns-repeated="2"/>
          <table:table-cell office:value-type="float" office:value="75.919213597" calcext:value-type="float">
            <text:p>75.919213597</text:p>
          </table:table-cell>
          <table:table-cell table:number-columns-repeated="2"/>
          <table:table-cell table:formula="of:=[.G55]*[.D55]" office:value-type="float" office:value="4.63341806387972" calcext:value-type="float">
            <text:p>4.63341806387972</text:p>
          </table:table-cell>
        </table:table-row>
        <table:table-row table:style-name="ro1">
          <table:table-cell table:formula="of:=ROUND([.J56]*1000)/1000" office:value-type="float" office:value="4.667" calcext:value-type="float">
            <text:p>4.66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te-120</text:p>
          </table:table-cell>
          <table:table-cell table:formula="of:=[.E56]" office:value-type="float" office:value="0.0389269179851343" calcext:value-type="float">
            <text:p>0.0389269179851343</text:p>
          </table:table-cell>
          <table:table-cell table:formula="of:=[$'molar density'.A43]" office:value-type="float" office:value="0.0389269179851343" calcext:value-type="float">
            <text:p>0.0389269179851343</text:p>
          </table:table-cell>
          <table:table-cell/>
          <table:table-cell office:value-type="float" office:value="119.904020222" calcext:value-type="float">
            <text:p>119.904020222</text:p>
          </table:table-cell>
          <table:table-cell table:number-columns-repeated="2"/>
          <table:table-cell table:formula="of:=[.G56]*[.D56]" office:value-type="float" office:value="4.66749396126968" calcext:value-type="float">
            <text:p>4.66749396126968</text:p>
          </table:table-cell>
        </table:table-row>
        <table:table-row table:style-name="ro1">
          <table:table-cell table:formula="of:=ROUND([.J57]*1000)/1000" office:value-type="float" office:value="2.994" calcext:value-type="float">
            <text:p>2.99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-77</text:p>
          </table:table-cell>
          <table:table-cell table:formula="of:=[.D56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76.919914038" calcext:value-type="float">
            <text:p>76.919914038</text:p>
          </table:table-cell>
          <table:table-cell table:number-columns-repeated="2"/>
          <table:table-cell table:formula="of:=[.G57]*[.D57]" office:value-type="float" office:value="2.99425518518081" calcext:value-type="float">
            <text:p>2.99425518518081</text:p>
          </table:table-cell>
        </table:table-row>
        <table:table-row table:style-name="ro1">
          <table:table-cell table:formula="of:=ROUND([.J58]*1000)/1000" office:value-type="float" office:value="1.944" calcext:value-type="float">
            <text:p>1.9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i-50</text:p>
          </table:table-cell>
          <table:table-cell table:formula="of:=[.D57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49.944791194" calcext:value-type="float">
            <text:p>49.944791194</text:p>
          </table:table-cell>
          <table:table-cell table:number-columns-repeated="2"/>
          <table:table-cell table:formula="of:=[.G58]*[.D58]" office:value-type="float" office:value="1.94419679059349" calcext:value-type="float">
            <text:p>1.94419679059349</text:p>
          </table:table-cell>
        </table:table-row>
        <table:table-row table:style-name="ro1">
          <table:table-cell table:formula="of:=ROUND([.J59]*1000)/1000" office:value-type="float" office:value="4.745" calcext:value-type="float">
            <text:p>4.74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-122</text:p>
          </table:table-cell>
          <table:table-cell table:formula="of:=[.D58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1.903043898" calcext:value-type="float">
            <text:p>121.903043898</text:p>
          </table:table-cell>
          <table:table-cell table:number-columns-repeated="2"/>
          <table:table-cell table:formula="of:=[.G59]*[.D59]" office:value-type="float" office:value="4.74530979195567" calcext:value-type="float">
            <text:p>4.74530979195567</text:p>
          </table:table-cell>
        </table:table-row>
        <table:table-row table:style-name="ro1">
          <table:table-cell table:formula="of:=ROUND([.J60]*1000)/1000" office:value-type="float" office:value="3.033" calcext:value-type="float">
            <text:p>3.03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-78</text:p>
          </table:table-cell>
          <table:table-cell table:formula="of:=[.D59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77.91730909" calcext:value-type="float">
            <text:p>77.91730909</text:p>
          </table:table-cell>
          <table:table-cell table:number-columns-repeated="2"/>
          <table:table-cell table:formula="of:=[.G60]*[.D60]" office:value-type="float" office:value="3.03308070056879" calcext:value-type="float">
            <text:p>3.03308070056879</text:p>
          </table:table-cell>
        </table:table-row>
        <table:table-row table:style-name="ro1">
          <table:table-cell table:formula="of:=ROUND([.J61]*1000)/1000" office:value-type="float" office:value="4.784" calcext:value-type="float">
            <text:p>4.78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e-123</text:p>
          </table:table-cell>
          <table:table-cell table:formula="of:=[.D60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2.904270029" calcext:value-type="float">
            <text:p>122.904270029</text:p>
          </table:table-cell>
          <table:table-cell table:number-columns-repeated="2"/>
          <table:table-cell table:formula="of:=[.G61]*[.D61]" office:value-type="float" office:value="4.78428443944168" calcext:value-type="float">
            <text:p>4.78428443944168</text:p>
          </table:table-cell>
        </table:table-row>
        <table:table-row table:style-name="ro1">
          <table:table-cell table:formula="of:=ROUND([.J62]*1000)/1000" office:value-type="float" office:value="3.072" calcext:value-type="float">
            <text:p>3.0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-79</text:p>
          </table:table-cell>
          <table:table-cell table:formula="of:=[.D61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78.918499098" calcext:value-type="float">
            <text:p>78.918499098</text:p>
          </table:table-cell>
          <table:table-cell table:number-columns-repeated="2"/>
          <table:table-cell table:formula="of:=[.G62]*[.D62]" office:value-type="float" office:value="3.07205394189774" calcext:value-type="float">
            <text:p>3.07205394189774</text:p>
          </table:table-cell>
        </table:table-row>
        <table:table-row table:style-name="ro1">
          <table:table-cell table:formula="of:=ROUND([.J63]*1000)/1000" office:value-type="float" office:value="4.823" calcext:value-type="float">
            <text:p>4.8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e-124</text:p>
          </table:table-cell>
          <table:table-cell table:formula="of:=[.D62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3.902817896" calcext:value-type="float">
            <text:p>123.902817896</text:p>
          </table:table-cell>
          <table:table-cell table:number-columns-repeated="2"/>
          <table:table-cell table:formula="of:=[.G63]*[.D63]" office:value-type="float" office:value="4.82315483036462" calcext:value-type="float">
            <text:p>4.82315483036462</text:p>
          </table:table-cell>
        </table:table-row>
        <table:table-row table:style-name="ro1">
          <table:table-cell table:formula="of:=ROUND([.J64]*1000)/1000" office:value-type="float" office:value="4.862" calcext:value-type="float">
            <text:p>4.86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e-125</text:p>
          </table:table-cell>
          <table:table-cell table:formula="of:=[.D63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4.904430731" calcext:value-type="float">
            <text:p>124.904430731</text:p>
          </table:table-cell>
          <table:table-cell table:number-columns-repeated="2"/>
          <table:table-cell table:formula="of:=[.G64]*[.D64]" office:value-type="float" office:value="4.86214453104552" calcext:value-type="float">
            <text:p>4.86214453104552</text:p>
          </table:table-cell>
        </table:table-row>
        <table:table-row table:style-name="ro1">
          <table:table-cell table:formula="of:=ROUND([.J65]*1000)/1000" office:value-type="float" office:value="3.111" calcext:value-type="float">
            <text:p>3.1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-80</text:p>
          </table:table-cell>
          <table:table-cell table:formula="of:=[.D64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79.916521271" calcext:value-type="float">
            <text:p>79.916521271</text:p>
          </table:table-cell>
          <table:table-cell table:number-columns-repeated="2"/>
          <table:table-cell table:formula="of:=[.G65]*[.D65]" office:value-type="float" office:value="3.11090386917346" calcext:value-type="float">
            <text:p>3.11090386917346</text:p>
          </table:table-cell>
        </table:table-row>
        <table:table-row table:style-name="ro1">
          <table:table-cell table:formula="of:=ROUND([.J66]*1000)/1000" office:value-type="float" office:value="4.901" calcext:value-type="float">
            <text:p>4.90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e-126</text:p>
          </table:table-cell>
          <table:table-cell table:formula="of:=[.D65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5.903311696" calcext:value-type="float">
            <text:p>125.903311696</text:p>
          </table:table-cell>
          <table:table-cell table:number-columns-repeated="2"/>
          <table:table-cell table:formula="of:=[.G66]*[.D66]" office:value-type="float" office:value="4.90102788844699" calcext:value-type="float">
            <text:p>4.90102788844699</text:p>
          </table:table-cell>
        </table:table-row>
        <table:table-row table:style-name="ro1">
          <table:table-cell table:formula="of:=ROUND([.J67]*1000)/1000" office:value-type="float" office:value="4.979" calcext:value-type="float">
            <text:p>4.97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-128</text:p>
          </table:table-cell>
          <table:table-cell table:formula="of:=[.D66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7.904463056" calcext:value-type="float">
            <text:p>127.904463056</text:p>
          </table:table-cell>
          <table:table-cell table:number-columns-repeated="2"/>
          <table:table-cell table:formula="of:=[.G67]*[.D67]" office:value-type="float" office:value="4.97892654331355" calcext:value-type="float">
            <text:p>4.97892654331355</text:p>
          </table:table-cell>
        </table:table-row>
        <table:table-row table:style-name="ro1">
          <table:table-cell table:formula="of:=ROUND([.J68]*1000)/1000" office:value-type="float" office:value="3.189" calcext:value-type="float">
            <text:p>3.1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-82</text:p>
          </table:table-cell>
          <table:table-cell table:formula="of:=[.D67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81.916699401" calcext:value-type="float">
            <text:p>81.916699401</text:p>
          </table:table-cell>
          <table:table-cell table:number-columns-repeated="2"/>
          <table:table-cell table:formula="of:=[.G68]*[.D68]" office:value-type="float" office:value="3.18876463919563" calcext:value-type="float">
            <text:p>3.18876463919563</text:p>
          </table:table-cell>
        </table:table-row>
        <table:table-row table:style-name="ro1">
          <table:table-cell table:formula="of:=ROUND([.J69]*1000)/1000" office:value-type="float" office:value="5.057" calcext:value-type="float">
            <text:p>5.05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te-130</text:p>
          </table:table-cell>
          <table:table-cell table:formula="of:=[.D68]" office:value-type="float" office:value="0.0389269179851343" calcext:value-type="float">
            <text:p>0.0389269179851343</text:p>
          </table:table-cell>
          <table:table-cell table:number-columns-repeated="2"/>
          <table:table-cell office:value-type="float" office:value="129.906224399" calcext:value-type="float">
            <text:p>129.906224399</text:p>
          </table:table-cell>
          <table:table-cell table:number-columns-repeated="2"/>
          <table:table-cell table:formula="of:=[.G69]*[.D69]" office:value-type="float" office:value="5.05684894293832" calcext:value-type="float">
            <text:p>5.05684894293832</text:p>
          </table:table-cell>
        </table:table-row>
        <table:table-row table:style-name="ro1">
          <table:table-cell table:formula="of:=ROUND([.J70]*1000)/1000" office:value-type="float" office:value="5.125" calcext:value-type="float">
            <text:p>5.12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-70</text:p>
          </table:table-cell>
          <table:table-cell table:formula="of:=[.E70]" office:value-type="float" office:value="0.0732892744045161" calcext:value-type="float">
            <text:p>0.0732892744045161</text:p>
          </table:table-cell>
          <table:table-cell table:formula="of:=[$'molar density'.A24]" office:value-type="float" office:value="0.0732892744045161" calcext:value-type="float">
            <text:p>0.0732892744045161</text:p>
          </table:table-cell>
          <table:table-cell/>
          <table:table-cell office:value-type="float" office:value="69.924247381" calcext:value-type="float">
            <text:p>69.924247381</text:p>
          </table:table-cell>
          <table:table-cell table:number-columns-repeated="2"/>
          <table:table-cell table:formula="of:=[.G70]*[.D70]" office:value-type="float" office:value="5.12469735383537" calcext:value-type="float">
            <text:p>5.12469735383537</text:p>
          </table:table-cell>
        </table:table-row>
        <table:table-row table:style-name="ro1">
          <table:table-cell table:formula="of:=ROUND([.J71]*1000)/1000" office:value-type="float" office:value="5.208" calcext:value-type="float">
            <text:p>5.20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u-151</text:p>
          </table:table-cell>
          <table:table-cell table:formula="of:=[.E71]" office:value-type="float" office:value="0.0345081729883393" calcext:value-type="float">
            <text:p>0.0345081729883393</text:p>
          </table:table-cell>
          <table:table-cell table:formula="of:=[$'molar density'.A52]" office:value-type="float" office:value="0.0345081729883393" calcext:value-type="float">
            <text:p>0.0345081729883393</text:p>
          </table:table-cell>
          <table:table-cell/>
          <table:table-cell office:value-type="float" office:value="150.919850161" calcext:value-type="float">
            <text:p>150.919850161</text:p>
          </table:table-cell>
          <table:table-cell table:number-columns-repeated="2"/>
          <table:table-cell table:formula="of:=[.G71]*[.D71]" office:value-type="float" office:value="5.20796829673004" calcext:value-type="float">
            <text:p>5.20796829673004</text:p>
          </table:table-cell>
        </table:table-row>
        <table:table-row table:style-name="ro1">
          <table:table-cell table:formula="of:=ROUND([.J72]*1000)/1000" office:value-type="float" office:value="2.482" calcext:value-type="float">
            <text:p>2.48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e-72</text:p>
          </table:table-cell>
          <table:table-cell table:formula="of:=[.D71]" office:value-type="float" office:value="0.0345081729883393" calcext:value-type="float">
            <text:p>0.0345081729883393</text:p>
          </table:table-cell>
          <table:table-cell table:number-columns-repeated="2"/>
          <table:table-cell office:value-type="float" office:value="71.922075815" calcext:value-type="float">
            <text:p>71.922075815</text:p>
          </table:table-cell>
          <table:table-cell table:number-columns-repeated="2"/>
          <table:table-cell table:formula="of:=[.G72]*[.D72]" office:value-type="float" office:value="2.48189943390448" calcext:value-type="float">
            <text:p>2.48189943390448</text:p>
          </table:table-cell>
        </table:table-row>
        <table:table-row table:style-name="ro1">
          <table:table-cell table:formula="of:=ROUND([.J73]*1000)/1000" office:value-type="float" office:value="5.277" calcext:value-type="float">
            <text:p>5.27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eu-153</text:p>
          </table:table-cell>
          <table:table-cell table:formula="of:=[.D72]" office:value-type="float" office:value="0.0345081729883393" calcext:value-type="float">
            <text:p>0.0345081729883393</text:p>
          </table:table-cell>
          <table:table-cell table:number-columns-repeated="2"/>
          <table:table-cell office:value-type="float" office:value="152.921230339" calcext:value-type="float">
            <text:p>152.921230339</text:p>
          </table:table-cell>
          <table:table-cell table:number-columns-repeated="2"/>
          <table:table-cell table:formula="of:=[.G73]*[.D73]" office:value-type="float" office:value="5.2770322701279" calcext:value-type="float">
            <text:p>5.2770322701279</text:p>
          </table:table-cell>
        </table:table-row>
        <table:table-row table:style-name="ro1">
          <table:table-cell table:formula="of:=ROUND([.J74]*1000)/1000" office:value-type="float" office:value="2.516" calcext:value-type="float">
            <text:p>2.5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e-73</text:p>
          </table:table-cell>
          <table:table-cell table:formula="of:=[.D73]" office:value-type="float" office:value="0.0345081729883393" calcext:value-type="float">
            <text:p>0.0345081729883393</text:p>
          </table:table-cell>
          <table:table-cell table:number-columns-repeated="2"/>
          <table:table-cell office:value-type="float" office:value="72.923458945" calcext:value-type="float">
            <text:p>72.923458945</text:p>
          </table:table-cell>
          <table:table-cell table:number-columns-repeated="2"/>
          <table:table-cell table:formula="of:=[.G74]*[.D74]" office:value-type="float" office:value="2.51645533618212" calcext:value-type="float">
            <text:p>2.51645533618212</text:p>
          </table:table-cell>
        </table:table-row>
        <table:table-row table:style-name="ro1">
          <table:table-cell table:formula="of:=ROUND([.J75]*1000)/1000" office:value-type="float" office:value="2.551" calcext:value-type="float">
            <text:p>2.5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e-74</text:p>
          </table:table-cell>
          <table:table-cell table:formula="of:=[.D74]" office:value-type="float" office:value="0.0345081729883393" calcext:value-type="float">
            <text:p>0.0345081729883393</text:p>
          </table:table-cell>
          <table:table-cell table:number-columns-repeated="2"/>
          <table:table-cell office:value-type="float" office:value="73.921177767" calcext:value-type="float">
            <text:p>73.921177767</text:p>
          </table:table-cell>
          <table:table-cell table:number-columns-repeated="2"/>
          <table:table-cell table:formula="of:=[.G75]*[.D75]" office:value-type="float" office:value="2.55088478988542" calcext:value-type="float">
            <text:p>2.55088478988542</text:p>
          </table:table-cell>
        </table:table-row>
        <table:table-row table:style-name="ro1">
          <table:table-cell table:formula="of:=ROUND([.J76]*1000)/1000" office:value-type="float" office:value="5.5" calcext:value-type="float">
            <text:p>5.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ra-226</text:p>
          </table:table-cell>
          <table:table-cell table:formula="of:=[.E76]" office:value-type="float" office:value="0.0243335472958861" calcext:value-type="float">
            <text:p>0.0243335472958861</text:p>
          </table:table-cell>
          <table:table-cell table:formula="of:=[$'molar density'.A74]" office:value-type="float" office:value="0.0243335472958861" calcext:value-type="float">
            <text:p>0.0243335472958861</text:p>
          </table:table-cell>
          <table:table-cell/>
          <table:table-cell office:value-type="float" office:value="226.025409823" calcext:value-type="float">
            <text:p>226.025409823</text:p>
          </table:table-cell>
          <table:table-cell table:number-columns-repeated="2"/>
          <table:table-cell table:formula="of:=[.G76]*[.D76]" office:value-type="float" office:value="5.5" calcext:value-type="float">
            <text:p>5.5</text:p>
          </table:table-cell>
        </table:table-row>
        <table:table-row table:style-name="ro1">
          <table:table-cell table:formula="of:=ROUND([.J77]*1000)/1000" office:value-type="float" office:value="1.847" calcext:value-type="float">
            <text:p>1.8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ge-76</text:p>
          </table:table-cell>
          <table:table-cell table:formula="of:=[.D76]" office:value-type="float" office:value="0.0243335472958861" calcext:value-type="float">
            <text:p>0.0243335472958861</text:p>
          </table:table-cell>
          <table:table-cell table:number-columns-repeated="2"/>
          <table:table-cell office:value-type="float" office:value="75.921402557" calcext:value-type="float">
            <text:p>75.921402557</text:p>
          </table:table-cell>
          <table:table-cell table:number-columns-repeated="2"/>
          <table:table-cell table:formula="of:=[.G77]*[.D77]" office:value-type="float" office:value="1.84743703989076" calcext:value-type="float">
            <text:p>1.84743703989076</text:p>
          </table:table-cell>
        </table:table-row>
        <table:table-row table:style-name="ro1">
          <table:table-cell table:formula="of:=ROUND([.J78]*1000)/1000" office:value-type="float" office:value="5.727" calcext:value-type="float">
            <text:p>5.7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s-75</text:p>
          </table:table-cell>
          <table:table-cell table:formula="of:=[.E78]" office:value-type="float" office:value="0.0764399051808824" calcext:value-type="float">
            <text:p>0.0764399051808824</text:p>
          </table:table-cell>
          <table:table-cell table:formula="of:=[$'molar density'.A25]" office:value-type="float" office:value="0.0764399051808824" calcext:value-type="float">
            <text:p>0.0764399051808824</text:p>
          </table:table-cell>
          <table:table-cell/>
          <table:table-cell table:style-name="ce2" office:value-type="float" office:value="74.921596478" calcext:value-type="float">
            <text:p>74.921596478</text:p>
          </table:table-cell>
          <table:table-cell table:number-columns-repeated="2"/>
          <table:table-cell table:formula="of:=[.G78]*[.D78]" office:value-type="float" office:value="5.72699973077866" calcext:value-type="float">
            <text:p>5.72699973077866</text:p>
          </table:table-cell>
        </table:table-row>
        <table:table-row table:style-name="ro1">
          <table:table-cell table:formula="of:=ROUND([.J79]*1000)/1000" office:value-type="float" office:value="5.836" calcext:value-type="float">
            <text:p>5.8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a-69</text:p>
          </table:table-cell>
          <table:table-cell table:formula="of:=[.E79]" office:value-type="float" office:value="0.084677939847683" calcext:value-type="float">
            <text:p>0.084677939847683</text:p>
          </table:table-cell>
          <table:table-cell table:formula="of:=[$'molar density'.A23]" office:value-type="float" office:value="0.084677939847683" calcext:value-type="float">
            <text:p>0.084677939847683</text:p>
          </table:table-cell>
          <table:table-cell/>
          <table:table-cell office:value-type="float" office:value="68.925573587" calcext:value-type="float">
            <text:p>68.925573587</text:p>
          </table:table-cell>
          <table:table-cell table:number-columns-repeated="2"/>
          <table:table-cell table:formula="of:=[.G79]*[.D79]" office:value-type="float" office:value="5.83647557416703" calcext:value-type="float">
            <text:p>5.83647557416703</text:p>
          </table:table-cell>
        </table:table-row>
        <table:table-row table:style-name="ro1">
          <table:table-cell table:formula="of:=ROUND([.J80]*1000)/1000" office:value-type="float" office:value="5.991" calcext:value-type="float">
            <text:p>5.99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-50</text:p>
          </table:table-cell>
          <table:table-cell table:formula="of:=[.E80]" office:value-type="float" office:value="0.119941501526261" calcext:value-type="float">
            <text:p>0.119941501526261</text:p>
          </table:table-cell>
          <table:table-cell table:formula="of:=[$'molar density'.A15]" office:value-type="float" office:value="0.119941501526261" calcext:value-type="float">
            <text:p>0.119941501526261</text:p>
          </table:table-cell>
          <table:table-cell/>
          <table:table-cell office:value-type="float" office:value="49.947158485" calcext:value-type="float">
            <text:p>49.947158485</text:p>
          </table:table-cell>
          <table:table-cell table:number-columns-repeated="2"/>
          <table:table-cell table:formula="of:=[.G80]*[.D80]" office:value-type="float" office:value="5.990737185661" calcext:value-type="float">
            <text:p>5.990737185661</text:p>
          </table:table-cell>
        </table:table-row>
        <table:table-row table:style-name="ro1">
          <table:table-cell table:formula="of:=ROUND([.J81]*1000)/1000" office:value-type="float" office:value="8.507" calcext:value-type="float">
            <text:p>8.50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-71</text:p>
          </table:table-cell>
          <table:table-cell table:formula="of:=[.D80]" office:value-type="float" office:value="0.119941501526261" calcext:value-type="float">
            <text:p>0.119941501526261</text:p>
          </table:table-cell>
          <table:table-cell table:number-columns-repeated="2"/>
          <table:table-cell office:value-type="float" office:value="70.924701349" calcext:value-type="float">
            <text:p>70.924701349</text:p>
          </table:table-cell>
          <table:table-cell table:number-columns-repeated="2"/>
          <table:table-cell table:formula="of:=[.G81]*[.D81]" office:value-type="float" office:value="8.50681517510066" calcext:value-type="float">
            <text:p>8.50681517510066</text:p>
          </table:table-cell>
        </table:table-row>
        <table:table-row table:style-name="ro1">
          <table:table-cell table:formula="of:=ROUND([.J82]*1000)/1000" office:value-type="float" office:value="6.102" calcext:value-type="float">
            <text:p>6.10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la-138</text:p>
          </table:table-cell>
          <table:table-cell table:formula="of:=[.E82]" office:value-type="float" office:value="0.0442459177453559" calcext:value-type="float">
            <text:p>0.0442459177453559</text:p>
          </table:table-cell>
          <table:table-cell table:formula="of:=[$'molar density'.A47]" office:value-type="float" office:value="0.0442459177453559" calcext:value-type="float">
            <text:p>0.0442459177453559</text:p>
          </table:table-cell>
          <table:table-cell/>
          <table:table-cell office:value-type="float" office:value="137.90711193" calcext:value-type="float">
            <text:p>137.90711193</text:p>
          </table:table-cell>
          <table:table-cell table:number-columns-repeated="2"/>
          <table:table-cell table:formula="of:=[.G82]*[.D82]" office:value-type="float" office:value="6.10182673095437" calcext:value-type="float">
            <text:p>6.10182673095437</text:p>
          </table:table-cell>
        </table:table-row>
        <table:table-row table:style-name="ro1">
          <table:table-cell table:formula="of:=ROUND([.J83]*1000)/1000" office:value-type="float" office:value="2.254" calcext:value-type="float">
            <text:p>2.2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-51</text:p>
          </table:table-cell>
          <table:table-cell table:formula="of:=[.D82]" office:value-type="float" office:value="0.0442459177453559" calcext:value-type="float">
            <text:p>0.0442459177453559</text:p>
          </table:table-cell>
          <table:table-cell table:number-columns-repeated="2"/>
          <table:table-cell office:value-type="float" office:value="50.943959507" calcext:value-type="float">
            <text:p>50.943959507</text:p>
          </table:table-cell>
          <table:table-cell table:number-columns-repeated="2"/>
          <table:table-cell table:formula="of:=[.G83]*[.D83]" office:value-type="float" office:value="2.25406224196946" calcext:value-type="float">
            <text:p>2.25406224196946</text:p>
          </table:table-cell>
        </table:table-row>
        <table:table-row table:style-name="ro1">
          <table:table-cell table:formula="of:=ROUND([.J84]*1000)/1000" office:value-type="float" office:value="6.146" calcext:value-type="float">
            <text:p>6.14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-139</text:p>
          </table:table-cell>
          <table:table-cell table:formula="of:=[.D83]" office:value-type="float" office:value="0.0442459177453559" calcext:value-type="float">
            <text:p>0.0442459177453559</text:p>
          </table:table-cell>
          <table:table-cell table:number-columns-repeated="2"/>
          <table:table-cell office:value-type="float" office:value="138.906353267" calcext:value-type="float">
            <text:p>138.906353267</text:p>
          </table:table-cell>
          <table:table-cell table:number-columns-repeated="2"/>
          <table:table-cell table:formula="of:=[.G84]*[.D84]" office:value-type="float" office:value="6.14603908095903" calcext:value-type="float">
            <text:p>6.14603908095903</text:p>
          </table:table-cell>
        </table:table-row>
        <table:table-row table:style-name="ro1">
          <table:table-cell table:formula="of:=ROUND([.J85]*1000)/1000" office:value-type="float" office:value="6.206" calcext:value-type="float">
            <text:p>6.2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-127</text:p>
          </table:table-cell>
          <table:table-cell table:formula="of:=[.E85]" office:value-type="float" office:value="0.0489028213166144" calcext:value-type="float">
            <text:p>0.0489028213166144</text:p>
          </table:table-cell>
          <table:table-cell table:formula="of:=[$'molar density'.A44]" office:value-type="float" office:value="0.0489028213166144" calcext:value-type="float">
            <text:p>0.0489028213166144</text:p>
          </table:table-cell>
          <table:table-cell/>
          <table:table-cell office:value-type="float" office:value="126.904472681" calcext:value-type="float">
            <text:p>126.904472681</text:p>
          </table:table-cell>
          <table:table-cell table:number-columns-repeated="2"/>
          <table:table-cell table:formula="of:=[.G85]*[.D85]" office:value-type="float" office:value="6.20598675179812" calcext:value-type="float">
            <text:p>6.20598675179812</text:p>
          </table:table-cell>
        </table:table-row>
        <table:table-row table:style-name="ro1">
          <table:table-cell table:formula="of:=ROUND([.J86]*1000)/1000" office:value-type="float" office:value="6.376" calcext:value-type="float">
            <text:p>6.376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yb-168</text:p>
          </table:table-cell>
          <table:table-cell table:formula="of:=[.E86]" office:value-type="float" office:value="0.0379650282570758" calcext:value-type="float">
            <text:p>0.0379650282570758</text:p>
          </table:table-cell>
          <table:table-cell table:formula="of:=[$'molar density'.A59]" office:value-type="float" office:value="0.0379650282570758" calcext:value-type="float">
            <text:p>0.0379650282570758</text:p>
          </table:table-cell>
          <table:table-cell/>
          <table:table-cell office:value-type="float" office:value="167.933896895" calcext:value-type="float">
            <text:p>167.933896895</text:p>
          </table:table-cell>
          <table:table-cell table:number-columns-repeated="2"/>
          <table:table-cell table:formula="of:=[.G86]*[.D86]" office:value-type="float" office:value="6.37561514093953" calcext:value-type="float">
            <text:p>6.37561514093953</text:p>
          </table:table-cell>
        </table:table-row>
        <table:table-row table:style-name="ro1">
          <table:table-cell table:formula="of:=ROUND([.J87]*1000)/1000" office:value-type="float" office:value="6.417" calcext:value-type="float">
            <text:p>6.4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zr-90</text:p>
          </table:table-cell>
          <table:table-cell table:formula="of:=[.E87]" office:value-type="float" office:value="0.0713737612908884" calcext:value-type="float">
            <text:p>0.0713737612908884</text:p>
          </table:table-cell>
          <table:table-cell table:formula="of:=[$'molar density'.A31]" office:value-type="float" office:value="0.0713737612908884" calcext:value-type="float">
            <text:p>0.0713737612908884</text:p>
          </table:table-cell>
          <table:table-cell/>
          <table:table-cell office:value-type="float" office:value="89.904704416" calcext:value-type="float">
            <text:p>89.904704416</text:p>
          </table:table-cell>
          <table:table-cell table:number-columns-repeated="2"/>
          <table:table-cell table:formula="of:=[.G87]*[.D87]" office:value-type="float" office:value="6.41683691191546" calcext:value-type="float">
            <text:p>6.41683691191546</text:p>
          </table:table-cell>
        </table:table-row>
        <table:table-row table:style-name="ro1">
          <table:table-cell table:formula="of:=ROUND([.J88]*1000)/1000" office:value-type="float" office:value="12.129" calcext:value-type="float">
            <text:p>12.12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yb-170</text:p>
          </table:table-cell>
          <table:table-cell table:formula="of:=[.D87]" office:value-type="float" office:value="0.0713737612908884" calcext:value-type="float">
            <text:p>0.0713737612908884</text:p>
          </table:table-cell>
          <table:table-cell table:number-columns-repeated="2"/>
          <table:table-cell office:value-type="float" office:value="169.934761837" calcext:value-type="float">
            <text:p>169.934761837</text:p>
          </table:table-cell>
          <table:table-cell table:number-columns-repeated="2"/>
          <table:table-cell table:formula="of:=[.G88]*[.D88]" office:value-type="float" office:value="12.128883126378" calcext:value-type="float">
            <text:p>12.128883126378</text:p>
          </table:table-cell>
        </table:table-row>
        <table:table-row table:style-name="ro1">
          <table:table-cell table:formula="of:=ROUND([.J89]*1000)/1000" office:value-type="float" office:value="6.488" calcext:value-type="float">
            <text:p>6.48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e-136</text:p>
          </table:table-cell>
          <table:table-cell table:formula="of:=[.E89]" office:value-type="float" office:value="0.0477390162436838" calcext:value-type="float">
            <text:p>0.0477390162436838</text:p>
          </table:table-cell>
          <table:table-cell table:formula="of:=[$'molar density'.A48]" office:value-type="float" office:value="0.0477390162436838" calcext:value-type="float">
            <text:p>0.0477390162436838</text:p>
          </table:table-cell>
          <table:table-cell/>
          <table:table-cell office:value-type="float" office:value="135.907172422" calcext:value-type="float">
            <text:p>135.907172422</text:p>
          </table:table-cell>
          <table:table-cell table:number-columns-repeated="2"/>
          <table:table-cell table:formula="of:=[.G89]*[.D89]" office:value-type="float" office:value="6.48807471188699" calcext:value-type="float">
            <text:p>6.48807471188699</text:p>
          </table:table-cell>
        </table:table-row>
        <table:table-row table:style-name="ro1">
          <table:table-cell table:formula="of:=ROUND([.J90]*1000)/1000" office:value-type="float" office:value="4.34" calcext:value-type="float">
            <text:p>4.3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zr-91</text:p>
          </table:table-cell>
          <table:table-cell table:formula="of:=[.D89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90.905645767" calcext:value-type="float">
            <text:p>90.905645767</text:p>
          </table:table-cell>
          <table:table-cell table:number-columns-repeated="2"/>
          <table:table-cell table:formula="of:=[.G90]*[.D90]" office:value-type="float" office:value="4.33974609991338" calcext:value-type="float">
            <text:p>4.33974609991338</text:p>
          </table:table-cell>
        </table:table-row>
        <table:table-row table:style-name="ro1">
          <table:table-cell table:formula="of:=ROUND([.J91]*1000)/1000" office:value-type="float" office:value="8.16" calcext:value-type="float">
            <text:p>8.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yb-171</text:p>
          </table:table-cell>
          <table:table-cell table:formula="of:=[.D90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170.936325799" calcext:value-type="float">
            <text:p>170.936325799</text:p>
          </table:table-cell>
          <table:table-cell table:number-columns-repeated="2"/>
          <table:table-cell table:formula="of:=[.G91]*[.D91]" office:value-type="float" office:value="8.16033203395409" calcext:value-type="float">
            <text:p>8.16033203395409</text:p>
          </table:table-cell>
        </table:table-row>
        <table:table-row table:style-name="ro1">
          <table:table-cell table:formula="of:=ROUND([.J92]*1000)/1000" office:value-type="float" office:value="8.208" calcext:value-type="float">
            <text:p>8.20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yt-172</text:p>
          </table:table-cell>
          <table:table-cell table:formula="of:=[.D91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171.936381469" calcext:value-type="float">
            <text:p>171.936381469</text:p>
          </table:table-cell>
          <table:table-cell table:number-columns-repeated="2"/>
          <table:table-cell table:formula="of:=[.G92]*[.D92]" office:value-type="float" office:value="8.2080737078288" calcext:value-type="float">
            <text:p>8.2080737078288</text:p>
          </table:table-cell>
        </table:table-row>
        <table:table-row table:style-name="ro1">
          <table:table-cell table:formula="of:=ROUND([.J93]*1000)/1000" office:value-type="float" office:value="4.387" calcext:value-type="float">
            <text:p>4.38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zr-92</text:p>
          </table:table-cell>
          <table:table-cell table:formula="of:=[.D92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91.905040847" calcext:value-type="float">
            <text:p>91.905040847</text:p>
          </table:table-cell>
          <table:table-cell table:number-columns-repeated="2"/>
          <table:table-cell table:formula="of:=[.G93]*[.D93]" office:value-type="float" office:value="4.38745623787136" calcext:value-type="float">
            <text:p>4.38745623787136</text:p>
          </table:table-cell>
        </table:table-row>
        <table:table-row table:style-name="ro1">
          <table:table-cell table:formula="of:=ROUND([.J94]*1000)/1000" office:value-type="float" office:value="8.256" calcext:value-type="float">
            <text:p>8.25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yb-173</text:p>
          </table:table-cell>
          <table:table-cell table:formula="of:=[.D93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172.938210787" calcext:value-type="float">
            <text:p>172.938210787</text:p>
          </table:table-cell>
          <table:table-cell table:number-columns-repeated="2"/>
          <table:table-cell table:formula="of:=[.G94]*[.D94]" office:value-type="float" office:value="8.25590005391421" calcext:value-type="float">
            <text:p>8.25590005391421</text:p>
          </table:table-cell>
        </table:table-row>
        <table:table-row table:style-name="ro1">
          <table:table-cell table:formula="of:=ROUND([.J95]*1000)/1000" office:value-type="float" office:value="6.583" calcext:value-type="float">
            <text:p>6.58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e-138</text:p>
          </table:table-cell>
          <table:table-cell table:formula="of:=[.D94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137.905991321" calcext:value-type="float">
            <text:p>137.905991321</text:p>
          </table:table-cell>
          <table:table-cell table:number-columns-repeated="2"/>
          <table:table-cell table:formula="of:=[.G95]*[.D95]" office:value-type="float" office:value="6.58349635977454" calcext:value-type="float">
            <text:p>6.58349635977454</text:p>
          </table:table-cell>
        </table:table-row>
        <table:table-row table:style-name="ro1">
          <table:table-cell table:formula="of:=ROUND([.J96]*1000)/1000" office:value-type="float" office:value="8.304" calcext:value-type="float">
            <text:p>8.30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yb-174</text:p>
          </table:table-cell>
          <table:table-cell table:formula="of:=[.D95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173.938862089" calcext:value-type="float">
            <text:p>173.938862089</text:p>
          </table:table-cell>
          <table:table-cell table:number-columns-repeated="2"/>
          <table:table-cell table:formula="of:=[.G96]*[.D96]" office:value-type="float" office:value="8.30367016267465" calcext:value-type="float">
            <text:p>8.30367016267465</text:p>
          </table:table-cell>
        </table:table-row>
        <table:table-row table:style-name="ro1">
          <table:table-cell table:formula="of:=ROUND([.J97]*1000)/1000" office:value-type="float" office:value="4.435" calcext:value-type="float">
            <text:p>4.43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r-93</text:p>
          </table:table-cell>
          <table:table-cell table:formula="of:=[.D96]" office:value-type="float" office:value="0.0477390162436838" calcext:value-type="float">
            <text:p>0.0477390162436838</text:p>
          </table:table-cell>
          <table:table-cell table:number-columns-repeated="2"/>
          <table:table-cell office:value-type="float" office:value="92.906476006" calcext:value-type="float">
            <text:p>92.906476006</text:p>
          </table:table-cell>
          <table:table-cell table:number-columns-repeated="2"/>
          <table:table-cell table:formula="of:=[.G97]*[.D97]" office:value-type="float" office:value="4.43526376719385" calcext:value-type="float">
            <text:p>4.43526376719385</text:p>
          </table:table-cell>
        </table:table-row>
        <table:table-row table:style-name="ro1">
          <table:table-cell table:formula="of:=ROUND([.J98]*1000)/1000" office:value-type="float" office:value="6.64" calcext:value-type="float">
            <text:p>6.6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r-141</text:p>
          </table:table-cell>
          <table:table-cell table:formula="of:=[.E98]" office:value-type="float" office:value="0.0471230615904548" calcext:value-type="float">
            <text:p>0.0471230615904548</text:p>
          </table:table-cell>
          <table:table-cell table:formula="of:=[$'molar density'.A49]" office:value-type="float" office:value="0.0471230615904548" calcext:value-type="float">
            <text:p>0.0471230615904548</text:p>
          </table:table-cell>
          <table:table-cell/>
          <table:table-cell office:value-type="float" office:value="140.907652769" calcext:value-type="float">
            <text:p>140.907652769</text:p>
          </table:table-cell>
          <table:table-cell table:number-columns-repeated="2"/>
          <table:table-cell table:formula="of:=[.G98]*[.D98]" office:value-type="float" office:value="6.64" calcext:value-type="float">
            <text:p>6.64</text:p>
          </table:table-cell>
        </table:table-row>
        <table:table-row table:style-name="ro1">
          <table:table-cell table:formula="of:=ROUND([.J99]*1000)/1000" office:value-type="float" office:value="6.65" calcext:value-type="float">
            <text:p>6.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-121</text:p>
          </table:table-cell>
          <table:table-cell table:formula="of:=[.E99]" office:value-type="float" office:value="0.0550016425755585" calcext:value-type="float">
            <text:p>0.0550016425755585</text:p>
          </table:table-cell>
          <table:table-cell table:formula="of:=[$'molar density'.A42]" office:value-type="float" office:value="0.0550016425755585" calcext:value-type="float">
            <text:p>0.0550016425755585</text:p>
          </table:table-cell>
          <table:table-cell/>
          <table:table-cell office:value-type="float" office:value="120.903815686" calcext:value-type="float">
            <text:p>120.903815686</text:p>
          </table:table-cell>
          <table:table-cell table:number-columns-repeated="2"/>
          <table:table-cell table:formula="of:=[.G99]*[.D99]" office:value-type="float" office:value="6.64990845638257" calcext:value-type="float">
            <text:p>6.64990845638257</text:p>
          </table:table-cell>
        </table:table-row>
        <table:table-row table:style-name="ro1">
          <table:table-cell table:formula="of:=ROUND([.J100]*1000)/1000" office:value-type="float" office:value="7.695" calcext:value-type="float">
            <text:p>7.69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e-140</text:p>
          </table:table-cell>
          <table:table-cell table:formula="of:=[.D99]" office:value-type="float" office:value="0.0550016425755585" calcext:value-type="float">
            <text:p>0.0550016425755585</text:p>
          </table:table-cell>
          <table:table-cell table:number-columns-repeated="2"/>
          <table:table-cell office:value-type="float" office:value="139.905438706" calcext:value-type="float">
            <text:p>139.905438706</text:p>
          </table:table-cell>
          <table:table-cell table:number-columns-repeated="2"/>
          <table:table-cell table:formula="of:=[.G100]*[.D100]" office:value-type="float" office:value="7.69502893408412" calcext:value-type="float">
            <text:p>7.69502893408412</text:p>
          </table:table-cell>
        </table:table-row>
        <table:table-row table:style-name="ro1">
          <table:table-cell table:formula="of:=ROUND([.J101]*1000)/1000" office:value-type="float" office:value="9.677" calcext:value-type="float">
            <text:p>9.67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yb-176</text:p>
          </table:table-cell>
          <table:table-cell table:formula="of:=[.D100]" office:value-type="float" office:value="0.0550016425755585" calcext:value-type="float">
            <text:p>0.0550016425755585</text:p>
          </table:table-cell>
          <table:table-cell table:number-columns-repeated="2"/>
          <table:table-cell office:value-type="float" office:value="175.942571683" calcext:value-type="float">
            <text:p>175.942571683</text:p>
          </table:table-cell>
          <table:table-cell table:number-columns-repeated="2"/>
          <table:table-cell table:formula="of:=[.G101]*[.D101]" office:value-type="float" office:value="9.67713044153294" calcext:value-type="float">
            <text:p>9.67713044153294</text:p>
          </table:table-cell>
        </table:table-row>
        <table:table-row table:style-name="ro1">
          <table:table-cell table:formula="of:=ROUND([.J102]*1000)/1000" office:value-type="float" office:value="5.165" calcext:value-type="float">
            <text:p>5.16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zr-94</text:p>
          </table:table-cell>
          <table:table-cell table:formula="of:=[.D101]" office:value-type="float" office:value="0.0550016425755585" calcext:value-type="float">
            <text:p>0.0550016425755585</text:p>
          </table:table-cell>
          <table:table-cell table:number-columns-repeated="2"/>
          <table:table-cell office:value-type="float" office:value="93.906315192" calcext:value-type="float">
            <text:p>93.906315192</text:p>
          </table:table-cell>
          <table:table-cell table:number-columns-repeated="2"/>
          <table:table-cell table:formula="of:=[.G102]*[.D102]" office:value-type="float" office:value="5.16500158377812" calcext:value-type="float">
            <text:p>5.16500158377812</text:p>
          </table:table-cell>
        </table:table-row>
        <table:table-row table:style-name="ro1">
          <table:table-cell table:formula="of:=ROUND([.J103]*1000)/1000" office:value-type="float" office:value="6.76" calcext:value-type="float">
            <text:p>6.7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-123</text:p>
          </table:table-cell>
          <table:table-cell table:formula="of:=[.D102]" office:value-type="float" office:value="0.0550016425755585" calcext:value-type="float">
            <text:p>0.0550016425755585</text:p>
          </table:table-cell>
          <table:table-cell table:number-columns-repeated="2"/>
          <table:table-cell office:value-type="float" office:value="122.90421397" calcext:value-type="float">
            <text:p>122.90421397</text:p>
          </table:table-cell>
          <table:table-cell table:number-columns-repeated="2"/>
          <table:table-cell table:formula="of:=[.G103]*[.D103]" office:value-type="float" office:value="6.7599336478079" calcext:value-type="float">
            <text:p>6.7599336478079</text:p>
          </table:table-cell>
        </table:table-row>
        <table:table-row table:style-name="ro1">
          <table:table-cell table:formula="of:=ROUND([.J104]*1000)/1000" office:value-type="float" office:value="7.805" calcext:value-type="float">
            <text:p>7.80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e-142</text:p>
          </table:table-cell>
          <table:table-cell table:formula="of:=[.D103]" office:value-type="float" office:value="0.0550016425755585" calcext:value-type="float">
            <text:p>0.0550016425755585</text:p>
          </table:table-cell>
          <table:table-cell table:number-columns-repeated="2"/>
          <table:table-cell office:value-type="float" office:value="141.909244205" calcext:value-type="float">
            <text:p>141.909244205</text:p>
          </table:table-cell>
          <table:table-cell table:number-columns-repeated="2"/>
          <table:table-cell table:formula="of:=[.G104]*[.D104]" office:value-type="float" office:value="7.80524152793105" calcext:value-type="float">
            <text:p>7.80524152793105</text:p>
          </table:table-cell>
        </table:table-row>
        <table:table-row table:style-name="ro1">
          <table:table-cell table:formula="of:=ROUND([.J105]*1000)/1000" office:value-type="float" office:value="5.275" calcext:value-type="float">
            <text:p>5.2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r-96</text:p>
          </table:table-cell>
          <table:table-cell table:formula="of:=[.D104]" office:value-type="float" office:value="0.0550016425755585" calcext:value-type="float">
            <text:p>0.0550016425755585</text:p>
          </table:table-cell>
          <table:table-cell table:number-columns-repeated="2"/>
          <table:table-cell office:value-type="float" office:value="95.908273386" calcext:value-type="float">
            <text:p>95.908273386</text:p>
          </table:table-cell>
          <table:table-cell table:number-columns-repeated="2"/>
          <table:table-cell table:formula="of:=[.G105]*[.D105]" office:value-type="float" office:value="5.27511257281572" calcext:value-type="float">
            <text:p>5.27511257281572</text:p>
          </table:table-cell>
        </table:table-row>
        <table:table-row table:style-name="ro1">
          <table:table-cell table:formula="of:=ROUND([.J106]*1000)/1000" office:value-type="float" office:value="6.891" calcext:value-type="float">
            <text:p>6.89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n-112</text:p>
          </table:table-cell>
          <table:table-cell table:formula="of:=[.E106]" office:value-type="float" office:value="0.0615786370145733" calcext:value-type="float">
            <text:p>0.0615786370145733</text:p>
          </table:table-cell>
          <table:table-cell table:formula="of:=[$'molar density'.A41]" office:value-type="float" office:value="0.0615786370145733" calcext:value-type="float">
            <text:p>0.0615786370145733</text:p>
          </table:table-cell>
          <table:table-cell/>
          <table:table-cell office:value-type="float" office:value="111.904818207" calcext:value-type="float">
            <text:p>111.904818207</text:p>
          </table:table-cell>
          <table:table-cell table:number-columns-repeated="2"/>
          <table:table-cell table:formula="of:=[.G106]*[.D106]" office:value-type="float" office:value="6.89094618055067" calcext:value-type="float">
            <text:p>6.89094618055067</text:p>
          </table:table-cell>
        </table:table-row>
        <table:table-row table:style-name="ro1">
          <table:table-cell table:formula="of:=ROUND([.J107]*1000)/1000" office:value-type="float" office:value="6.897" calcext:value-type="float">
            <text:p>6.89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d-142</text:p>
          </table:table-cell>
          <table:table-cell table:formula="of:=[.E107]" office:value-type="float" office:value="0.0485988824336878" calcext:value-type="float">
            <text:p>0.0485988824336878</text:p>
          </table:table-cell>
          <table:table-cell table:formula="of:=[$'molar density'.A50]" office:value-type="float" office:value="0.0485988824336878" calcext:value-type="float">
            <text:p>0.0485988824336878</text:p>
          </table:table-cell>
          <table:table-cell/>
          <table:table-cell office:value-type="float" office:value="141.907723297" calcext:value-type="float">
            <text:p>141.907723297</text:p>
          </table:table-cell>
          <table:table-cell table:number-columns-repeated="2"/>
          <table:table-cell table:formula="of:=[.G107]*[.D107]" office:value-type="float" office:value="6.89655676094321" calcext:value-type="float">
            <text:p>6.89655676094321</text:p>
          </table:table-cell>
        </table:table-row>
        <table:table-row table:style-name="ro1">
          <table:table-cell table:formula="of:=ROUND([.J108]*1000)/1000" office:value-type="float" office:value="6.907" calcext:value-type="float">
            <text:p>6.9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r-50</text:p>
          </table:table-cell>
          <table:table-cell table:formula="of:=[.E108]" office:value-type="float" office:value="0.138279601739361" calcext:value-type="float">
            <text:p>0.138279601739361</text:p>
          </table:table-cell>
          <table:table-cell table:formula="of:=[$'molar density'.A16]" office:value-type="float" office:value="0.138279601739361" calcext:value-type="float">
            <text:p>0.138279601739361</text:p>
          </table:table-cell>
          <table:table-cell/>
          <table:table-cell office:value-type="float" office:value="49.946044205" calcext:value-type="float">
            <text:p>49.946044205</text:p>
          </table:table-cell>
          <table:table-cell table:number-columns-repeated="2"/>
          <table:table-cell table:formula="of:=[.G108]*[.D108]" office:value-type="float" office:value="6.90651910112393" calcext:value-type="float">
            <text:p>6.90651910112393</text:p>
          </table:table-cell>
        </table:table-row>
        <table:table-row table:style-name="ro1">
          <table:table-cell table:formula="of:=ROUND([.J109]*1000)/1000" office:value-type="float" office:value="19.762" calcext:value-type="float">
            <text:p>19.76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nd-143</text:p>
          </table:table-cell>
          <table:table-cell table:formula="of:=[.D108]" office:value-type="float" office:value="0.138279601739361" calcext:value-type="float">
            <text:p>0.138279601739361</text:p>
          </table:table-cell>
          <table:table-cell table:number-columns-repeated="2"/>
          <table:table-cell office:value-type="float" office:value="142.90981429" calcext:value-type="float">
            <text:p>142.90981429</text:p>
          </table:table-cell>
          <table:table-cell table:number-columns-repeated="2"/>
          <table:table-cell table:formula="of:=[.G109]*[.D109]" office:value-type="float" office:value="19.7615122046673" calcext:value-type="float">
            <text:p>19.7615122046673</text:p>
          </table:table-cell>
        </table:table-row>
        <table:table-row table:style-name="ro1">
          <table:table-cell table:formula="of:=ROUND([.J110]*1000)/1000" office:value-type="float" office:value="6.982" calcext:value-type="float">
            <text:p>6.9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zn-64</text:p>
          </table:table-cell>
          <table:table-cell table:formula="of:=[.E110]" office:value-type="float" office:value="0.109207708779443" calcext:value-type="float">
            <text:p>0.109207708779443</text:p>
          </table:table-cell>
          <table:table-cell table:formula="of:=[$'molar density'.A22]" office:value-type="float" office:value="0.109207708779443" calcext:value-type="float">
            <text:p>0.109207708779443</text:p>
          </table:table-cell>
          <table:table-cell/>
          <table:table-cell office:value-type="float" office:value="63.929142222" calcext:value-type="float">
            <text:p>63.929142222</text:p>
          </table:table-cell>
          <table:table-cell table:number-columns-repeated="2"/>
          <table:table-cell table:formula="of:=[.G110]*[.D110]" office:value-type="float" office:value="6.98155514629979" calcext:value-type="float">
            <text:p>6.98155514629979</text:p>
          </table:table-cell>
        </table:table-row>
        <table:table-row table:style-name="ro1">
          <table:table-cell table:formula="of:=ROUND([.J111]*1000)/1000" office:value-type="float" office:value="15.716" calcext:value-type="float">
            <text:p>15.71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nd-144</text:p>
          </table:table-cell>
          <table:table-cell table:formula="of:=[.D110]" office:value-type="float" office:value="0.109207708779443" calcext:value-type="float">
            <text:p>0.109207708779443</text:p>
          </table:table-cell>
          <table:table-cell table:number-columns-repeated="2"/>
          <table:table-cell office:value-type="float" office:value="143.910087274" calcext:value-type="float">
            <text:p>143.910087274</text:p>
          </table:table-cell>
          <table:table-cell table:number-columns-repeated="2"/>
          <table:table-cell table:formula="of:=[.G111]*[.D111]" office:value-type="float" office:value="15.7160909014433" calcext:value-type="float">
            <text:p>15.7160909014433</text:p>
          </table:table-cell>
        </table:table-row>
        <table:table-row table:style-name="ro1">
          <table:table-cell table:formula="of:=ROUND([.J112]*1000)/1000" office:value-type="float" office:value="12.439" calcext:value-type="float">
            <text:p>12.4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n-114</text:p>
          </table:table-cell>
          <table:table-cell table:formula="of:=[.D111]" office:value-type="float" office:value="0.109207708779443" calcext:value-type="float">
            <text:p>0.109207708779443</text:p>
          </table:table-cell>
          <table:table-cell table:number-columns-repeated="2"/>
          <table:table-cell office:value-type="float" office:value="113.902778869" calcext:value-type="float">
            <text:p>113.902778869</text:p>
          </table:table-cell>
          <table:table-cell table:number-columns-repeated="2"/>
          <table:table-cell table:formula="of:=[.G112]*[.D112]" office:value-type="float" office:value="12.4390615038951" calcext:value-type="float">
            <text:p>12.4390615038951</text:p>
          </table:table-cell>
        </table:table-row>
        <table:table-row table:style-name="ro1">
          <table:table-cell table:formula="of:=ROUND([.J113]*1000)/1000" office:value-type="float" office:value="7.038" calcext:value-type="float">
            <text:p>7.03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m-144</text:p>
          </table:table-cell>
          <table:table-cell table:formula="of:=[.E113]" office:value-type="float" office:value="0.04890263367917" calcext:value-type="float">
            <text:p>0.04890263367917</text:p>
          </table:table-cell>
          <table:table-cell table:formula="of:=[$'molar density'.A51]" office:value-type="float" office:value="0.04890263367917" calcext:value-type="float">
            <text:p>0.04890263367917</text:p>
          </table:table-cell>
          <table:table-cell/>
          <table:table-cell office:value-type="float" office:value="143.911999478" calcext:value-type="float">
            <text:p>143.911999478</text:p>
          </table:table-cell>
          <table:table-cell table:number-columns-repeated="2"/>
          <table:table-cell table:formula="of:=[.G113]*[.D113]" office:value-type="float" office:value="7.03767579250954" calcext:value-type="float">
            <text:p>7.03767579250954</text:p>
          </table:table-cell>
        </table:table-row>
        <table:table-row table:style-name="ro1">
          <table:table-cell table:formula="of:=ROUND([.J114]*1000)/1000" office:value-type="float" office:value="7.087" calcext:value-type="float">
            <text:p>7.08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d-145</text:p>
          </table:table-cell>
          <table:table-cell table:formula="of:=[.D113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144.912573636" calcext:value-type="float">
            <text:p>144.912573636</text:p>
          </table:table-cell>
          <table:table-cell table:number-columns-repeated="2"/>
          <table:table-cell table:formula="of:=[.G114]*[.D114]" office:value-type="float" office:value="7.08660650402705" calcext:value-type="float">
            <text:p>7.08660650402705</text:p>
          </table:table-cell>
        </table:table-row>
        <table:table-row table:style-name="ro1">
          <table:table-cell table:formula="of:=ROUND([.J115]*1000)/1000" office:value-type="float" office:value="5.619" calcext:value-type="float">
            <text:p>5.61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n-115</text:p>
          </table:table-cell>
          <table:table-cell table:formula="of:=[.D114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114.903342397" calcext:value-type="float">
            <text:p>114.903342397</text:p>
          </table:table-cell>
          <table:table-cell table:number-columns-repeated="2"/>
          <table:table-cell table:formula="of:=[.G115]*[.D115]" office:value-type="float" office:value="5.61907606175273" calcext:value-type="float">
            <text:p>5.61907606175273</text:p>
          </table:table-cell>
        </table:table-row>
        <table:table-row table:style-name="ro1">
          <table:table-cell table:formula="of:=ROUND([.J116]*1000)/1000" office:value-type="float" office:value="7.136" calcext:value-type="float">
            <text:p>7.136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nd-146</text:p>
          </table:table-cell>
          <table:table-cell table:formula="of:=[.D115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145.913116939" calcext:value-type="float">
            <text:p>145.913116939</text:p>
          </table:table-cell>
          <table:table-cell table:number-columns-repeated="2"/>
          <table:table-cell table:formula="of:=[.G116]*[.D116]" office:value-type="float" office:value="7.13553570665381" calcext:value-type="float">
            <text:p>7.13553570665381</text:p>
          </table:table-cell>
        </table:table-row>
        <table:table-row table:style-name="ro1">
          <table:table-cell table:formula="of:=ROUND([.J117]*1000)/1000" office:value-type="float" office:value="7.136" calcext:value-type="float">
            <text:p>7.13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m-146</text:p>
          </table:table-cell>
          <table:table-cell table:formula="of:=[.D116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145.9130409" calcext:value-type="float">
            <text:p>145.9130409</text:p>
          </table:table-cell>
          <table:table-cell table:number-columns-repeated="2"/>
          <table:table-cell table:formula="of:=[.G117]*[.D117]" office:value-type="float" office:value="7.13553198814645" calcext:value-type="float">
            <text:p>7.13553198814645</text:p>
          </table:table-cell>
        </table:table-row>
        <table:table-row table:style-name="ro1">
          <table:table-cell table:formula="of:=ROUND([.J118]*1000)/1000" office:value-type="float" office:value="5.668" calcext:value-type="float">
            <text:p>5.66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n-116</text:p>
          </table:table-cell>
          <table:table-cell table:formula="of:=[.D117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115.90174053" calcext:value-type="float">
            <text:p>115.90174053</text:p>
          </table:table-cell>
          <table:table-cell table:number-columns-repeated="2"/>
          <table:table-cell table:formula="of:=[.G118]*[.D118]" office:value-type="float" office:value="5.6679003599168" calcext:value-type="float">
            <text:p>5.6679003599168</text:p>
          </table:table-cell>
        </table:table-row>
        <table:table-row table:style-name="ro1">
          <table:table-cell table:formula="of:=ROUND([.J119]*1000)/1000" office:value-type="float" office:value="2.54" calcext:value-type="float">
            <text:p>2.5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r-52</text:p>
          </table:table-cell>
          <table:table-cell table:formula="of:=[.D118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51.940507472" calcext:value-type="float">
            <text:p>51.940507472</text:p>
          </table:table-cell>
          <table:table-cell table:number-columns-repeated="2"/>
          <table:table-cell table:formula="of:=[.G119]*[.D119]" office:value-type="float" office:value="2.54002761001341" calcext:value-type="float">
            <text:p>2.54002761001341</text:p>
          </table:table-cell>
        </table:table-row>
        <table:table-row table:style-name="ro1">
          <table:table-cell table:formula="of:=ROUND([.J120]*1000)/1000" office:value-type="float" office:value="7.185" calcext:value-type="float">
            <text:p>7.18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m-147</text:p>
          </table:table-cell>
          <table:table-cell table:formula="of:=[.D119]" office:value-type="float" office:value="0.04890263367917" calcext:value-type="float">
            <text:p>0.04890263367917</text:p>
          </table:table-cell>
          <table:table-cell table:number-columns-repeated="2"/>
          <table:table-cell office:value-type="float" office:value="146.914897923" calcext:value-type="float">
            <text:p>146.914897923</text:p>
          </table:table-cell>
          <table:table-cell table:number-columns-repeated="2"/>
          <table:table-cell table:formula="of:=[.G120]*[.D120]" office:value-type="float" office:value="7.18452543514112" calcext:value-type="float">
            <text:p>7.18452543514112</text:p>
          </table:table-cell>
        </table:table-row>
        <table:table-row table:style-name="ro1">
          <table:table-cell table:formula="of:=ROUND([.J121]*1000)/1000" office:value-type="float" office:value="7.188" calcext:value-type="float">
            <text:p>7.18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n-113</text:p>
          </table:table-cell>
          <table:table-cell table:formula="of:=[.E121]" office:value-type="float" office:value="0.063665975718093" calcext:value-type="float">
            <text:p>0.063665975718093</text:p>
          </table:table-cell>
          <table:table-cell table:formula="of:=[$'molar density'.A40]" office:value-type="float" office:value="0.063665975718093" calcext:value-type="float">
            <text:p>0.063665975718093</text:p>
          </table:table-cell>
          <table:table-cell/>
          <table:table-cell office:value-type="float" office:value="112.904057761" calcext:value-type="float">
            <text:p>112.904057761</text:p>
          </table:table-cell>
          <table:table-cell table:number-columns-repeated="2"/>
          <table:table-cell table:formula="of:=[.G121]*[.D121]" office:value-type="float" office:value="7.18814699988599" calcext:value-type="float">
            <text:p>7.18814699988599</text:p>
          </table:table-cell>
        </table:table-row>
        <table:table-row table:style-name="ro1">
          <table:table-cell table:formula="of:=ROUND([.J122]*1000)/1000" office:value-type="float" office:value="9.417" calcext:value-type="float">
            <text:p>9.41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d-148</text:p>
          </table:table-cell>
          <table:table-cell table:formula="of:=[.D121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47.916893288" calcext:value-type="float">
            <text:p>147.916893288</text:p>
          </table:table-cell>
          <table:table-cell table:number-columns-repeated="2"/>
          <table:table-cell table:formula="of:=[.G122]*[.D122]" office:value-type="float" office:value="9.41727333636956" calcext:value-type="float">
            <text:p>9.41727333636956</text:p>
          </table:table-cell>
        </table:table-row>
        <table:table-row table:style-name="ro1">
          <table:table-cell table:formula="of:=ROUND([.J123]*1000)/1000" office:value-type="float" office:value="7.443" calcext:value-type="float">
            <text:p>7.44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n-117</text:p>
          </table:table-cell>
          <table:table-cell table:formula="of:=[.D122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16.902951656" calcext:value-type="float">
            <text:p>116.902951656</text:p>
          </table:table-cell>
          <table:table-cell table:number-columns-repeated="2"/>
          <table:table-cell table:formula="of:=[.G123]*[.D123]" office:value-type="float" office:value="7.44274048150429" calcext:value-type="float">
            <text:p>7.44274048150429</text:p>
          </table:table-cell>
        </table:table-row>
        <table:table-row table:style-name="ro1">
          <table:table-cell table:formula="of:=ROUND([.J124]*1000)/1000" office:value-type="float" office:value="4.197" calcext:value-type="float">
            <text:p>4.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zn-66</text:p>
          </table:table-cell>
          <table:table-cell table:formula="of:=[.D123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65.926033419" calcext:value-type="float">
            <text:p>65.926033419</text:p>
          </table:table-cell>
          <table:table-cell table:number-columns-repeated="2"/>
          <table:table-cell table:formula="of:=[.G124]*[.D124]" office:value-type="float" office:value="4.19724524284424" calcext:value-type="float">
            <text:p>4.19724524284424</text:p>
          </table:table-cell>
        </table:table-row>
        <table:table-row table:style-name="ro1">
          <table:table-cell table:formula="of:=ROUND([.J125]*1000)/1000" office:value-type="float" office:value="9.417" calcext:value-type="float">
            <text:p>9.41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m-148</text:p>
          </table:table-cell>
          <table:table-cell table:formula="of:=[.D124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47.914822674" calcext:value-type="float">
            <text:p>147.914822674</text:p>
          </table:table-cell>
          <table:table-cell table:number-columns-repeated="2"/>
          <table:table-cell table:formula="of:=[.G125]*[.D125]" office:value-type="float" office:value="9.41714150870891" calcext:value-type="float">
            <text:p>9.41714150870891</text:p>
          </table:table-cell>
        </table:table-row>
        <table:table-row table:style-name="ro1">
          <table:table-cell table:formula="of:=ROUND([.J126]*1000)/1000" office:value-type="float" office:value="7.506" calcext:value-type="float">
            <text:p>7.50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n-118</text:p>
          </table:table-cell>
          <table:table-cell table:formula="of:=[.D125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17.901603167" calcext:value-type="float">
            <text:p>117.901603167</text:p>
          </table:table-cell>
          <table:table-cell table:number-columns-repeated="2"/>
          <table:table-cell table:formula="of:=[.G126]*[.D126]" office:value-type="float" office:value="7.50632060435446" calcext:value-type="float">
            <text:p>7.50632060435446</text:p>
          </table:table-cell>
        </table:table-row>
        <table:table-row table:style-name="ro1">
          <table:table-cell table:formula="of:=ROUND([.J127]*1000)/1000" office:value-type="float" office:value="9.481" calcext:value-type="float">
            <text:p>9.48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m-149</text:p>
          </table:table-cell>
          <table:table-cell table:formula="of:=[.D126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48.917184735" calcext:value-type="float">
            <text:p>148.917184735</text:p>
          </table:table-cell>
          <table:table-cell table:number-columns-repeated="2"/>
          <table:table-cell table:formula="of:=[.G127]*[.D127]" office:value-type="float" office:value="9.48095786734528" calcext:value-type="float">
            <text:p>9.48095786734528</text:p>
          </table:table-cell>
        </table:table-row>
        <table:table-row table:style-name="ro1">
          <table:table-cell table:formula="of:=ROUND([.J128]*1000)/1000" office:value-type="float" office:value="9.545" calcext:value-type="float">
            <text:p>9.545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d-150</text:p>
          </table:table-cell>
          <table:table-cell table:formula="of:=[.D127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49.920890888" calcext:value-type="float">
            <text:p>149.920890888</text:p>
          </table:table-cell>
          <table:table-cell table:number-columns-repeated="2"/>
          <table:table-cell table:formula="of:=[.G128]*[.D128]" office:value-type="float" office:value="9.54485979891027" calcext:value-type="float">
            <text:p>9.54485979891027</text:p>
          </table:table-cell>
        </table:table-row>
        <table:table-row table:style-name="ro1">
          <table:table-cell table:formula="of:=ROUND([.J129]*1000)/1000" office:value-type="float" office:value="4.261" calcext:value-type="float">
            <text:p>4.2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n-67</text:p>
          </table:table-cell>
          <table:table-cell table:formula="of:=[.D128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66.927127345" calcext:value-type="float">
            <text:p>66.927127345</text:p>
          </table:table-cell>
          <table:table-cell table:number-columns-repeated="2"/>
          <table:table-cell table:formula="of:=[.G129]*[.D129]" office:value-type="float" office:value="4.26098086442849" calcext:value-type="float">
            <text:p>4.26098086442849</text:p>
          </table:table-cell>
        </table:table-row>
        <table:table-row table:style-name="ro1">
          <table:table-cell table:formula="of:=ROUND([.J130]*1000)/1000" office:value-type="float" office:value="7.315" calcext:value-type="float">
            <text:p>7.3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in-115</text:p>
          </table:table-cell>
          <table:table-cell table:formula="of:=[.D129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14.903878484" calcext:value-type="float">
            <text:p>114.903878484</text:p>
          </table:table-cell>
          <table:table-cell table:number-columns-repeated="2"/>
          <table:table-cell table:formula="of:=[.G130]*[.D130]" office:value-type="float" office:value="7.31546753747705" calcext:value-type="float">
            <text:p>7.31546753747705</text:p>
          </table:table-cell>
        </table:table-row>
        <table:table-row table:style-name="ro1">
          <table:table-cell table:formula="of:=ROUND([.J131]*1000)/1000" office:value-type="float" office:value="3.371" calcext:value-type="float">
            <text:p>3.37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-53</text:p>
          </table:table-cell>
          <table:table-cell table:formula="of:=[.D130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52.940649386" calcext:value-type="float">
            <text:p>52.940649386</text:p>
          </table:table-cell>
          <table:table-cell table:number-columns-repeated="2"/>
          <table:table-cell table:formula="of:=[.G131]*[.D131]" office:value-type="float" office:value="3.37051809830915" calcext:value-type="float">
            <text:p>3.37051809830915</text:p>
          </table:table-cell>
        </table:table-row>
        <table:table-row table:style-name="ro1">
          <table:table-cell table:formula="of:=ROUND([.J132]*1000)/1000" office:value-type="float" office:value="7.57" calcext:value-type="float">
            <text:p>7.5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n-119</text:p>
          </table:table-cell>
          <table:table-cell table:formula="of:=[.D131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18.90330763" calcext:value-type="float">
            <text:p>118.90330763</text:p>
          </table:table-cell>
          <table:table-cell table:number-columns-repeated="2"/>
          <table:table-cell table:formula="of:=[.G132]*[.D132]" office:value-type="float" office:value="7.57009509637252" calcext:value-type="float">
            <text:p>7.57009509637252</text:p>
          </table:table-cell>
        </table:table-row>
        <table:table-row table:style-name="ro1">
          <table:table-cell table:formula="of:=ROUND([.J133]*1000)/1000" office:value-type="float" office:value="9.545" calcext:value-type="float">
            <text:p>9.545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m-150</text:p>
          </table:table-cell>
          <table:table-cell table:formula="of:=[.D132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49.917275539" calcext:value-type="float">
            <text:p>149.917275539</text:p>
          </table:table-cell>
          <table:table-cell table:number-columns-repeated="2"/>
          <table:table-cell table:formula="of:=[.G133]*[.D133]" office:value-type="float" office:value="9.54462962418863" calcext:value-type="float">
            <text:p>9.54462962418863</text:p>
          </table:table-cell>
        </table:table-row>
        <table:table-row table:style-name="ro1">
          <table:table-cell table:formula="of:=ROUND([.J134]*1000)/1000" office:value-type="float" office:value="7.634" calcext:value-type="float">
            <text:p>7.63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n-120</text:p>
          </table:table-cell>
          <table:table-cell table:formula="of:=[.D133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19.902194676" calcext:value-type="float">
            <text:p>119.902194676</text:p>
          </table:table-cell>
          <table:table-cell table:number-columns-repeated="2"/>
          <table:table-cell table:formula="of:=[.G134]*[.D134]" office:value-type="float" office:value="7.63369021478827" calcext:value-type="float">
            <text:p>7.63369021478827</text:p>
          </table:table-cell>
        </table:table-row>
        <table:table-row table:style-name="ro1">
          <table:table-cell table:formula="of:=ROUND([.J135]*1000)/1000" office:value-type="float" office:value="4.325" calcext:value-type="float">
            <text:p>4.32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n-68</text:p>
          </table:table-cell>
          <table:table-cell table:formula="of:=[.D134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67.924844154" calcext:value-type="float">
            <text:p>67.924844154</text:p>
          </table:table-cell>
          <table:table-cell table:number-columns-repeated="2"/>
          <table:table-cell table:formula="of:=[.G135]*[.D135]" office:value-type="float" office:value="4.32450147856381" calcext:value-type="float">
            <text:p>4.32450147856381</text:p>
          </table:table-cell>
        </table:table-row>
        <table:table-row table:style-name="ro1">
          <table:table-cell table:formula="of:=ROUND([.J136]*1000)/1000" office:value-type="float" office:value="9.672" calcext:value-type="float">
            <text:p>9.67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m-152</text:p>
          </table:table-cell>
          <table:table-cell table:formula="of:=[.D135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151.919732425" calcext:value-type="float">
            <text:p>151.919732425</text:p>
          </table:table-cell>
          <table:table-cell table:number-columns-repeated="2"/>
          <table:table-cell table:formula="of:=[.G136]*[.D136]" office:value-type="float" office:value="9.67211799566923" calcext:value-type="float">
            <text:p>9.67211799566923</text:p>
          </table:table-cell>
        </table:table-row>
        <table:table-row table:style-name="ro1">
          <table:table-cell table:formula="of:=ROUND([.J137]*1000)/1000" office:value-type="float" office:value="3.434" calcext:value-type="float">
            <text:p>3.4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-54</text:p>
          </table:table-cell>
          <table:table-cell table:formula="of:=[.D136]" office:value-type="float" office:value="0.063665975718093" calcext:value-type="float">
            <text:p>0.063665975718093</text:p>
          </table:table-cell>
          <table:table-cell table:number-columns-repeated="2"/>
          <table:table-cell office:value-type="float" office:value="53.938880395" calcext:value-type="float">
            <text:p>53.938880395</text:p>
          </table:table-cell>
          <table:table-cell table:number-columns-repeated="2"/>
          <table:table-cell table:formula="of:=[.G137]*[.D137]" office:value-type="float" office:value="3.43407144948919" calcext:value-type="float">
            <text:p>3.43407144948919</text:p>
          </table:table-cell>
        </table:table-row>
        <table:table-row table:style-name="ro1">
          <table:table-cell table:formula="of:=ROUND([.J138]*1000)/1000" office:value-type="float" office:value="7.47" calcext:value-type="float">
            <text:p>7.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n-55</text:p>
          </table:table-cell>
          <table:table-cell table:formula="of:=[.E138]" office:value-type="float" office:value="0.135971347360468" calcext:value-type="float">
            <text:p>0.135971347360468</text:p>
          </table:table-cell>
          <table:table-cell table:formula="of:=[$'molar density'.A17]" office:value-type="float" office:value="0.135971347360468" calcext:value-type="float">
            <text:p>0.135971347360468</text:p>
          </table:table-cell>
          <table:table-cell/>
          <table:table-cell office:value-type="float" office:value="54.938045141" calcext:value-type="float">
            <text:p>54.938045141</text:p>
          </table:table-cell>
          <table:table-cell table:number-columns-repeated="2"/>
          <table:table-cell table:formula="of:=[.G138]*[.D138]" office:value-type="float" office:value="7.47000001917196" calcext:value-type="float">
            <text:p>7.47000001917196</text:p>
          </table:table-cell>
        </table:table-row>
        <table:table-row table:style-name="ro1">
          <table:table-cell table:formula="of:=ROUND([.J139]*1000)/1000" office:value-type="float" office:value="16.575" calcext:value-type="float">
            <text:p>16.57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n-122</text:p>
          </table:table-cell>
          <table:table-cell table:formula="of:=[.D138]" office:value-type="float" office:value="0.135971347360468" calcext:value-type="float">
            <text:p>0.135971347360468</text:p>
          </table:table-cell>
          <table:table-cell table:number-columns-repeated="2"/>
          <table:table-cell office:value-type="float" office:value="121.903439046" calcext:value-type="float">
            <text:p>121.903439046</text:p>
          </table:table-cell>
          <table:table-cell table:number-columns-repeated="2"/>
          <table:table-cell table:formula="of:=[.G139]*[.D139]" office:value-type="float" office:value="16.5753748549593" calcext:value-type="float">
            <text:p>16.5753748549593</text:p>
          </table:table-cell>
        </table:table-row>
        <table:table-row table:style-name="ro1">
          <table:table-cell table:formula="of:=ROUND([.J140]*1000)/1000" office:value-type="float" office:value="20.929" calcext:value-type="float">
            <text:p>20.92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m-154</text:p>
          </table:table-cell>
          <table:table-cell table:formula="of:=[.D139]" office:value-type="float" office:value="0.135971347360468" calcext:value-type="float">
            <text:p>0.135971347360468</text:p>
          </table:table-cell>
          <table:table-cell table:number-columns-repeated="2"/>
          <table:table-cell office:value-type="float" office:value="153.922209273" calcext:value-type="float">
            <text:p>153.922209273</text:p>
          </table:table-cell>
          <table:table-cell table:number-columns-repeated="2"/>
          <table:table-cell table:formula="of:=[.G140]*[.D140]" office:value-type="float" office:value="20.9290101835497" calcext:value-type="float">
            <text:p>20.9290101835497</text:p>
          </table:table-cell>
        </table:table-row>
        <table:table-row table:style-name="ro1">
          <table:table-cell table:formula="of:=ROUND([.J141]*1000)/1000" office:value-type="float" office:value="7.533" calcext:value-type="float">
            <text:p>7.53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gd-150</text:p>
          </table:table-cell>
          <table:table-cell table:formula="of:=[.E141]" office:value-type="float" office:value="0.0502448330683625" calcext:value-type="float">
            <text:p>0.0502448330683625</text:p>
          </table:table-cell>
          <table:table-cell table:formula="of:=[$'molar density'.A53]" office:value-type="float" office:value="0.0502448330683625" calcext:value-type="float">
            <text:p>0.0502448330683625</text:p>
          </table:table-cell>
          <table:table-cell/>
          <table:table-cell office:value-type="float" office:value="149.918658876" calcext:value-type="float">
            <text:p>149.918658876</text:p>
          </table:table-cell>
          <table:table-cell table:number-columns-repeated="2"/>
          <table:table-cell table:formula="of:=[.G141]*[.D141]" office:value-type="float" office:value="7.5326379890574" calcext:value-type="float">
            <text:p>7.5326379890574</text:p>
          </table:table-cell>
        </table:table-row>
        <table:table-row table:style-name="ro1">
          <table:table-cell table:formula="of:=ROUND([.J142]*1000)/1000" office:value-type="float" office:value="7.605" calcext:value-type="float">
            <text:p>7.6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e-54</text:p>
          </table:table-cell>
          <table:table-cell table:formula="of:=[.E142]" office:value-type="float" office:value="0.140997403527621" calcext:value-type="float">
            <text:p>0.140997403527621</text:p>
          </table:table-cell>
          <table:table-cell table:formula="of:=[$'molar density'.A18]" office:value-type="float" office:value="0.140997403527621" calcext:value-type="float">
            <text:p>0.140997403527621</text:p>
          </table:table-cell>
          <table:table-cell/>
          <table:table-cell office:value-type="float" office:value="53.939610501" calcext:value-type="float">
            <text:p>53.939610501</text:p>
          </table:table-cell>
          <table:table-cell table:number-columns-repeated="2"/>
          <table:table-cell table:formula="of:=[.G142]*[.D142]" office:value-type="float" office:value="7.6053450279322" calcext:value-type="float">
            <text:p>7.6053450279322</text:p>
          </table:table-cell>
        </table:table-row>
        <table:table-row table:style-name="ro1">
          <table:table-cell table:formula="of:=ROUND([.J143]*1000)/1000" office:value-type="float" office:value="17.47" calcext:value-type="float">
            <text:p>17.4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n-124</text:p>
          </table:table-cell>
          <table:table-cell table:formula="of:=[.D142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23.905273946" calcext:value-type="float">
            <text:p>123.905273946</text:p>
          </table:table-cell>
          <table:table-cell table:number-columns-repeated="2"/>
          <table:table-cell table:formula="of:=[.G143]*[.D143]" office:value-type="float" office:value="17.4703219097646" calcext:value-type="float">
            <text:p>17.4703219097646</text:p>
          </table:table-cell>
        </table:table-row>
        <table:table-row table:style-name="ro1">
          <table:table-cell table:formula="of:=ROUND([.J144]*1000)/1000" office:value-type="float" office:value="21.42" calcext:value-type="float">
            <text:p>21.4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d-152</text:p>
          </table:table-cell>
          <table:table-cell table:formula="of:=[.D143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1.919790996" calcext:value-type="float">
            <text:p>151.919790996</text:p>
          </table:table-cell>
          <table:table-cell table:number-columns-repeated="2"/>
          <table:table-cell table:formula="of:=[.G144]*[.D144]" office:value-type="float" office:value="21.4202960748949" calcext:value-type="float">
            <text:p>21.4202960748949</text:p>
          </table:table-cell>
        </table:table-row>
        <table:table-row table:style-name="ro1">
          <table:table-cell table:formula="of:=ROUND([.J145]*1000)/1000" office:value-type="float" office:value="9.859" calcext:value-type="float">
            <text:p>9.8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n-70</text:p>
          </table:table-cell>
          <table:table-cell table:formula="of:=[.D144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69.925319274" calcext:value-type="float">
            <text:p>69.925319274</text:p>
          </table:table-cell>
          <table:table-cell table:number-columns-repeated="2"/>
          <table:table-cell table:formula="of:=[.G145]*[.D145]" office:value-type="float" office:value="9.85928845847392" calcext:value-type="float">
            <text:p>9.85928845847392</text:p>
          </table:table-cell>
        </table:table-row>
        <table:table-row table:style-name="ro1">
          <table:table-cell table:formula="of:=ROUND([.J146]*1000)/1000" office:value-type="float" office:value="21.702" calcext:value-type="float">
            <text:p>21.70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gd-154</text:p>
          </table:table-cell>
          <table:table-cell table:formula="of:=[.D145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3.920865598" calcext:value-type="float">
            <text:p>153.920865598</text:p>
          </table:table-cell>
          <table:table-cell table:number-columns-repeated="2"/>
          <table:table-cell table:formula="of:=[.G146]*[.D146]" office:value-type="float" office:value="21.7024423980419" calcext:value-type="float">
            <text:p>21.7024423980419</text:p>
          </table:table-cell>
        </table:table-row>
        <table:table-row table:style-name="ro1">
          <table:table-cell table:formula="of:=ROUND([.J147]*1000)/1000" office:value-type="float" office:value="17.753" calcext:value-type="float">
            <text:p>17.75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n-126</text:p>
          </table:table-cell>
          <table:table-cell table:formula="of:=[.D146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25.90765328" calcext:value-type="float">
            <text:p>125.90765328</text:p>
          </table:table-cell>
          <table:table-cell table:number-columns-repeated="2"/>
          <table:table-cell table:formula="of:=[.G147]*[.D147]" office:value-type="float" office:value="17.752652196736" calcext:value-type="float">
            <text:p>17.752652196736</text:p>
          </table:table-cell>
        </table:table-row>
        <table:table-row table:style-name="ro1">
          <table:table-cell table:formula="of:=ROUND([.J148]*1000)/1000" office:value-type="float" office:value="21.844" calcext:value-type="float">
            <text:p>21.84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gd-155</text:p>
          </table:table-cell>
          <table:table-cell table:formula="of:=[.D147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4.922622022" calcext:value-type="float">
            <text:p>154.922622022</text:p>
          </table:table-cell>
          <table:table-cell table:number-columns-repeated="2"/>
          <table:table-cell table:formula="of:=[.G148]*[.D148]" office:value-type="float" office:value="21.8436874527931" calcext:value-type="float">
            <text:p>21.8436874527931</text:p>
          </table:table-cell>
        </table:table-row>
        <table:table-row table:style-name="ro1">
          <table:table-cell table:formula="of:=ROUND([.J149]*1000)/1000" office:value-type="float" office:value="21.985" calcext:value-type="float">
            <text:p>21.98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gd-156</text:p>
          </table:table-cell>
          <table:table-cell table:formula="of:=[.D148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5.922122743" calcext:value-type="float">
            <text:p>155.922122743</text:p>
          </table:table-cell>
          <table:table-cell table:number-columns-repeated="2"/>
          <table:table-cell table:formula="of:=[.G149]*[.D149]" office:value-type="float" office:value="21.984614459278" calcext:value-type="float">
            <text:p>21.984614459278</text:p>
          </table:table-cell>
        </table:table-row>
        <table:table-row table:style-name="ro1">
          <table:table-cell table:formula="of:=ROUND([.J150]*1000)/1000" office:value-type="float" office:value="22.126" calcext:value-type="float">
            <text:p>22.12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gd-157</text:p>
          </table:table-cell>
          <table:table-cell table:formula="of:=[.D149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6.923960135" calcext:value-type="float">
            <text:p>156.923960135</text:p>
          </table:table-cell>
          <table:table-cell table:number-columns-repeated="2"/>
          <table:table-cell table:formula="of:=[.G150]*[.D150]" office:value-type="float" office:value="22.1258709303069" calcext:value-type="float">
            <text:p>22.1258709303069</text:p>
          </table:table-cell>
        </table:table-row>
        <table:table-row table:style-name="ro1">
          <table:table-cell table:formula="of:=ROUND([.J151]*1000)/1000" office:value-type="float" office:value="7.887" calcext:value-type="float">
            <text:p>7.88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-56</text:p>
          </table:table-cell>
          <table:table-cell table:formula="of:=[.D150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55.934937475" calcext:value-type="float">
            <text:p>55.934937475</text:p>
          </table:table-cell>
          <table:table-cell table:number-columns-repeated="2"/>
          <table:table-cell table:formula="of:=[.G151]*[.D151]" office:value-type="float" office:value="7.88668095045483" calcext:value-type="float">
            <text:p>7.88668095045483</text:p>
          </table:table-cell>
        </table:table-row>
        <table:table-row table:style-name="ro1">
          <table:table-cell table:formula="of:=ROUND([.J152]*1000)/1000" office:value-type="float" office:value="22.267" calcext:value-type="float">
            <text:p>22.26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gd-158</text:p>
          </table:table-cell>
          <table:table-cell table:formula="of:=[.D151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7.924103912" calcext:value-type="float">
            <text:p>157.924103912</text:p>
          </table:table-cell>
          <table:table-cell table:number-columns-repeated="2"/>
          <table:table-cell table:formula="of:=[.G152]*[.D152]" office:value-type="float" office:value="22.2668886060182" calcext:value-type="float">
            <text:p>22.2668886060182</text:p>
          </table:table-cell>
        </table:table-row>
        <table:table-row table:style-name="ro1">
          <table:table-cell table:formula="of:=ROUND([.J153]*1000)/1000" office:value-type="float" office:value="8.028" calcext:value-type="float">
            <text:p>8.02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e-57</text:p>
          </table:table-cell>
          <table:table-cell table:formula="of:=[.D152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56.935393969" calcext:value-type="float">
            <text:p>56.935393969</text:p>
          </table:table-cell>
          <table:table-cell table:number-columns-repeated="2"/>
          <table:table-cell table:formula="of:=[.G153]*[.D153]" office:value-type="float" office:value="8.02774271845118" calcext:value-type="float">
            <text:p>8.02774271845118</text:p>
          </table:table-cell>
        </table:table-row>
        <table:table-row table:style-name="ro1">
          <table:table-cell table:formula="of:=ROUND([.J154]*1000)/1000" office:value-type="float" office:value="22.549" calcext:value-type="float">
            <text:p>22.54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gd-160</text:p>
          </table:table-cell>
          <table:table-cell table:formula="of:=[.D153]" office:value-type="float" office:value="0.140997403527621" calcext:value-type="float">
            <text:p>0.140997403527621</text:p>
          </table:table-cell>
          <table:table-cell table:number-columns-repeated="2"/>
          <table:table-cell office:value-type="float" office:value="159.927054146" calcext:value-type="float">
            <text:p>159.927054146</text:p>
          </table:table-cell>
          <table:table-cell table:number-columns-repeated="2"/>
          <table:table-cell table:formula="of:=[.G154]*[.D154]" office:value-type="float" office:value="22.5492993884073" calcext:value-type="float">
            <text:p>22.5492993884073</text:p>
          </table:table-cell>
        </table:table-row>
        <table:table-row table:style-name="ro1">
          <table:table-cell table:formula="of:=ROUND([.J155]*1000)/1000" office:value-type="float" office:value="8.1" calcext:value-type="float">
            <text:p>8.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y-154</text:p>
          </table:table-cell>
          <table:table-cell table:formula="of:=[.E155]" office:value-type="float" office:value="0.0526215384615385" calcext:value-type="float">
            <text:p>0.0526215384615385</text:p>
          </table:table-cell>
          <table:table-cell table:formula="of:=[$'molar density'.A55]" office:value-type="float" office:value="0.0526215384615385" calcext:value-type="float">
            <text:p>0.0526215384615385</text:p>
          </table:table-cell>
          <table:table-cell/>
          <table:table-cell office:value-type="float" office:value="153.924424457" calcext:value-type="float">
            <text:p>153.924424457</text:p>
          </table:table-cell>
          <table:table-cell table:number-columns-repeated="2"/>
          <table:table-cell table:formula="of:=[.G155]*[.D155]" office:value-type="float" office:value="8.0997400217342" calcext:value-type="float">
            <text:p>8.0997400217342</text:p>
          </table:table-cell>
        </table:table-row>
        <table:table-row table:style-name="ro1">
          <table:table-cell table:formula="of:=ROUND([.J156]*1000)/1000" office:value-type="float" office:value="8.149" calcext:value-type="float">
            <text:p>8.14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d-106</text:p>
          </table:table-cell>
          <table:table-cell table:formula="of:=[.E156]" office:value-type="float" office:value="0.0769497647027426" calcext:value-type="float">
            <text:p>0.0769497647027426</text:p>
          </table:table-cell>
          <table:table-cell table:formula="of:=[$'molar density'.A39]" office:value-type="float" office:value="0.0769497647027426" calcext:value-type="float">
            <text:p>0.0769497647027426</text:p>
          </table:table-cell>
          <table:table-cell/>
          <table:table-cell office:value-type="float" office:value="105.90645941" calcext:value-type="float">
            <text:p>105.90645941</text:p>
          </table:table-cell>
          <table:table-cell table:number-columns-repeated="2"/>
          <table:table-cell table:formula="of:=[.G156]*[.D156]" office:value-type="float" office:value="8.14947713210006" calcext:value-type="float">
            <text:p>8.14947713210006</text:p>
          </table:table-cell>
        </table:table-row>
        <table:table-row table:style-name="ro1">
          <table:table-cell table:formula="of:=ROUND([.J157]*1000)/1000" office:value-type="float" office:value="4.458" calcext:value-type="float">
            <text:p>4.4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-58</text:p>
          </table:table-cell>
          <table:table-cell table:formula="of:=[.D156]" office:value-type="float" office:value="0.0769497647027426" calcext:value-type="float">
            <text:p>0.0769497647027426</text:p>
          </table:table-cell>
          <table:table-cell table:number-columns-repeated="2"/>
          <table:table-cell office:value-type="float" office:value="57.933275558" calcext:value-type="float">
            <text:p>57.933275558</text:p>
          </table:table-cell>
          <table:table-cell table:number-columns-repeated="2"/>
          <table:table-cell table:formula="of:=[.G157]*[.D157]" office:value-type="float" office:value="4.45795192264725" calcext:value-type="float">
            <text:p>4.45795192264725</text:p>
          </table:table-cell>
        </table:table-row>
        <table:table-row table:style-name="ro1">
          <table:table-cell table:formula="of:=ROUND([.J158]*1000)/1000" office:value-type="float" office:value="11.998" calcext:value-type="float">
            <text:p>11.99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y-156</text:p>
          </table:table-cell>
          <table:table-cell table:formula="of:=[.D157]" office:value-type="float" office:value="0.0769497647027426" calcext:value-type="float">
            <text:p>0.0769497647027426</text:p>
          </table:table-cell>
          <table:table-cell table:number-columns-repeated="2"/>
          <table:table-cell office:value-type="float" office:value="155.92428311" calcext:value-type="float">
            <text:p>155.92428311</text:p>
          </table:table-cell>
          <table:table-cell table:number-columns-repeated="2"/>
          <table:table-cell table:formula="of:=[.G158]*[.D158]" office:value-type="float" office:value="11.9983368967583" calcext:value-type="float">
            <text:p>11.9983368967583</text:p>
          </table:table-cell>
        </table:table-row>
        <table:table-row table:style-name="ro1">
          <table:table-cell table:formula="of:=ROUND([.J159]*1000)/1000" office:value-type="float" office:value="8.219" calcext:value-type="float">
            <text:p>8.21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b-159</text:p>
          </table:table-cell>
          <table:table-cell table:formula="of:=[.E159]" office:value-type="float" office:value="0.0517161055030889" calcext:value-type="float">
            <text:p>0.0517161055030889</text:p>
          </table:table-cell>
          <table:table-cell table:formula="of:=[$'molar density'.A54]" office:value-type="float" office:value="0.0517161055030889" calcext:value-type="float">
            <text:p>0.0517161055030889</text:p>
          </table:table-cell>
          <table:table-cell/>
          <table:table-cell office:value-type="float" office:value="158.925346757" calcext:value-type="float">
            <text:p>158.925346757</text:p>
          </table:table-cell>
          <table:table-cell table:number-columns-repeated="2"/>
          <table:table-cell table:formula="of:=[.G159]*[.D159]" office:value-type="float" office:value="8.219" calcext:value-type="float">
            <text:p>8.219</text:p>
          </table:table-cell>
        </table:table-row>
        <table:table-row table:style-name="ro1">
          <table:table-cell table:formula="of:=ROUND([.J160]*1000)/1000" office:value-type="float" office:value="5.58" calcext:value-type="float">
            <text:p>5.5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d-108</text:p>
          </table:table-cell>
          <table:table-cell table:formula="of:=[.D159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07.904183683" calcext:value-type="float">
            <text:p>107.904183683</text:p>
          </table:table-cell>
          <table:table-cell table:number-columns-repeated="2"/>
          <table:table-cell table:formula="of:=[.G160]*[.D160]" office:value-type="float" office:value="5.58038414757471" calcext:value-type="float">
            <text:p>5.58038414757471</text:p>
          </table:table-cell>
        </table:table-row>
        <table:table-row table:style-name="ro1">
          <table:table-cell table:formula="of:=ROUND([.J161]*1000)/1000" office:value-type="float" office:value="8.167" calcext:value-type="float">
            <text:p>8.16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y-158</text:p>
          </table:table-cell>
          <table:table-cell table:formula="of:=[.D160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57.924409487" calcext:value-type="float">
            <text:p>157.924409487</text:p>
          </table:table-cell>
          <table:table-cell table:number-columns-repeated="2"/>
          <table:table-cell table:formula="of:=[.G161]*[.D161]" office:value-type="float" office:value="8.16723542254271" calcext:value-type="float">
            <text:p>8.16723542254271</text:p>
          </table:table-cell>
        </table:table-row>
        <table:table-row table:style-name="ro1">
          <table:table-cell table:formula="of:=ROUND([.J162]*1000)/1000" office:value-type="float" office:value="8.271" calcext:value-type="float">
            <text:p>8.27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y-160</text:p>
          </table:table-cell>
          <table:table-cell table:formula="of:=[.D161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59.925197517" calcext:value-type="float">
            <text:p>159.925197517</text:p>
          </table:table-cell>
          <table:table-cell table:number-columns-repeated="2"/>
          <table:table-cell table:formula="of:=[.G162]*[.D162]" office:value-type="float" office:value="8.2707083873915" calcext:value-type="float">
            <text:p>8.2707083873915</text:p>
          </table:table-cell>
        </table:table-row>
        <table:table-row table:style-name="ro1">
          <table:table-cell table:formula="of:=ROUND([.J163]*1000)/1000" office:value-type="float" office:value="5.684" calcext:value-type="float">
            <text:p>5.68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d-110</text:p>
          </table:table-cell>
          <table:table-cell table:formula="of:=[.D162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09.90300207" calcext:value-type="float">
            <text:p>109.90300207</text:p>
          </table:table-cell>
          <table:table-cell table:number-columns-repeated="2"/>
          <table:table-cell table:formula="of:=[.G163]*[.D163]" office:value-type="float" office:value="5.68375525015832" calcext:value-type="float">
            <text:p>5.68375525015832</text:p>
          </table:table-cell>
        </table:table-row>
        <table:table-row table:style-name="ro1">
          <table:table-cell table:formula="of:=ROUND([.J164]*1000)/1000" office:value-type="float" office:value="8.323" calcext:value-type="float">
            <text:p>8.32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y-161</text:p>
          </table:table-cell>
          <table:table-cell table:formula="of:=[.D163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60.926933364" calcext:value-type="float">
            <text:p>160.926933364</text:p>
          </table:table-cell>
          <table:table-cell table:number-columns-repeated="2"/>
          <table:table-cell table:formula="of:=[.G164]*[.D164]" office:value-type="float" office:value="8.32251426414118" calcext:value-type="float">
            <text:p>8.32251426414118</text:p>
          </table:table-cell>
        </table:table-row>
        <table:table-row table:style-name="ro1">
          <table:table-cell table:formula="of:=ROUND([.J165]*1000)/1000" office:value-type="float" office:value="8.374" calcext:value-type="float">
            <text:p>8.3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y-162</text:p>
          </table:table-cell>
          <table:table-cell table:formula="of:=[.D164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61.926798447" calcext:value-type="float">
            <text:p>161.926798447</text:p>
          </table:table-cell>
          <table:table-cell table:number-columns-repeated="2"/>
          <table:table-cell table:formula="of:=[.G165]*[.D165]" office:value-type="float" office:value="8.37422339226247" calcext:value-type="float">
            <text:p>8.37422339226247</text:p>
          </table:table-cell>
        </table:table-row>
        <table:table-row table:style-name="ro1">
          <table:table-cell table:formula="of:=ROUND([.J166]*1000)/1000" office:value-type="float" office:value="5.736" calcext:value-type="float">
            <text:p>5.73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d-111</text:p>
          </table:table-cell>
          <table:table-cell table:formula="of:=[.D165]" office:value-type="float" office:value="0.0517161055030889" calcext:value-type="float">
            <text:p>0.0517161055030889</text:p>
          </table:table-cell>
          <table:table-cell table:number-columns-repeated="2"/>
          <table:table-cell office:value-type="float" office:value="110.904178107" calcext:value-type="float">
            <text:p>110.904178107</text:p>
          </table:table-cell>
          <table:table-cell table:number-columns-repeated="2"/>
          <table:table-cell table:formula="of:=[.G166]*[.D166]" office:value-type="float" office:value="5.73553217571498" calcext:value-type="float">
            <text:p>5.73553217571498</text:p>
          </table:table-cell>
        </table:table-row>
        <table:table-row table:style-name="ro1">
          <table:table-cell table:formula="of:=ROUND([.J167]*1000)/1000" office:value-type="float" office:value="8.57" calcext:value-type="float">
            <text:p>8.5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b-93</text:p>
          </table:table-cell>
          <table:table-cell table:formula="of:=[.E167]" office:value-type="float" office:value="0.0922433979145101" calcext:value-type="float">
            <text:p>0.0922433979145101</text:p>
          </table:table-cell>
          <table:table-cell table:formula="of:=[$'molar density'.A32]" office:value-type="float" office:value="0.0922433979145101" calcext:value-type="float">
            <text:p>0.0922433979145101</text:p>
          </table:table-cell>
          <table:table-cell/>
          <table:table-cell office:value-type="float" office:value="92.906378058" calcext:value-type="float">
            <text:p>92.906378058</text:p>
          </table:table-cell>
          <table:table-cell table:number-columns-repeated="2"/>
          <table:table-cell table:formula="of:=[.G167]*[.D167]" office:value-type="float" office:value="8.57" calcext:value-type="float">
            <text:p>8.57</text:p>
          </table:table-cell>
        </table:table-row>
        <table:table-row table:style-name="ro1">
          <table:table-cell table:formula="of:=ROUND([.J168]*1000)/1000" office:value-type="float" office:value="15.029" calcext:value-type="float">
            <text:p>15.02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y-163</text:p>
          </table:table-cell>
          <table:table-cell table:formula="of:=[.D167]" office:value-type="float" office:value="0.0922433979145101" calcext:value-type="float">
            <text:p>0.0922433979145101</text:p>
          </table:table-cell>
          <table:table-cell table:number-columns-repeated="2"/>
          <table:table-cell office:value-type="float" office:value="162.928731159" calcext:value-type="float">
            <text:p>162.928731159</text:p>
          </table:table-cell>
          <table:table-cell table:number-columns-repeated="2"/>
          <table:table-cell table:formula="of:=[.G168]*[.D168]" office:value-type="float" office:value="15.0290997800059" calcext:value-type="float">
            <text:p>15.0290997800059</text:p>
          </table:table-cell>
        </table:table-row>
        <table:table-row table:style-name="ro1">
          <table:table-cell table:formula="of:=ROUND([.J169]*1000)/1000" office:value-type="float" office:value="10.322" calcext:value-type="float">
            <text:p>10.3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d-112</text:p>
          </table:table-cell>
          <table:table-cell table:formula="of:=[.D168]" office:value-type="float" office:value="0.0922433979145101" calcext:value-type="float">
            <text:p>0.0922433979145101</text:p>
          </table:table-cell>
          <table:table-cell table:number-columns-repeated="2"/>
          <table:table-cell office:value-type="float" office:value="111.902757809" calcext:value-type="float">
            <text:p>111.902757809</text:p>
          </table:table-cell>
          <table:table-cell table:number-columns-repeated="2"/>
          <table:table-cell table:formula="of:=[.G169]*[.D169]" office:value-type="float" office:value="10.3222906163066" calcext:value-type="float">
            <text:p>10.3222906163066</text:p>
          </table:table-cell>
        </table:table-row>
        <table:table-row table:style-name="ro1">
          <table:table-cell table:formula="of:=ROUND([.J170]*1000)/1000" office:value-type="float" office:value="15.121" calcext:value-type="float">
            <text:p>15.1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y-164</text:p>
          </table:table-cell>
          <table:table-cell table:formula="of:=[.D169]" office:value-type="float" office:value="0.0922433979145101" calcext:value-type="float">
            <text:p>0.0922433979145101</text:p>
          </table:table-cell>
          <table:table-cell table:number-columns-repeated="2"/>
          <table:table-cell office:value-type="float" office:value="163.929174751" calcext:value-type="float">
            <text:p>163.929174751</text:p>
          </table:table-cell>
          <table:table-cell table:number-columns-repeated="2"/>
          <table:table-cell table:formula="of:=[.G170]*[.D170]" office:value-type="float" office:value="15.1213840963537" calcext:value-type="float">
            <text:p>15.1213840963537</text:p>
          </table:table-cell>
        </table:table-row>
        <table:table-row table:style-name="ro1">
          <table:table-cell table:formula="of:=ROUND([.J171]*1000)/1000" office:value-type="float" office:value="10.415" calcext:value-type="float">
            <text:p>10.4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d-113</text:p>
          </table:table-cell>
          <table:table-cell table:formula="of:=[.D170]" office:value-type="float" office:value="0.0922433979145101" calcext:value-type="float">
            <text:p>0.0922433979145101</text:p>
          </table:table-cell>
          <table:table-cell table:number-columns-repeated="2"/>
          <table:table-cell office:value-type="float" office:value="112.904401662" calcext:value-type="float">
            <text:p>112.904401662</text:p>
          </table:table-cell>
          <table:table-cell table:number-columns-repeated="2"/>
          <table:table-cell table:formula="of:=[.G171]*[.D171]" office:value-type="float" office:value="10.4146856488075" calcext:value-type="float">
            <text:p>10.4146856488075</text:p>
          </table:table-cell>
        </table:table-row>
        <table:table-row table:style-name="ro1">
          <table:table-cell table:formula="of:=ROUND([.J172]*1000)/1000" office:value-type="float" office:value="8.749" calcext:value-type="float">
            <text:p>8.7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i-58</text:p>
          </table:table-cell>
          <table:table-cell table:formula="of:=[.E172]" office:value-type="float" office:value="0.151018454030873" calcext:value-type="float">
            <text:p>0.151018454030873</text:p>
          </table:table-cell>
          <table:table-cell table:formula="of:=[$'molar density'.A20]" office:value-type="float" office:value="0.151018454030873" calcext:value-type="float">
            <text:p>0.151018454030873</text:p>
          </table:table-cell>
          <table:table-cell/>
          <table:table-cell office:value-type="float" office:value="57.935342907" calcext:value-type="float">
            <text:p>57.935342907</text:p>
          </table:table-cell>
          <table:table-cell table:number-columns-repeated="2"/>
          <table:table-cell table:formula="of:=[.G172]*[.D172]" office:value-type="float" office:value="8.74930591956367" calcext:value-type="float">
            <text:p>8.74930591956367</text:p>
          </table:table-cell>
        </table:table-row>
        <table:table-row table:style-name="ro1">
          <table:table-cell table:formula="of:=ROUND([.J173]*1000)/1000" office:value-type="float" office:value="17.202" calcext:value-type="float">
            <text:p>17.2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d-114</text:p>
          </table:table-cell>
          <table:table-cell table:formula="of:=[.D172]" office:value-type="float" office:value="0.151018454030873" calcext:value-type="float">
            <text:p>0.151018454030873</text:p>
          </table:table-cell>
          <table:table-cell table:number-columns-repeated="2"/>
          <table:table-cell office:value-type="float" office:value="113.90335854" calcext:value-type="float">
            <text:p>113.90335854</text:p>
          </table:table-cell>
          <table:table-cell table:number-columns-repeated="2"/>
          <table:table-cell table:formula="of:=[.G173]*[.D173]" office:value-type="float" office:value="17.2015091156351" calcext:value-type="float">
            <text:p>17.2015091156351</text:p>
          </table:table-cell>
        </table:table-row>
        <table:table-row table:style-name="ro1">
          <table:table-cell table:formula="of:=ROUND([.J174]*1000)/1000" office:value-type="float" office:value="8.777" calcext:value-type="float">
            <text:p>8.77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er-162</text:p>
          </table:table-cell>
          <table:table-cell table:formula="of:=[.E174]" office:value-type="float" office:value="0.0542033612541029" calcext:value-type="float">
            <text:p>0.0542033612541029</text:p>
          </table:table-cell>
          <table:table-cell table:formula="of:=[$'molar density'.A57]" office:value-type="float" office:value="0.0542033612541029" calcext:value-type="float">
            <text:p>0.0542033612541029</text:p>
          </table:table-cell>
          <table:table-cell/>
          <table:table-cell office:value-type="float" office:value="161.928778264" calcext:value-type="float">
            <text:p>161.928778264</text:p>
          </table:table-cell>
          <table:table-cell table:number-columns-repeated="2"/>
          <table:table-cell table:formula="of:=[.G174]*[.D174]" office:value-type="float" office:value="8.77708406567912" calcext:value-type="float">
            <text:p>8.77708406567912</text:p>
          </table:table-cell>
        </table:table-row>
        <table:table-row table:style-name="ro1">
          <table:table-cell table:formula="of:=ROUND([.J175]*1000)/1000" office:value-type="float" office:value="8.795" calcext:value-type="float">
            <text:p>8.79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ho-165</text:p>
          </table:table-cell>
          <table:table-cell table:formula="of:=[.E175]" office:value-type="float" office:value="0.0533255491750463" calcext:value-type="float">
            <text:p>0.0533255491750463</text:p>
          </table:table-cell>
          <table:table-cell table:formula="of:=[$'molar density'.A56]" office:value-type="float" office:value="0.0533255491750463" calcext:value-type="float">
            <text:p>0.0533255491750463</text:p>
          </table:table-cell>
          <table:table-cell/>
          <table:table-cell office:value-type="float" office:value="164.93032207" calcext:value-type="float">
            <text:p>164.93032207</text:p>
          </table:table-cell>
          <table:table-cell table:number-columns-repeated="2"/>
          <table:table-cell table:formula="of:=[.G175]*[.D175]" office:value-type="float" office:value="8.795" calcext:value-type="float">
            <text:p>8.795</text:p>
          </table:table-cell>
        </table:table-row>
        <table:table-row table:style-name="ro1">
          <table:table-cell table:formula="of:=ROUND([.J176]*1000)/1000" office:value-type="float" office:value="8.873" calcext:value-type="float">
            <text:p>8.8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u-63</text:p>
          </table:table-cell>
          <table:table-cell table:formula="of:=[.E176]" office:value-type="float" office:value="0.141000220312844" calcext:value-type="float">
            <text:p>0.141000220312844</text:p>
          </table:table-cell>
          <table:table-cell table:formula="of:=[$'molar density'.A21]" office:value-type="float" office:value="0.141000220312844" calcext:value-type="float">
            <text:p>0.141000220312844</text:p>
          </table:table-cell>
          <table:table-cell/>
          <table:table-cell office:value-type="float" office:value="62.929597474" calcext:value-type="float">
            <text:p>62.929597474</text:p>
          </table:table-cell>
          <table:table-cell table:number-columns-repeated="2"/>
          <table:table-cell table:formula="of:=[.G176]*[.D176]" office:value-type="float" office:value="8.87308710803261" calcext:value-type="float">
            <text:p>8.87308710803261</text:p>
          </table:table-cell>
        </table:table-row>
        <table:table-row table:style-name="ro1">
          <table:table-cell table:formula="of:=ROUND([.J177]*1000)/1000" office:value-type="float" office:value="23.114" calcext:value-type="float">
            <text:p>23.114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er-164</text:p>
          </table:table-cell>
          <table:table-cell table:formula="of:=[.D176]" office:value-type="float" office:value="0.141000220312844" calcext:value-type="float">
            <text:p>0.141000220312844</text:p>
          </table:table-cell>
          <table:table-cell table:number-columns-repeated="2"/>
          <table:table-cell office:value-type="float" office:value="163.929200229" calcext:value-type="float">
            <text:p>163.929200229</text:p>
          </table:table-cell>
          <table:table-cell table:number-columns-repeated="2"/>
          <table:table-cell table:formula="of:=[.G177]*[.D177]" office:value-type="float" office:value="23.1140533479974" calcext:value-type="float">
            <text:p>23.1140533479974</text:p>
          </table:table-cell>
        </table:table-row>
        <table:table-row table:style-name="ro1">
          <table:table-cell table:formula="of:=ROUND([.J178]*1000)/1000" office:value-type="float" office:value="16.343" calcext:value-type="float">
            <text:p>16.34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d-116</text:p>
          </table:table-cell>
          <table:table-cell table:formula="of:=[.D177]" office:value-type="float" office:value="0.141000220312844" calcext:value-type="float">
            <text:p>0.141000220312844</text:p>
          </table:table-cell>
          <table:table-cell table:number-columns-repeated="2"/>
          <table:table-cell office:value-type="float" office:value="115.904755809" calcext:value-type="float">
            <text:p>115.904755809</text:p>
          </table:table-cell>
          <table:table-cell table:number-columns-repeated="2"/>
          <table:table-cell table:formula="of:=[.G178]*[.D178]" office:value-type="float" office:value="16.3425961043754" calcext:value-type="float">
            <text:p>16.3425961043754</text:p>
          </table:table-cell>
        </table:table-row>
        <table:table-row table:style-name="ro1">
          <table:table-cell table:formula="of:=ROUND([.J179]*1000)/1000" office:value-type="float" office:value="8.944" calcext:value-type="float">
            <text:p>8.9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-59</text:p>
          </table:table-cell>
          <table:table-cell table:formula="of:=[.E179]" office:value-type="float" office:value="0.151771749464165" calcext:value-type="float">
            <text:p>0.151771749464165</text:p>
          </table:table-cell>
          <table:table-cell table:formula="of:=[$'molar density'.A19]" office:value-type="float" office:value="0.151771749464165" calcext:value-type="float">
            <text:p>0.151771749464165</text:p>
          </table:table-cell>
          <table:table-cell/>
          <table:table-cell office:value-type="float" office:value="58.933195048" calcext:value-type="float">
            <text:p>58.933195048</text:p>
          </table:table-cell>
          <table:table-cell table:number-columns-repeated="2"/>
          <table:table-cell table:formula="of:=[.G179]*[.D179]" office:value-type="float" office:value="8.94439411394781" calcext:value-type="float">
            <text:p>8.94439411394781</text:p>
          </table:table-cell>
        </table:table-row>
        <table:table-row table:style-name="ro1">
          <table:table-cell table:formula="of:=ROUND([.J180]*1000)/1000" office:value-type="float" office:value="25.184" calcext:value-type="float">
            <text:p>25.18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er-166</text:p>
          </table:table-cell>
          <table:table-cell table:formula="of:=[.D179]" office:value-type="float" office:value="0.151771749464165" calcext:value-type="float">
            <text:p>0.151771749464165</text:p>
          </table:table-cell>
          <table:table-cell table:number-columns-repeated="2"/>
          <table:table-cell office:value-type="float" office:value="165.930293061" calcext:value-type="float">
            <text:p>165.930293061</text:p>
          </table:table-cell>
          <table:table-cell table:number-columns-repeated="2"/>
          <table:table-cell table:formula="of:=[.G180]*[.D180]" office:value-type="float" office:value="25.1835308669695" calcext:value-type="float">
            <text:p>25.1835308669695</text:p>
          </table:table-cell>
        </table:table-row>
        <table:table-row table:style-name="ro1">
          <table:table-cell table:formula="of:=ROUND([.J181]*1000)/1000" office:value-type="float" office:value="25.336" calcext:value-type="float">
            <text:p>25.33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er-167</text:p>
          </table:table-cell>
          <table:table-cell table:formula="of:=[.D180]" office:value-type="float" office:value="0.151771749464165" calcext:value-type="float">
            <text:p>0.151771749464165</text:p>
          </table:table-cell>
          <table:table-cell table:number-columns-repeated="2"/>
          <table:table-cell office:value-type="float" office:value="166.932048159" calcext:value-type="float">
            <text:p>166.932048159</text:p>
          </table:table-cell>
          <table:table-cell table:number-columns-repeated="2"/>
          <table:table-cell table:formula="of:=[.G181]*[.D181]" office:value-type="float" office:value="25.3355689907276" calcext:value-type="float">
            <text:p>25.3355689907276</text:p>
          </table:table-cell>
        </table:table-row>
        <table:table-row table:style-name="ro1">
          <table:table-cell table:formula="of:=ROUND([.J182]*1000)/1000" office:value-type="float" office:value="9.096" calcext:value-type="float">
            <text:p>9.0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i-60</text:p>
          </table:table-cell>
          <table:table-cell table:formula="of:=[.D181]" office:value-type="float" office:value="0.151771749464165" calcext:value-type="float">
            <text:p>0.151771749464165</text:p>
          </table:table-cell>
          <table:table-cell table:number-columns-repeated="2"/>
          <table:table-cell office:value-type="float" office:value="59.930786372" calcext:value-type="float">
            <text:p>59.930786372</text:p>
          </table:table-cell>
          <table:table-cell table:number-columns-repeated="2"/>
          <table:table-cell table:formula="of:=[.G182]*[.D182]" office:value-type="float" office:value="9.09580029444156" calcext:value-type="float">
            <text:p>9.09580029444156</text:p>
          </table:table-cell>
        </table:table-row>
        <table:table-row table:style-name="ro1">
          <table:table-cell table:formula="of:=ROUND([.J183]*1000)/1000" office:value-type="float" office:value="25.487" calcext:value-type="float">
            <text:p>25.487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er-168</text:p>
          </table:table-cell>
          <table:table-cell table:formula="of:=[.D182]" office:value-type="float" office:value="0.151771749464165" calcext:value-type="float">
            <text:p>0.151771749464165</text:p>
          </table:table-cell>
          <table:table-cell table:number-columns-repeated="2"/>
          <table:table-cell office:value-type="float" office:value="167.932370224" calcext:value-type="float">
            <text:p>167.932370224</text:p>
          </table:table-cell>
          <table:table-cell table:number-columns-repeated="2"/>
          <table:table-cell table:formula="of:=[.G183]*[.D183]" office:value-type="float" office:value="25.4873896205603" calcext:value-type="float">
            <text:p>25.4873896205603</text:p>
          </table:table-cell>
        </table:table-row>
        <table:table-row table:style-name="ro1">
          <table:table-cell table:formula="of:=ROUND([.J184]*1000)/1000" office:value-type="float" office:value="9.854" calcext:value-type="float">
            <text:p>9.8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u-65</text:p>
          </table:table-cell>
          <table:table-cell table:formula="of:=[.D183]" office:value-type="float" office:value="0.151771749464165" calcext:value-type="float">
            <text:p>0.151771749464165</text:p>
          </table:table-cell>
          <table:table-cell table:number-columns-repeated="2"/>
          <table:table-cell office:value-type="float" office:value="64.927789485" calcext:value-type="float">
            <text:p>64.927789485</text:p>
          </table:table-cell>
          <table:table-cell table:number-columns-repeated="2"/>
          <table:table-cell table:formula="of:=[.G184]*[.D184]" office:value-type="float" office:value="9.85420419897944" calcext:value-type="float">
            <text:p>9.85420419897944</text:p>
          </table:table-cell>
        </table:table-row>
        <table:table-row table:style-name="ro1">
          <table:table-cell table:formula="of:=ROUND([.J185]*1000)/1000" office:value-type="float" office:value="9.196" calcext:value-type="float">
            <text:p>9.19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po-209</text:p>
          </table:table-cell>
          <table:table-cell table:formula="of:=[.E185]" office:value-type="float" office:value="0.0440036991667596" calcext:value-type="float">
            <text:p>0.0440036991667596</text:p>
          </table:table-cell>
          <table:table-cell table:formula="of:=[$'molar density'.A73]" office:value-type="float" office:value="0.0440036991667596" calcext:value-type="float">
            <text:p>0.0440036991667596</text:p>
          </table:table-cell>
          <table:table-cell/>
          <table:table-cell office:value-type="float" office:value="208.982430435" calcext:value-type="float">
            <text:p>208.982430435</text:p>
          </table:table-cell>
          <table:table-cell table:number-columns-repeated="2"/>
          <table:table-cell table:formula="of:=[.G185]*[.D185]" office:value-type="float" office:value="9.196" calcext:value-type="float">
            <text:p>9.196</text:p>
          </table:table-cell>
        </table:table-row>
        <table:table-row table:style-name="ro1">
          <table:table-cell table:formula="of:=ROUND([.J186]*1000)/1000" office:value-type="float" office:value="2.681" calcext:value-type="float">
            <text:p>2.6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i-61</text:p>
          </table:table-cell>
          <table:table-cell table:formula="of:=[.D185]" office:value-type="float" office:value="0.0440036991667596" calcext:value-type="float">
            <text:p>0.0440036991667596</text:p>
          </table:table-cell>
          <table:table-cell table:number-columns-repeated="2"/>
          <table:table-cell office:value-type="float" office:value="60.931056033" calcext:value-type="float">
            <text:p>60.931056033</text:p>
          </table:table-cell>
          <table:table-cell table:number-columns-repeated="2"/>
          <table:table-cell table:formula="of:=[.G186]*[.D186]" office:value-type="float" office:value="2.6811918595891" calcext:value-type="float">
            <text:p>2.6811918595891</text:p>
          </table:table-cell>
        </table:table-row>
        <table:table-row table:style-name="ro1">
          <table:table-cell table:formula="of:=ROUND([.J187]*1000)/1000" office:value-type="float" office:value="7.478" calcext:value-type="float">
            <text:p>7.47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er-170</text:p>
          </table:table-cell>
          <table:table-cell table:formula="of:=[.D186]" office:value-type="float" office:value="0.0440036991667596" calcext:value-type="float">
            <text:p>0.0440036991667596</text:p>
          </table:table-cell>
          <table:table-cell table:number-columns-repeated="2"/>
          <table:table-cell office:value-type="float" office:value="169.935464312" calcext:value-type="float">
            <text:p>169.935464312</text:p>
          </table:table-cell>
          <table:table-cell table:number-columns-repeated="2"/>
          <table:table-cell table:formula="of:=[.G187]*[.D187]" office:value-type="float" office:value="7.47778904934886" calcext:value-type="float">
            <text:p>7.47778904934886</text:p>
          </table:table-cell>
        </table:table-row>
        <table:table-row table:style-name="ro1">
          <table:table-cell table:formula="of:=ROUND([.J188]*1000)/1000" office:value-type="float" office:value="9.32" calcext:value-type="float">
            <text:p>9.3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m-169</text:p>
          </table:table-cell>
          <table:table-cell table:formula="of:=[.E188]" office:value-type="float" office:value="0.0551694048274736" calcext:value-type="float">
            <text:p>0.0551694048274736</text:p>
          </table:table-cell>
          <table:table-cell table:formula="of:=[$'molar density'.A58]" office:value-type="float" office:value="0.0551694048274736" calcext:value-type="float">
            <text:p>0.0551694048274736</text:p>
          </table:table-cell>
          <table:table-cell/>
          <table:table-cell office:value-type="float" office:value="168.93421325" calcext:value-type="float">
            <text:p>168.93421325</text:p>
          </table:table-cell>
          <table:table-cell table:number-columns-repeated="2"/>
          <table:table-cell table:formula="of:=[.G188]*[.D188]" office:value-type="float" office:value="9.32" calcext:value-type="float">
            <text:p>9.32</text:p>
          </table:table-cell>
        </table:table-row>
        <table:table-row table:style-name="ro1">
          <table:table-cell table:formula="of:=ROUND([.J189]*1000)/1000" office:value-type="float" office:value="3.417" calcext:value-type="float">
            <text:p>3.4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i-62</text:p>
          </table:table-cell>
          <table:table-cell table:formula="of:=[.D188]" office:value-type="float" office:value="0.0551694048274736" calcext:value-type="float">
            <text:p>0.0551694048274736</text:p>
          </table:table-cell>
          <table:table-cell table:number-columns-repeated="2"/>
          <table:table-cell office:value-type="float" office:value="61.928345115" calcext:value-type="float">
            <text:p>61.928345115</text:p>
          </table:table-cell>
          <table:table-cell table:number-columns-repeated="2"/>
          <table:table-cell table:formula="of:=[.G189]*[.D189]" office:value-type="float" office:value="3.41654994194493" calcext:value-type="float">
            <text:p>3.41654994194493</text:p>
          </table:table-cell>
        </table:table-row>
        <table:table-row table:style-name="ro1">
          <table:table-cell table:formula="of:=ROUND([.J190]*1000)/1000" office:value-type="float" office:value="3.527" calcext:value-type="float">
            <text:p>3.5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i-64</text:p>
          </table:table-cell>
          <table:table-cell table:formula="of:=[.D189]" office:value-type="float" office:value="0.0551694048274736" calcext:value-type="float">
            <text:p>0.0551694048274736</text:p>
          </table:table-cell>
          <table:table-cell table:number-columns-repeated="2"/>
          <table:table-cell office:value-type="float" office:value="63.927965959" calcext:value-type="float">
            <text:p>63.927965959</text:p>
          </table:table-cell>
          <table:table-cell table:number-columns-repeated="2"/>
          <table:table-cell table:formula="of:=[.G190]*[.D190]" office:value-type="float" office:value="3.52686783378902" calcext:value-type="float">
            <text:p>3.52686783378902</text:p>
          </table:table-cell>
        </table:table-row>
        <table:table-row table:style-name="ro1">
          <table:table-cell table:formula="of:=ROUND([.J191]*1000)/1000" office:value-type="float" office:value="9.78" calcext:value-type="float">
            <text:p>9.7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i-209</text:p>
          </table:table-cell>
          <table:table-cell table:formula="of:=[.E191]" office:value-type="float" office:value="0.0467986474293622" calcext:value-type="float">
            <text:p>0.0467986474293622</text:p>
          </table:table-cell>
          <table:table-cell table:formula="of:=[$'molar density'.A72]" office:value-type="float" office:value="0.0467986474293622" calcext:value-type="float">
            <text:p>0.0467986474293622</text:p>
          </table:table-cell>
          <table:table-cell/>
          <table:table-cell office:value-type="float" office:value="208.980398734" calcext:value-type="float">
            <text:p>208.980398734</text:p>
          </table:table-cell>
          <table:table-cell table:number-columns-repeated="2"/>
          <table:table-cell table:formula="of:=[.G191]*[.D191]" office:value-type="float" office:value="9.78" calcext:value-type="float">
            <text:p>9.78</text:p>
          </table:table-cell>
        </table:table-row>
        <table:table-row table:style-name="ro1">
          <table:table-cell table:formula="of:=ROUND([.J192]*1000)/1000" office:value-type="float" office:value="9.84" calcext:value-type="float">
            <text:p>9.8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u-175</text:p>
          </table:table-cell>
          <table:table-cell table:formula="of:=[.E192]" office:value-type="float" office:value="0.0562449561859736" calcext:value-type="float">
            <text:p>0.0562449561859736</text:p>
          </table:table-cell>
          <table:table-cell table:formula="of:=[$'molar density'.A60]" office:value-type="float" office:value="0.0562449561859736" calcext:value-type="float">
            <text:p>0.0562449561859736</text:p>
          </table:table-cell>
          <table:table-cell/>
          <table:table-cell office:value-type="float" office:value="174.940771819" calcext:value-type="float">
            <text:p>174.940771819</text:p>
          </table:table-cell>
          <table:table-cell table:number-columns-repeated="2"/>
          <table:table-cell table:formula="of:=[.G192]*[.D192]" office:value-type="float" office:value="9.83953604610005" calcext:value-type="float">
            <text:p>9.83953604610005</text:p>
          </table:table-cell>
        </table:table-row>
        <table:table-row table:style-name="ro1">
          <table:table-cell table:formula="of:=ROUND([.J193]*1000)/1000" office:value-type="float" office:value="9.846" calcext:value-type="float">
            <text:p>9.84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o-92</text:p>
          </table:table-cell>
          <table:table-cell table:formula="of:=[.E193]" office:value-type="float" office:value="0.107127969987495" calcext:value-type="float">
            <text:p>0.107127969987495</text:p>
          </table:table-cell>
          <table:table-cell table:formula="of:=[$'molar density'.A33]" office:value-type="float" office:value="0.107127969987495" calcext:value-type="float">
            <text:p>0.107127969987495</text:p>
          </table:table-cell>
          <table:table-cell/>
          <table:table-cell office:value-type="float" office:value="91.906810991" calcext:value-type="float">
            <text:p>91.906810991</text:p>
          </table:table-cell>
          <table:table-cell table:number-columns-repeated="2"/>
          <table:table-cell table:formula="of:=[.G193]*[.D193]" office:value-type="float" office:value="9.84579008949021" calcext:value-type="float">
            <text:p>9.84579008949021</text:p>
          </table:table-cell>
        </table:table-row>
        <table:table-row table:style-name="ro1">
          <table:table-cell table:formula="of:=ROUND([.J194]*1000)/1000" office:value-type="float" office:value="18.848" calcext:value-type="float">
            <text:p>18.84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u-176</text:p>
          </table:table-cell>
          <table:table-cell table:formula="of:=[.D193]" office:value-type="float" office:value="0.107127969987495" calcext:value-type="float">
            <text:p>0.107127969987495</text:p>
          </table:table-cell>
          <table:table-cell table:number-columns-repeated="2"/>
          <table:table-cell office:value-type="float" office:value="175.94268631" calcext:value-type="float">
            <text:p>175.94268631</text:p>
          </table:table-cell>
          <table:table-cell table:number-columns-repeated="2"/>
          <table:table-cell table:formula="of:=[.G194]*[.D194]" office:value-type="float" office:value="18.8483828185369" calcext:value-type="float">
            <text:p>18.8483828185369</text:p>
          </table:table-cell>
        </table:table-row>
        <table:table-row table:style-name="ro1">
          <table:table-cell table:formula="of:=ROUND([.J195]*1000)/1000" office:value-type="float" office:value="10.06" calcext:value-type="float">
            <text:p>10.0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o-94</text:p>
          </table:table-cell>
          <table:table-cell table:formula="of:=[.D194]" office:value-type="float" office:value="0.107127969987495" calcext:value-type="float">
            <text:p>0.107127969987495</text:p>
          </table:table-cell>
          <table:table-cell table:number-columns-repeated="2"/>
          <table:table-cell office:value-type="float" office:value="93.905088269" calcext:value-type="float">
            <text:p>93.905088269</text:p>
          </table:table-cell>
          <table:table-cell table:number-columns-repeated="2"/>
          <table:table-cell table:formula="of:=[.G195]*[.D195]" office:value-type="float" office:value="10.0598614777545" calcext:value-type="float">
            <text:p>10.0598614777545</text:p>
          </table:table-cell>
        </table:table-row>
        <table:table-row table:style-name="ro1">
          <table:table-cell table:formula="of:=ROUND([.J196]*1000)/1000" office:value-type="float" office:value="10.167" calcext:value-type="float">
            <text:p>10.16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o-95</text:p>
          </table:table-cell>
          <table:table-cell table:formula="of:=[.D195]" office:value-type="float" office:value="0.107127969987495" calcext:value-type="float">
            <text:p>0.107127969987495</text:p>
          </table:table-cell>
          <table:table-cell table:number-columns-repeated="2"/>
          <table:table-cell office:value-type="float" office:value="94.905842129" calcext:value-type="float">
            <text:p>94.905842129</text:p>
          </table:table-cell>
          <table:table-cell table:number-columns-repeated="2"/>
          <table:table-cell table:formula="of:=[.G196]*[.D196]" office:value-type="float" office:value="10.1670702072334" calcext:value-type="float">
            <text:p>10.1670702072334</text:p>
          </table:table-cell>
        </table:table-row>
        <table:table-row table:style-name="ro1">
          <table:table-cell table:formula="of:=ROUND([.J197]*1000)/1000" office:value-type="float" office:value="10.274" calcext:value-type="float">
            <text:p>10.2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o-96</text:p>
          </table:table-cell>
          <table:table-cell table:formula="of:=[.D196]" office:value-type="float" office:value="0.107127969987495" calcext:value-type="float">
            <text:p>0.107127969987495</text:p>
          </table:table-cell>
          <table:table-cell table:number-columns-repeated="2"/>
          <table:table-cell office:value-type="float" office:value="95.904679477" calcext:value-type="float">
            <text:p>95.904679477</text:p>
          </table:table-cell>
          <table:table-cell table:number-columns-repeated="2"/>
          <table:table-cell table:formula="of:=[.G197]*[.D197]" office:value-type="float" office:value="10.2740736246724" calcext:value-type="float">
            <text:p>10.2740736246724</text:p>
          </table:table-cell>
        </table:table-row>
        <table:table-row table:style-name="ro1">
          <table:table-cell table:formula="of:=ROUND([.J198]*1000)/1000" office:value-type="float" office:value="10.381" calcext:value-type="float">
            <text:p>10.38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o-97</text:p>
          </table:table-cell>
          <table:table-cell table:formula="of:=[.D197]" office:value-type="float" office:value="0.107127969987495" calcext:value-type="float">
            <text:p>0.107127969987495</text:p>
          </table:table-cell>
          <table:table-cell table:number-columns-repeated="2"/>
          <table:table-cell office:value-type="float" office:value="96.906021465" calcext:value-type="float">
            <text:p>96.906021465</text:p>
          </table:table-cell>
          <table:table-cell table:number-columns-repeated="2"/>
          <table:table-cell table:formula="of:=[.G198]*[.D198]" office:value-type="float" office:value="10.38134535911" calcext:value-type="float">
            <text:p>10.38134535911</text:p>
          </table:table-cell>
        </table:table-row>
        <table:table-row table:style-name="ro1">
          <table:table-cell table:formula="of:=ROUND([.J199]*1000)/1000" office:value-type="float" office:value="10.396" calcext:value-type="float">
            <text:p>10.3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g-107</text:p>
          </table:table-cell>
          <table:table-cell table:formula="of:=[.E199]" office:value-type="float" office:value="0.0972483085839942" calcext:value-type="float">
            <text:p>0.0972483085839942</text:p>
          </table:table-cell>
          <table:table-cell table:formula="of:=[$'molar density'.A38]" office:value-type="float" office:value="0.0972483085839942" calcext:value-type="float">
            <text:p>0.0972483085839942</text:p>
          </table:table-cell>
          <table:table-cell/>
          <table:table-cell office:value-type="float" office:value="106.90509682" calcext:value-type="float">
            <text:p>106.90509682</text:p>
          </table:table-cell>
          <table:table-cell table:number-columns-repeated="2"/>
          <table:table-cell table:formula="of:=[.G199]*[.D199]" office:value-type="float" office:value="10.3963398447531" calcext:value-type="float">
            <text:p>10.3963398447531</text:p>
          </table:table-cell>
        </table:table-row>
        <table:table-row table:style-name="ro1">
          <table:table-cell table:formula="of:=ROUND([.J200]*1000)/1000" office:value-type="float" office:value="9.521" calcext:value-type="float">
            <text:p>9.52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o-98</text:p>
          </table:table-cell>
          <table:table-cell table:formula="of:=[.D199]" office:value-type="float" office:value="0.0972483085839942" calcext:value-type="float">
            <text:p>0.0972483085839942</text:p>
          </table:table-cell>
          <table:table-cell table:number-columns-repeated="2"/>
          <table:table-cell office:value-type="float" office:value="97.905408169" calcext:value-type="float">
            <text:p>97.905408169</text:p>
          </table:table-cell>
          <table:table-cell table:number-columns-repeated="2"/>
          <table:table-cell table:formula="of:=[.G200]*[.D200]" office:value-type="float" office:value="9.52113534566082" calcext:value-type="float">
            <text:p>9.52113534566082</text:p>
          </table:table-cell>
        </table:table-row>
        <table:table-row table:style-name="ro1">
          <table:table-cell table:formula="of:=ROUND([.J201]*1000)/1000" office:value-type="float" office:value="10.591" calcext:value-type="float">
            <text:p>10.5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g-109</text:p>
          </table:table-cell>
          <table:table-cell table:formula="of:=[.D200]" office:value-type="float" office:value="0.0972483085839942" calcext:value-type="float">
            <text:p>0.0972483085839942</text:p>
          </table:table-cell>
          <table:table-cell table:number-columns-repeated="2"/>
          <table:table-cell office:value-type="float" office:value="108.904752292" calcext:value-type="float">
            <text:p>108.904752292</text:p>
          </table:table-cell>
          <table:table-cell table:number-columns-repeated="2"/>
          <table:table-cell table:formula="of:=[.G201]*[.D201]" office:value-type="float" office:value="10.5908029571559" calcext:value-type="float">
            <text:p>10.5908029571559</text:p>
          </table:table-cell>
        </table:table-row>
        <table:table-row table:style-name="ro1">
          <table:table-cell table:formula="of:=ROUND([.J202]*1000)/1000" office:value-type="float" office:value="9.716" calcext:value-type="float">
            <text:p>9.7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o-100</text:p>
          </table:table-cell>
          <table:table-cell table:formula="of:=[.D201]" office:value-type="float" office:value="0.0972483085839942" calcext:value-type="float">
            <text:p>0.0972483085839942</text:p>
          </table:table-cell>
          <table:table-cell table:number-columns-repeated="2"/>
          <table:table-cell office:value-type="float" office:value="99.907477336" calcext:value-type="float">
            <text:p>99.907477336</text:p>
          </table:table-cell>
          <table:table-cell table:number-columns-repeated="2"/>
          <table:table-cell table:formula="of:=[.G202]*[.D202]" office:value-type="float" office:value="9.71583318581973" calcext:value-type="float">
            <text:p>9.71583318581973</text:p>
          </table:table-cell>
        </table:table-row>
        <table:table-row table:style-name="ro1">
          <table:table-cell table:formula="of:=ROUND([.J203]*1000)/1000" office:value-type="float" office:value="11.163" calcext:value-type="float">
            <text:p>11.16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b-204</text:p>
          </table:table-cell>
          <table:table-cell table:formula="of:=[.E203]" office:value-type="float" office:value="0.0547297297297297" calcext:value-type="float">
            <text:p>0.0547297297297297</text:p>
          </table:table-cell>
          <table:table-cell table:formula="of:=[$'molar density'.A71]" office:value-type="float" office:value="0.0547297297297297" calcext:value-type="float">
            <text:p>0.0547297297297297</text:p>
          </table:table-cell>
          <table:table-cell/>
          <table:table-cell office:value-type="float" office:value="203.973043589" calcext:value-type="float">
            <text:p>203.973043589</text:p>
          </table:table-cell>
          <table:table-cell table:number-columns-repeated="2"/>
          <table:table-cell table:formula="of:=[.G203]*[.D203]" office:value-type="float" office:value="11.1633895477764" calcext:value-type="float">
            <text:p>11.1633895477764</text:p>
          </table:table-cell>
        </table:table-row>
        <table:table-row table:style-name="ro1">
          <table:table-cell table:formula="of:=ROUND([.J204]*1000)/1000" office:value-type="float" office:value="11.218" calcext:value-type="float">
            <text:p>11.21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pb-205</text:p>
          </table:table-cell>
          <table:table-cell table:formula="of:=[.D203]" office:value-type="float" office:value="0.0547297297297297" calcext:value-type="float">
            <text:p>0.0547297297297297</text:p>
          </table:table-cell>
          <table:table-cell table:number-columns-repeated="2"/>
          <table:table-cell office:value-type="float" office:value="204.974481755" calcext:value-type="float">
            <text:p>204.974481755</text:p>
          </table:table-cell>
          <table:table-cell table:number-columns-repeated="2"/>
          <table:table-cell table:formula="of:=[.G204]*[.D204]" office:value-type="float" office:value="11.2181979879426" calcext:value-type="float">
            <text:p>11.2181979879426</text:p>
          </table:table-cell>
        </table:table-row>
        <table:table-row table:style-name="ro1">
          <table:table-cell table:formula="of:=ROUND([.J205]*1000)/1000" office:value-type="float" office:value="11.273" calcext:value-type="float">
            <text:p>11.27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b-206</text:p>
          </table:table-cell>
          <table:table-cell table:formula="of:=[.D204]" office:value-type="float" office:value="0.0547297297297297" calcext:value-type="float">
            <text:p>0.0547297297297297</text:p>
          </table:table-cell>
          <table:table-cell table:number-columns-repeated="2"/>
          <table:table-cell office:value-type="float" office:value="205.974465278" calcext:value-type="float">
            <text:p>205.974465278</text:p>
          </table:table-cell>
          <table:table-cell table:number-columns-repeated="2"/>
          <table:table-cell table:formula="of:=[.G205]*[.D205]" office:value-type="float" office:value="11.2729268158905" calcext:value-type="float">
            <text:p>11.2729268158905</text:p>
          </table:table-cell>
        </table:table-row>
        <table:table-row table:style-name="ro1">
          <table:table-cell table:formula="of:=ROUND([.J206]*1000)/1000" office:value-type="float" office:value="11.328" calcext:value-type="float">
            <text:p>11.32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pb-207</text:p>
          </table:table-cell>
          <table:table-cell table:formula="of:=[.D205]" office:value-type="float" office:value="0.0547297297297297" calcext:value-type="float">
            <text:p>0.0547297297297297</text:p>
          </table:table-cell>
          <table:table-cell table:number-columns-repeated="2"/>
          <table:table-cell office:value-type="float" office:value="206.975896887" calcext:value-type="float">
            <text:p>206.975896887</text:p>
          </table:table-cell>
          <table:table-cell table:number-columns-repeated="2"/>
          <table:table-cell table:formula="of:=[.G206]*[.D206]" office:value-type="float" office:value="11.3277348971939" calcext:value-type="float">
            <text:p>11.3277348971939</text:p>
          </table:table-cell>
        </table:table-row>
        <table:table-row table:style-name="ro1">
          <table:table-cell table:formula="of:=ROUND([.J207]*1000)/1000" office:value-type="float" office:value="11.383" calcext:value-type="float">
            <text:p>11.38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pb-208</text:p>
          </table:table-cell>
          <table:table-cell table:formula="of:=[.D206]" office:value-type="float" office:value="0.0547297297297297" calcext:value-type="float">
            <text:p>0.0547297297297297</text:p>
          </table:table-cell>
          <table:table-cell table:number-columns-repeated="2"/>
          <table:table-cell office:value-type="float" office:value="207.976652071" calcext:value-type="float">
            <text:p>207.976652071</text:p>
          </table:table-cell>
          <table:table-cell table:number-columns-repeated="2"/>
          <table:table-cell table:formula="of:=[.G207]*[.D207]" office:value-type="float" office:value="11.3825059579399" calcext:value-type="float">
            <text:p>11.3825059579399</text:p>
          </table:table-cell>
        </table:table-row>
        <table:table-row table:style-name="ro1">
          <table:table-cell table:formula="of:=ROUND([.J208]*1000)/1000" office:value-type="float" office:value="11.5" calcext:value-type="float">
            <text:p>11.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c-97</text:p>
          </table:table-cell>
          <table:table-cell table:formula="of:=[.E208]" office:value-type="float" office:value="0.118671255056525" calcext:value-type="float">
            <text:p>0.118671255056525</text:p>
          </table:table-cell>
          <table:table-cell table:formula="of:=[$'molar density'.A34]" office:value-type="float" office:value="0.118671255056525" calcext:value-type="float">
            <text:p>0.118671255056525</text:p>
          </table:table-cell>
          <table:table-cell/>
          <table:table-cell office:value-type="float" office:value="96.906365358" calcext:value-type="float">
            <text:p>96.906365358</text:p>
          </table:table-cell>
          <table:table-cell table:number-columns-repeated="2"/>
          <table:table-cell table:formula="of:=[.G208]*[.D208]" office:value-type="float" office:value="11.5" calcext:value-type="float">
            <text:p>11.5</text:p>
          </table:table-cell>
        </table:table-row>
        <table:table-row table:style-name="ro1">
          <table:table-cell table:formula="of:=ROUND([.J209]*1000)/1000" office:value-type="float" office:value="11.513" calcext:value-type="float">
            <text:p>11.51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d-102</text:p>
          </table:table-cell>
          <table:table-cell table:formula="of:=[.E209]" office:value-type="float" office:value="0.112976884044353" calcext:value-type="float">
            <text:p>0.112976884044353</text:p>
          </table:table-cell>
          <table:table-cell table:formula="of:=[$'molar density'.A37]" office:value-type="float" office:value="0.112976884044353" calcext:value-type="float">
            <text:p>0.112976884044353</text:p>
          </table:table-cell>
          <table:table-cell/>
          <table:table-cell office:value-type="float" office:value="101.905608544" calcext:value-type="float">
            <text:p>101.905608544</text:p>
          </table:table-cell>
          <table:table-cell table:number-columns-repeated="2"/>
          <table:table-cell table:formula="of:=[.G209]*[.D209]" office:value-type="float" office:value="11.5129781199447" calcext:value-type="float">
            <text:p>11.5129781199447</text:p>
          </table:table-cell>
        </table:table-row>
        <table:table-row table:style-name="ro1">
          <table:table-cell table:formula="of:=ROUND([.J210]*1000)/1000" office:value-type="float" office:value="11.061" calcext:value-type="float">
            <text:p>11.0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c-98</text:p>
          </table:table-cell>
          <table:table-cell table:formula="of:=[.D209]" office:value-type="float" office:value="0.112976884044353" calcext:value-type="float">
            <text:p>0.112976884044353</text:p>
          </table:table-cell>
          <table:table-cell table:number-columns-repeated="2"/>
          <table:table-cell office:value-type="float" office:value="97.907215966" calcext:value-type="float">
            <text:p>97.907215966</text:p>
          </table:table-cell>
          <table:table-cell table:number-columns-repeated="2"/>
          <table:table-cell table:formula="of:=[.G210]*[.D210]" office:value-type="float" office:value="11.0612521852962" calcext:value-type="float">
            <text:p>11.0612521852962</text:p>
          </table:table-cell>
        </table:table-row>
        <table:table-row table:style-name="ro1">
          <table:table-cell table:formula="of:=ROUND([.J211]*1000)/1000" office:value-type="float" office:value="11.724" calcext:value-type="float">
            <text:p>11.7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h-232</text:p>
          </table:table-cell>
          <table:table-cell table:formula="of:=[.E211]" office:value-type="float" office:value="0.050526194867385" calcext:value-type="float">
            <text:p>0.050526194867385</text:p>
          </table:table-cell>
          <table:table-cell table:formula="of:=[$'molar density'.A75]" office:value-type="float" office:value="0.050526194867385" calcext:value-type="float">
            <text:p>0.050526194867385</text:p>
          </table:table-cell>
          <table:table-cell/>
          <table:table-cell office:value-type="float" office:value="232.038055325" calcext:value-type="float">
            <text:p>232.038055325</text:p>
          </table:table-cell>
          <table:table-cell table:number-columns-repeated="2"/>
          <table:table-cell table:formula="of:=[.G211]*[.D211]" office:value-type="float" office:value="11.724" calcext:value-type="float">
            <text:p>11.724</text:p>
          </table:table-cell>
        </table:table-row>
        <table:table-row table:style-name="ro1">
          <table:table-cell table:formula="of:=ROUND([.J212]*1000)/1000" office:value-type="float" office:value="4.997" calcext:value-type="float">
            <text:p>4.99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c-99</text:p>
          </table:table-cell>
          <table:table-cell table:formula="of:=[.D211]" office:value-type="float" office:value="0.050526194867385" calcext:value-type="float">
            <text:p>0.050526194867385</text:p>
          </table:table-cell>
          <table:table-cell table:number-columns-repeated="2"/>
          <table:table-cell office:value-type="float" office:value="98.906254747" calcext:value-type="float">
            <text:p>98.906254747</text:p>
          </table:table-cell>
          <table:table-cell table:number-columns-repeated="2"/>
          <table:table-cell table:formula="of:=[.G212]*[.D212]" office:value-type="float" office:value="4.99735670095014" calcext:value-type="float">
            <text:p>4.99735670095014</text:p>
          </table:table-cell>
        </table:table-row>
        <table:table-row table:style-name="ro1">
          <table:table-cell table:formula="of:=ROUND([.J213]*1000)/1000" office:value-type="float" office:value="11.738" calcext:value-type="float">
            <text:p>11.73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-96</text:p>
          </table:table-cell>
          <table:table-cell table:formula="of:=[.E213]" office:value-type="float" office:value="0.12239042247947" calcext:value-type="float">
            <text:p>0.12239042247947</text:p>
          </table:table-cell>
          <table:table-cell table:formula="of:=[$'molar density'.A35]" office:value-type="float" office:value="0.12239042247947" calcext:value-type="float">
            <text:p>0.12239042247947</text:p>
          </table:table-cell>
          <table:table-cell/>
          <table:table-cell office:value-type="float" office:value="95.907597835" calcext:value-type="float">
            <text:p>95.907597835</text:p>
          </table:table-cell>
          <table:table-cell table:number-columns-repeated="2"/>
          <table:table-cell table:formula="of:=[.G213]*[.D213]" office:value-type="float" office:value="11.7381714180167" calcext:value-type="float">
            <text:p>11.7381714180167</text:p>
          </table:table-cell>
        </table:table-row>
        <table:table-row table:style-name="ro1">
          <table:table-cell table:formula="of:=ROUND([.J214]*1000)/1000" office:value-type="float" office:value="12.717" calcext:value-type="float">
            <text:p>12.71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d-104</text:p>
          </table:table-cell>
          <table:table-cell table:formula="of:=[.D213]" office:value-type="float" office:value="0.12239042247947" calcext:value-type="float">
            <text:p>0.12239042247947</text:p>
          </table:table-cell>
          <table:table-cell table:number-columns-repeated="2"/>
          <table:table-cell office:value-type="float" office:value="103.904035834" calcext:value-type="float">
            <text:p>103.904035834</text:p>
          </table:table-cell>
          <table:table-cell table:number-columns-repeated="2"/>
          <table:table-cell table:formula="of:=[.G214]*[.D214]" office:value-type="float" office:value="12.7168588430452" calcext:value-type="float">
            <text:p>12.7168588430452</text:p>
          </table:table-cell>
        </table:table-row>
        <table:table-row table:style-name="ro1">
          <table:table-cell table:formula="of:=ROUND([.J215]*1000)/1000" office:value-type="float" office:value="11.768" calcext:value-type="float">
            <text:p>11.76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l-203</text:p>
          </table:table-cell>
          <table:table-cell table:formula="of:=[.E215]" office:value-type="float" office:value="0.0579792967429335" calcext:value-type="float">
            <text:p>0.0579792967429335</text:p>
          </table:table-cell>
          <table:table-cell table:formula="of:=[$'molar density'.A70]" office:value-type="float" office:value="0.0579792967429335" calcext:value-type="float">
            <text:p>0.0579792967429335</text:p>
          </table:table-cell>
          <table:table-cell/>
          <table:table-cell office:value-type="float" office:value="202.97234422" calcext:value-type="float">
            <text:p>202.97234422</text:p>
          </table:table-cell>
          <table:table-cell table:number-columns-repeated="2"/>
          <table:table-cell table:formula="of:=[.G215]*[.D215]" office:value-type="float" office:value="11.7681937761402" calcext:value-type="float">
            <text:p>11.7681937761402</text:p>
          </table:table-cell>
        </table:table-row>
        <table:table-row table:style-name="ro1">
          <table:table-cell table:formula="of:=ROUND([.J216]*1000)/1000" office:value-type="float" office:value="6.082" calcext:value-type="float">
            <text:p>6.08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d-105</text:p>
          </table:table-cell>
          <table:table-cell table:formula="of:=[.D215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104.90508492" calcext:value-type="float">
            <text:p>104.90508492</text:p>
          </table:table-cell>
          <table:table-cell table:number-columns-repeated="2"/>
          <table:table-cell table:formula="of:=[.G216]*[.D216]" office:value-type="float" office:value="6.08232304841932" calcext:value-type="float">
            <text:p>6.08232304841932</text:p>
          </table:table-cell>
        </table:table-row>
        <table:table-row table:style-name="ro1">
          <table:table-cell table:formula="of:=ROUND([.J217]*1000)/1000" office:value-type="float" office:value="11.884" calcext:value-type="float">
            <text:p>11.88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tl-205</text:p>
          </table:table-cell>
          <table:table-cell table:formula="of:=[.D216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204.974427541" calcext:value-type="float">
            <text:p>204.974427541</text:p>
          </table:table-cell>
          <table:table-cell table:number-columns-repeated="2"/>
          <table:table-cell table:formula="of:=[.G217]*[.D217]" office:value-type="float" office:value="11.8842731591126" calcext:value-type="float">
            <text:p>11.8842731591126</text:p>
          </table:table-cell>
        </table:table-row>
        <table:table-row table:style-name="ro1">
          <table:table-cell table:formula="of:=ROUND([.J218]*1000)/1000" office:value-type="float" office:value="6.14" calcext:value-type="float">
            <text:p>6.1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d-106</text:p>
          </table:table-cell>
          <table:table-cell table:formula="of:=[.D217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105.903485715" calcext:value-type="float">
            <text:p>105.903485715</text:p>
          </table:table-cell>
          <table:table-cell table:number-columns-repeated="2"/>
          <table:table-cell table:formula="of:=[.G218]*[.D218]" office:value-type="float" office:value="6.140209624381" calcext:value-type="float">
            <text:p>6.140209624381</text:p>
          </table:table-cell>
        </table:table-row>
        <table:table-row table:style-name="ro1">
          <table:table-cell table:formula="of:=ROUND([.J219]*1000)/1000" office:value-type="float" office:value="5.676" calcext:value-type="float">
            <text:p>5.6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-98</text:p>
          </table:table-cell>
          <table:table-cell table:formula="of:=[.D218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97.905287132" calcext:value-type="float">
            <text:p>97.905287132</text:p>
          </table:table-cell>
          <table:table-cell table:number-columns-repeated="2"/>
          <table:table-cell table:formula="of:=[.G219]*[.D219]" office:value-type="float" office:value="5.67647969532834" calcext:value-type="float">
            <text:p>5.67647969532834</text:p>
          </table:table-cell>
        </table:table-row>
        <table:table-row table:style-name="ro1">
          <table:table-cell table:formula="of:=ROUND([.J220]*1000)/1000" office:value-type="float" office:value="6.198" calcext:value-type="float">
            <text:p>6.19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-107</text:p>
          </table:table-cell>
          <table:table-cell table:formula="of:=[.D219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106.905133481" calcext:value-type="float">
            <text:p>106.905133481</text:p>
          </table:table-cell>
          <table:table-cell table:number-columns-repeated="2"/>
          <table:table-cell table:formula="of:=[.G220]*[.D220]" office:value-type="float" office:value="6.19828445743781" calcext:value-type="float">
            <text:p>6.19828445743781</text:p>
          </table:table-cell>
        </table:table-row>
        <table:table-row table:style-name="ro1">
          <table:table-cell table:formula="of:=ROUND([.J221]*1000)/1000" office:value-type="float" office:value="5.734" calcext:value-type="float">
            <text:p>5.73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-99</text:p>
          </table:table-cell>
          <table:table-cell table:formula="of:=[.D220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98.905939302" calcext:value-type="float">
            <text:p>98.905939302</text:p>
          </table:table-cell>
          <table:table-cell table:number-columns-repeated="2"/>
          <table:table-cell table:formula="of:=[.G221]*[.D221]" office:value-type="float" office:value="5.73449680442923" calcext:value-type="float">
            <text:p>5.73449680442923</text:p>
          </table:table-cell>
        </table:table-row>
        <table:table-row table:style-name="ro1">
          <table:table-cell table:formula="of:=ROUND([.J222]*1000)/1000" office:value-type="float" office:value="6.256" calcext:value-type="float">
            <text:p>6.25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-108</text:p>
          </table:table-cell>
          <table:table-cell table:formula="of:=[.D221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107.903891701" calcext:value-type="float">
            <text:p>107.903891701</text:p>
          </table:table-cell>
          <table:table-cell table:number-columns-repeated="2"/>
          <table:table-cell table:formula="of:=[.G222]*[.D222]" office:value-type="float" office:value="6.25619175664964" calcext:value-type="float">
            <text:p>6.25619175664964</text:p>
          </table:table-cell>
        </table:table-row>
        <table:table-row table:style-name="ro1">
          <table:table-cell table:formula="of:=ROUND([.J223]*1000)/1000" office:value-type="float" office:value="5.792" calcext:value-type="float">
            <text:p>5.7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-100</text:p>
          </table:table-cell>
          <table:table-cell table:formula="of:=[.D222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99.904219476" calcext:value-type="float">
            <text:p>99.904219476</text:p>
          </table:table-cell>
          <table:table-cell table:number-columns-repeated="2"/>
          <table:table-cell table:formula="of:=[.G223]*[.D223]" office:value-type="float" office:value="5.79237638687016" calcext:value-type="float">
            <text:p>5.79237638687016</text:p>
          </table:table-cell>
        </table:table-row>
        <table:table-row table:style-name="ro1">
          <table:table-cell table:formula="of:=ROUND([.J224]*1000)/1000" office:value-type="float" office:value="5.85" calcext:value-type="float">
            <text:p>5.8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-101</text:p>
          </table:table-cell>
          <table:table-cell table:formula="of:=[.D223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100.905582087" calcext:value-type="float">
            <text:p>100.905582087</text:p>
          </table:table-cell>
          <table:table-cell table:number-columns-repeated="2"/>
          <table:table-cell table:formula="of:=[.G224]*[.D224]" office:value-type="float" office:value="5.85043468684061" calcext:value-type="float">
            <text:p>5.85043468684061</text:p>
          </table:table-cell>
        </table:table-row>
        <table:table-row table:style-name="ro1">
          <table:table-cell table:formula="of:=ROUND([.J225]*1000)/1000" office:value-type="float" office:value="6.372" calcext:value-type="float">
            <text:p>6.3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-110</text:p>
          </table:table-cell>
          <table:table-cell table:formula="of:=[.D224]" office:value-type="float" office:value="0.0579792967429335" calcext:value-type="float">
            <text:p>0.0579792967429335</text:p>
          </table:table-cell>
          <table:table-cell table:number-columns-repeated="2"/>
          <table:table-cell office:value-type="float" office:value="109.905153254" calcext:value-type="float">
            <text:p>109.905153254</text:p>
          </table:table-cell>
          <table:table-cell table:number-columns-repeated="2"/>
          <table:table-cell table:formula="of:=[.G225]*[.D225]" office:value-type="float" office:value="6.37222349409125" calcext:value-type="float">
            <text:p>6.37222349409125</text:p>
          </table:table-cell>
        </table:table-row>
        <table:table-row table:style-name="ro1">
          <table:table-cell table:formula="of:=ROUND([.J226]*1000)/1000" office:value-type="float" office:value="12.45" calcext:value-type="float">
            <text:p>12.4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h-103</text:p>
          </table:table-cell>
          <table:table-cell table:formula="of:=[.E226]" office:value-type="float" office:value="0.120984781967274" calcext:value-type="float">
            <text:p>0.120984781967274</text:p>
          </table:table-cell>
          <table:table-cell table:formula="of:=[$'molar density'.A36]" office:value-type="float" office:value="0.120984781967274" calcext:value-type="float">
            <text:p>0.120984781967274</text:p>
          </table:table-cell>
          <table:table-cell/>
          <table:table-cell office:value-type="float" office:value="102.905504292" calcext:value-type="float">
            <text:p>102.905504292</text:p>
          </table:table-cell>
          <table:table-cell table:number-columns-repeated="2"/>
          <table:table-cell table:formula="of:=[.G226]*[.D226]" office:value-type="float" office:value="12.45" calcext:value-type="float">
            <text:p>12.45</text:p>
          </table:table-cell>
        </table:table-row>
        <table:table-row table:style-name="ro1">
          <table:table-cell table:formula="of:=ROUND([.J227]*1000)/1000" office:value-type="float" office:value="12.329" calcext:value-type="float">
            <text:p>12.32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-102</text:p>
          </table:table-cell>
          <table:table-cell table:formula="of:=[.D226]" office:value-type="float" office:value="0.120984781967274" calcext:value-type="float">
            <text:p>0.120984781967274</text:p>
          </table:table-cell>
          <table:table-cell table:number-columns-repeated="2"/>
          <table:table-cell office:value-type="float" office:value="101.904349312" calcext:value-type="float">
            <text:p>101.904349312</text:p>
          </table:table-cell>
          <table:table-cell table:number-columns-repeated="2"/>
          <table:table-cell table:formula="of:=[.G227]*[.D227]" office:value-type="float" office:value="12.3288754830292" calcext:value-type="float">
            <text:p>12.3288754830292</text:p>
          </table:table-cell>
        </table:table-row>
        <table:table-row table:style-name="ro1">
          <table:table-cell table:formula="of:=ROUND([.J228]*1000)/1000" office:value-type="float" office:value="12.571" calcext:value-type="float">
            <text:p>12.5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-104</text:p>
          </table:table-cell>
          <table:table-cell table:formula="of:=[.D227]" office:value-type="float" office:value="0.120984781967274" calcext:value-type="float">
            <text:p>0.120984781967274</text:p>
          </table:table-cell>
          <table:table-cell table:number-columns-repeated="2"/>
          <table:table-cell office:value-type="float" office:value="103.905432701" calcext:value-type="float">
            <text:p>103.905432701</text:p>
          </table:table-cell>
          <table:table-cell table:number-columns-repeated="2"/>
          <table:table-cell table:formula="of:=[.G228]*[.D228]" office:value-type="float" office:value="12.5709761205457" calcext:value-type="float">
            <text:p>12.5709761205457</text:p>
          </table:table-cell>
        </table:table-row>
        <table:table-row table:style-name="ro1">
          <table:table-cell table:formula="of:=ROUND([.J229]*1000)/1000" office:value-type="float" office:value="12.971" calcext:value-type="float">
            <text:p>12.9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f-174</text:p>
          </table:table-cell>
          <table:table-cell table:formula="of:=[.E229]" office:value-type="float" office:value="0.0745700039217883" calcext:value-type="float">
            <text:p>0.0745700039217883</text:p>
          </table:table-cell>
          <table:table-cell table:formula="of:=[$'molar density'.A61]" office:value-type="float" office:value="0.0745700039217883" calcext:value-type="float">
            <text:p>0.0745700039217883</text:p>
          </table:table-cell>
          <table:table-cell/>
          <table:table-cell office:value-type="float" office:value="173.940046178" calcext:value-type="float">
            <text:p>173.940046178</text:p>
          </table:table-cell>
          <table:table-cell table:number-columns-repeated="2"/>
          <table:table-cell table:formula="of:=[.G229]*[.D229]" office:value-type="float" office:value="12.9707099256495" calcext:value-type="float">
            <text:p>12.9707099256495</text:p>
          </table:table-cell>
        </table:table-row>
        <table:table-row table:style-name="ro1">
          <table:table-cell table:formula="of:=ROUND([.J230]*1000)/1000" office:value-type="float" office:value="13.12" calcext:value-type="float">
            <text:p>13.12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f-176</text:p>
          </table:table-cell>
          <table:table-cell table:formula="of:=[.D229]" office:value-type="float" office:value="0.0745700039217883" calcext:value-type="float">
            <text:p>0.0745700039217883</text:p>
          </table:table-cell>
          <table:table-cell table:number-columns-repeated="2"/>
          <table:table-cell office:value-type="float" office:value="175.941408631" calcext:value-type="float">
            <text:p>175.941408631</text:p>
          </table:table-cell>
          <table:table-cell table:number-columns-repeated="2"/>
          <table:table-cell table:formula="of:=[.G230]*[.D230]" office:value-type="float" office:value="13.1199515316186" calcext:value-type="float">
            <text:p>13.1199515316186</text:p>
          </table:table-cell>
        </table:table-row>
        <table:table-row table:style-name="ro1">
          <table:table-cell table:formula="of:=ROUND([.J231]*1000)/1000" office:value-type="float" office:value="13.195" calcext:value-type="float">
            <text:p>13.19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hf-177</text:p>
          </table:table-cell>
          <table:table-cell table:formula="of:=[.D230]" office:value-type="float" office:value="0.0745700039217883" calcext:value-type="float">
            <text:p>0.0745700039217883</text:p>
          </table:table-cell>
          <table:table-cell table:number-columns-repeated="2"/>
          <table:table-cell office:value-type="float" office:value="176.943220651" calcext:value-type="float">
            <text:p>176.943220651</text:p>
          </table:table-cell>
          <table:table-cell table:number-columns-repeated="2"/>
          <table:table-cell table:formula="of:=[.G231]*[.D231]" office:value-type="float" office:value="13.1946566578789" calcext:value-type="float">
            <text:p>13.1946566578789</text:p>
          </table:table-cell>
        </table:table-row>
        <table:table-row table:style-name="ro1">
          <table:table-cell table:formula="of:=ROUND([.J232]*1000)/1000" office:value-type="float" office:value="13.222" calcext:value-type="float">
            <text:p>13.222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g-196</text:p>
          </table:table-cell>
          <table:table-cell table:formula="of:=[.E232]" office:value-type="float" office:value="0.0674709606660352" calcext:value-type="float">
            <text:p>0.0674709606660352</text:p>
          </table:table-cell>
          <table:table-cell table:formula="of:=[$'molar density'.A69]" office:value-type="float" office:value="0.0674709606660352" calcext:value-type="float">
            <text:p>0.0674709606660352</text:p>
          </table:table-cell>
          <table:table-cell/>
          <table:table-cell office:value-type="float" office:value="195.965832649" calcext:value-type="float">
            <text:p>195.965832649</text:p>
          </table:table-cell>
          <table:table-cell table:number-columns-repeated="2"/>
          <table:table-cell table:formula="of:=[.G232]*[.D232]" office:value-type="float" office:value="13.2220029865475" calcext:value-type="float">
            <text:p>13.2220029865475</text:p>
          </table:table-cell>
        </table:table-row>
        <table:table-row table:style-name="ro1">
          <table:table-cell table:formula="of:=ROUND([.J233]*1000)/1000" office:value-type="float" office:value="12.006" calcext:value-type="float">
            <text:p>12.006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hf-178</text:p>
          </table:table-cell>
          <table:table-cell table:formula="of:=[.D232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77.943698766" calcext:value-type="float">
            <text:p>177.943698766</text:p>
          </table:table-cell>
          <table:table-cell table:number-columns-repeated="2"/>
          <table:table-cell table:formula="of:=[.G233]*[.D233]" office:value-type="float" office:value="12.0060323002096" calcext:value-type="float">
            <text:p>12.0060323002096</text:p>
          </table:table-cell>
        </table:table-row>
        <table:table-row table:style-name="ro1">
          <table:table-cell table:formula="of:=ROUND([.J234]*1000)/1000" office:value-type="float" office:value="12.074" calcext:value-type="float">
            <text:p>12.07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hf-179</text:p>
          </table:table-cell>
          <table:table-cell table:formula="of:=[.D233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78.945816145" calcext:value-type="float">
            <text:p>178.945816145</text:p>
          </table:table-cell>
          <table:table-cell table:number-columns-repeated="2"/>
          <table:table-cell table:formula="of:=[.G234]*[.D234]" office:value-type="float" office:value="12.0736461224709" calcext:value-type="float">
            <text:p>12.0736461224709</text:p>
          </table:table-cell>
        </table:table-row>
        <table:table-row table:style-name="ro1">
          <table:table-cell table:formula="of:=ROUND([.J235]*1000)/1000" office:value-type="float" office:value="13.357" calcext:value-type="float">
            <text:p>13.357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g-198</text:p>
          </table:table-cell>
          <table:table-cell table:formula="of:=[.D234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97.966769032" calcext:value-type="float">
            <text:p>197.966769032</text:p>
          </table:table-cell>
          <table:table-cell table:number-columns-repeated="2"/>
          <table:table-cell table:formula="of:=[.G235]*[.D235]" office:value-type="float" office:value="13.3570080865401" calcext:value-type="float">
            <text:p>13.3570080865401</text:p>
          </table:table-cell>
        </table:table-row>
        <table:table-row table:style-name="ro1">
          <table:table-cell table:formula="of:=ROUND([.J236]*1000)/1000" office:value-type="float" office:value="12.141" calcext:value-type="float">
            <text:p>12.14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f-180</text:p>
          </table:table-cell>
          <table:table-cell table:formula="of:=[.D235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79.946549953" calcext:value-type="float">
            <text:p>179.946549953</text:p>
          </table:table-cell>
          <table:table-cell table:number-columns-repeated="2"/>
          <table:table-cell table:formula="of:=[.G236]*[.D236]" office:value-type="float" office:value="12.1411665938676" calcext:value-type="float">
            <text:p>12.1411665938676</text:p>
          </table:table-cell>
        </table:table-row>
        <table:table-row table:style-name="ro1">
          <table:table-cell table:formula="of:=ROUND([.J237]*1000)/1000" office:value-type="float" office:value="13.425" calcext:value-type="float">
            <text:p>13.42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g-199</text:p>
          </table:table-cell>
          <table:table-cell table:formula="of:=[.D236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98.968279932" calcext:value-type="float">
            <text:p>198.968279932</text:p>
          </table:table-cell>
          <table:table-cell table:number-columns-repeated="2"/>
          <table:table-cell table:formula="of:=[.G237]*[.D237]" office:value-type="float" office:value="13.4245809890807" calcext:value-type="float">
            <text:p>13.4245809890807</text:p>
          </table:table-cell>
        </table:table-row>
        <table:table-row table:style-name="ro1">
          <table:table-cell table:formula="of:=ROUND([.J238]*1000)/1000" office:value-type="float" office:value="13.492" calcext:value-type="float">
            <text:p>13.49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g-200</text:p>
          </table:table-cell>
          <table:table-cell table:formula="of:=[.D237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99.968326004" calcext:value-type="float">
            <text:p>199.968326004</text:p>
          </table:table-cell>
          <table:table-cell table:number-columns-repeated="2"/>
          <table:table-cell table:formula="of:=[.G238]*[.D238]" office:value-type="float" office:value="13.4920550582688" calcext:value-type="float">
            <text:p>13.4920550582688</text:p>
          </table:table-cell>
        </table:table-row>
        <table:table-row table:style-name="ro1">
          <table:table-cell table:formula="of:=ROUND([.J239]*1000)/1000" office:value-type="float" office:value="13.56" calcext:value-type="float">
            <text:p>13.5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hg-201</text:p>
          </table:table-cell>
          <table:table-cell table:formula="of:=[.D238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200.970302268" calcext:value-type="float">
            <text:p>200.970302268</text:p>
          </table:table-cell>
          <table:table-cell table:number-columns-repeated="2"/>
          <table:table-cell table:formula="of:=[.G239]*[.D239]" office:value-type="float" office:value="13.5596593593654" calcext:value-type="float">
            <text:p>13.5596593593654</text:p>
          </table:table-cell>
        </table:table-row>
        <table:table-row table:style-name="ro1">
          <table:table-cell table:formula="of:=ROUND([.J240]*1000)/1000" office:value-type="float" office:value="12.276" calcext:value-type="float">
            <text:p>12.27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f-182</text:p>
          </table:table-cell>
          <table:table-cell table:formula="of:=[.D239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181.950554096" calcext:value-type="float">
            <text:p>181.950554096</text:p>
          </table:table-cell>
          <table:table-cell table:number-columns-repeated="2"/>
          <table:table-cell table:formula="of:=[.G240]*[.D240]" office:value-type="float" office:value="12.2763786785745" calcext:value-type="float">
            <text:p>12.2763786785745</text:p>
          </table:table-cell>
        </table:table-row>
        <table:table-row table:style-name="ro1">
          <table:table-cell table:formula="of:=ROUND([.J241]*1000)/1000" office:value-type="float" office:value="13.627" calcext:value-type="float">
            <text:p>13.6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g-202</text:p>
          </table:table-cell>
          <table:table-cell table:formula="of:=[.D240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201.970643011" calcext:value-type="float">
            <text:p>201.970643011</text:p>
          </table:table-cell>
          <table:table-cell table:number-columns-repeated="2"/>
          <table:table-cell table:formula="of:=[.G241]*[.D241]" office:value-type="float" office:value="13.627153310289" calcext:value-type="float">
            <text:p>13.627153310289</text:p>
          </table:table-cell>
        </table:table-row>
        <table:table-row table:style-name="ro1">
          <table:table-cell table:formula="of:=ROUND([.J242]*1000)/1000" office:value-type="float" office:value="13.762" calcext:value-type="float">
            <text:p>13.76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g-204</text:p>
          </table:table-cell>
          <table:table-cell table:formula="of:=[.D241]" office:value-type="float" office:value="0.0674709606660352" calcext:value-type="float">
            <text:p>0.0674709606660352</text:p>
          </table:table-cell>
          <table:table-cell table:number-columns-repeated="2"/>
          <table:table-cell office:value-type="float" office:value="203.973493933" calcext:value-type="float">
            <text:p>203.973493933</text:p>
          </table:table-cell>
          <table:table-cell table:number-columns-repeated="2"/>
          <table:table-cell table:formula="of:=[.G242]*[.D242]" office:value-type="float" office:value="13.7622875860672" calcext:value-type="float">
            <text:p>13.7622875860672</text:p>
          </table:table-cell>
        </table:table-row>
        <table:table-row table:style-name="ro1">
          <table:table-cell table:formula="of:=ROUND([.J243]*1000)/1000" office:value-type="float" office:value="15.37" calcext:value-type="float">
            <text:p>15.3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a-231</text:p>
          </table:table-cell>
          <table:table-cell table:formula="of:=[.E243]" office:value-type="float" office:value="0.0665264621865635" calcext:value-type="float">
            <text:p>0.0665264621865635</text:p>
          </table:table-cell>
          <table:table-cell table:formula="of:=[$'molar density'.A76]" office:value-type="float" office:value="0.0665264621865635" calcext:value-type="float">
            <text:p>0.0665264621865635</text:p>
          </table:table-cell>
          <table:table-cell/>
          <table:table-cell office:value-type="float" office:value="231.03588399" calcext:value-type="float">
            <text:p>231.03588399</text:p>
          </table:table-cell>
          <table:table-cell table:number-columns-repeated="2"/>
          <table:table-cell table:formula="of:=[.G243]*[.D243]" office:value-type="float" office:value="15.37" calcext:value-type="float">
            <text:p>15.37</text:p>
          </table:table-cell>
        </table:table-row>
        <table:table-row table:style-name="ro1">
          <table:table-cell table:formula="of:=ROUND([.J244]*1000)/1000" office:value-type="float" office:value="16.558" calcext:value-type="float">
            <text:p>16.55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a-180</text:p>
          </table:table-cell>
          <table:table-cell table:formula="of:=[.E244]" office:value-type="float" office:value="0.0920154466578995" calcext:value-type="float">
            <text:p>0.0920154466578995</text:p>
          </table:table-cell>
          <table:table-cell table:formula="of:=[$'molar density'.A62]" office:value-type="float" office:value="0.0920154466578995" calcext:value-type="float">
            <text:p>0.0920154466578995</text:p>
          </table:table-cell>
          <table:table-cell/>
          <table:table-cell office:value-type="float" office:value="179.947464831" calcext:value-type="float">
            <text:p>179.947464831</text:p>
          </table:table-cell>
          <table:table-cell table:number-columns-repeated="2"/>
          <table:table-cell table:formula="of:=[.G244]*[.D244]" office:value-type="float" office:value="16.5579463513811" calcext:value-type="float">
            <text:p>16.5579463513811</text:p>
          </table:table-cell>
        </table:table-row>
        <table:table-row table:style-name="ro1">
          <table:table-cell table:formula="of:=ROUND([.J245]*1000)/1000" office:value-type="float" office:value="16.65" calcext:value-type="float">
            <text:p>16.6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a-181</text:p>
          </table:table-cell>
          <table:table-cell table:formula="of:=[.D244]" office:value-type="float" office:value="0.0920154466578995" calcext:value-type="float">
            <text:p>0.0920154466578995</text:p>
          </table:table-cell>
          <table:table-cell table:number-columns-repeated="2"/>
          <table:table-cell office:value-type="float" office:value="180.947995763" calcext:value-type="float">
            <text:p>180.947995763</text:p>
          </table:table-cell>
          <table:table-cell table:number-columns-repeated="2"/>
          <table:table-cell table:formula="of:=[.G245]*[.D245]" office:value-type="float" office:value="16.6500106519842" calcext:value-type="float">
            <text:p>16.6500106519842</text:p>
          </table:table-cell>
        </table:table-row>
        <table:table-row table:style-name="ro1">
          <table:table-cell table:formula="of:=ROUND([.J246]*1000)/1000" office:value-type="float" office:value="18.842" calcext:value-type="float">
            <text:p>18.84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w-180</text:p>
          </table:table-cell>
          <table:table-cell table:formula="of:=[.E246]" office:value-type="float" office:value="0.104710617928634" calcext:value-type="float">
            <text:p>0.104710617928634</text:p>
          </table:table-cell>
          <table:table-cell table:formula="of:=[$'molar density'.A63]" office:value-type="float" office:value="0.104710617928634" calcext:value-type="float">
            <text:p>0.104710617928634</text:p>
          </table:table-cell>
          <table:table-cell/>
          <table:table-cell office:value-type="float" office:value="179.946704459" calcext:value-type="float">
            <text:p>179.946704459</text:p>
          </table:table-cell>
          <table:table-cell table:number-columns-repeated="2"/>
          <table:table-cell table:formula="of:=[.G246]*[.D246]" office:value-type="float" office:value="18.8423306181231" calcext:value-type="float">
            <text:p>18.8423306181231</text:p>
          </table:table-cell>
        </table:table-row>
        <table:table-row table:style-name="ro1">
          <table:table-cell table:formula="of:=ROUND([.J247]*1000)/1000" office:value-type="float" office:value="19.052" calcext:value-type="float">
            <text:p>19.05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u-238</text:p>
          </table:table-cell>
          <table:table-cell table:formula="of:=[.E247]" office:value-type="float" office:value="0.0800322952367425" calcext:value-type="float">
            <text:p>0.0800322952367425</text:p>
          </table:table-cell>
          <table:table-cell table:formula="of:=[$'molar density'.A77]" office:value-type="float" office:value="0.0800322952367425" calcext:value-type="float">
            <text:p>0.0800322952367425</text:p>
          </table:table-cell>
          <table:table-cell/>
          <table:table-cell office:value-type="float" office:value="238.050788247" calcext:value-type="float">
            <text:p>238.050788247</text:p>
          </table:table-cell>
          <table:table-cell table:number-columns-repeated="2"/>
          <table:table-cell table:formula="of:=[.G247]*[.D247]" office:value-type="float" office:value="19.0517509663232" calcext:value-type="float">
            <text:p>19.0517509663232</text:p>
          </table:table-cell>
        </table:table-row>
        <table:table-row table:style-name="ro1">
          <table:table-cell table:formula="of:=ROUND([.J248]*1000)/1000" office:value-type="float" office:value="14.562" calcext:value-type="float">
            <text:p>14.56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w-182</text:p>
          </table:table-cell>
          <table:table-cell table:formula="of:=[.D247]" office:value-type="float" office:value="0.0800322952367425" calcext:value-type="float">
            <text:p>0.0800322952367425</text:p>
          </table:table-cell>
          <table:table-cell table:number-columns-repeated="2"/>
          <table:table-cell office:value-type="float" office:value="181.948204156" calcext:value-type="float">
            <text:p>181.948204156</text:p>
          </table:table-cell>
          <table:table-cell table:number-columns-repeated="2"/>
          <table:table-cell table:formula="of:=[.G248]*[.D248]" office:value-type="float" office:value="14.5617323928081" calcext:value-type="float">
            <text:p>14.5617323928081</text:p>
          </table:table-cell>
        </table:table-row>
        <table:table-row table:style-name="ro1">
          <table:table-cell table:formula="of:=ROUND([.J249]*1000)/1000" office:value-type="float" office:value="14.642" calcext:value-type="float">
            <text:p>14.64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w-183</text:p>
          </table:table-cell>
          <table:table-cell table:formula="of:=[.D248]" office:value-type="float" office:value="0.0800322952367425" calcext:value-type="float">
            <text:p>0.0800322952367425</text:p>
          </table:table-cell>
          <table:table-cell table:number-columns-repeated="2"/>
          <table:table-cell office:value-type="float" office:value="182.950222951" calcext:value-type="float">
            <text:p>182.950222951</text:p>
          </table:table-cell>
          <table:table-cell table:number-columns-repeated="2"/>
          <table:table-cell table:formula="of:=[.G249]*[.D249]" office:value-type="float" office:value="14.6419262568423" calcext:value-type="float">
            <text:p>14.6419262568423</text:p>
          </table:table-cell>
        </table:table-row>
        <table:table-row table:style-name="ro1">
          <table:table-cell table:formula="of:=ROUND([.J250]*1000)/1000" office:value-type="float" office:value="14.722" calcext:value-type="float">
            <text:p>14.72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w-184</text:p>
          </table:table-cell>
          <table:table-cell table:formula="of:=[.D249]" office:value-type="float" office:value="0.0800322952367425" calcext:value-type="float">
            <text:p>0.0800322952367425</text:p>
          </table:table-cell>
          <table:table-cell table:number-columns-repeated="2"/>
          <table:table-cell office:value-type="float" office:value="183.950931188" calcext:value-type="float">
            <text:p>183.950931188</text:p>
          </table:table-cell>
          <table:table-cell table:number-columns-repeated="2"/>
          <table:table-cell table:formula="of:=[.G250]*[.D250]" office:value-type="float" office:value="14.7220152339117" calcext:value-type="float">
            <text:p>14.7220152339117</text:p>
          </table:table-cell>
        </table:table-row>
        <table:table-row table:style-name="ro1">
          <table:table-cell table:formula="of:=ROUND([.J251]*1000)/1000" office:value-type="float" office:value="19.3" calcext:value-type="float">
            <text:p>19.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u-197</text:p>
          </table:table-cell>
          <table:table-cell table:formula="of:=[.E251]" office:value-type="float" office:value="0.0979861716183894" calcext:value-type="float">
            <text:p>0.0979861716183894</text:p>
          </table:table-cell>
          <table:table-cell table:formula="of:=[$'molar density'.A68]" office:value-type="float" office:value="0.0979861716183894" calcext:value-type="float">
            <text:p>0.0979861716183894</text:p>
          </table:table-cell>
          <table:table-cell/>
          <table:table-cell office:value-type="float" office:value="196.966568662" calcext:value-type="float">
            <text:p>196.966568662</text:p>
          </table:table-cell>
          <table:table-cell table:number-columns-repeated="2"/>
          <table:table-cell table:formula="of:=[.G251]*[.D251]" office:value-type="float" office:value="19.3" calcext:value-type="float">
            <text:p>19.3</text:p>
          </table:table-cell>
        </table:table-row>
        <table:table-row table:style-name="ro1">
          <table:table-cell table:formula="of:=ROUND([.J252]*1000)/1000" office:value-type="float" office:value="18.221" calcext:value-type="float">
            <text:p>18.22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w-186</text:p>
          </table:table-cell>
          <table:table-cell table:formula="of:=[.D251]" office:value-type="float" office:value="0.0979861716183894" calcext:value-type="float">
            <text:p>0.0979861716183894</text:p>
          </table:table-cell>
          <table:table-cell table:number-columns-repeated="2"/>
          <table:table-cell office:value-type="float" office:value="185.954364127" calcext:value-type="float">
            <text:p>185.954364127</text:p>
          </table:table-cell>
          <table:table-cell table:number-columns-repeated="2"/>
          <table:table-cell table:formula="of:=[.G252]*[.D252]" office:value-type="float" office:value="18.2209562365367" calcext:value-type="float">
            <text:p>18.2209562365367</text:p>
          </table:table-cell>
        </table:table-row>
        <table:table-row table:style-name="ro1">
          <table:table-cell table:formula="of:=ROUND([.J253]*1000)/1000" office:value-type="float" office:value="19.86" calcext:value-type="float">
            <text:p>19.8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pu-244</text:p>
          </table:table-cell>
          <table:table-cell table:formula="of:=[.E253]" office:value-type="float" office:value="0.0813734327624355" calcext:value-type="float">
            <text:p>0.0813734327624355</text:p>
          </table:table-cell>
          <table:table-cell table:formula="of:=[$'molar density'.A78]" office:value-type="float" office:value="0.0813734327624355" calcext:value-type="float">
            <text:p>0.0813734327624355</text:p>
          </table:table-cell>
          <table:table-cell/>
          <table:table-cell office:value-type="float" office:value="244.064203907" calcext:value-type="float">
            <text:p>244.064203907</text:p>
          </table:table-cell>
          <table:table-cell table:number-columns-repeated="2"/>
          <table:table-cell table:formula="of:=[.G253]*[.D253]" office:value-type="float" office:value="19.8603420863436" calcext:value-type="float">
            <text:p>19.8603420863436</text:p>
          </table:table-cell>
        </table:table-row>
        <table:table-row table:style-name="ro1">
          <table:table-cell table:formula="of:=ROUND([.J254]*1000)/1000" office:value-type="float" office:value="20.878" calcext:value-type="float">
            <text:p>20.87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-185</text:p>
          </table:table-cell>
          <table:table-cell table:formula="of:=[.E254]" office:value-type="float" office:value="0.112885122471228" calcext:value-type="float">
            <text:p>0.112885122471228</text:p>
          </table:table-cell>
          <table:table-cell table:formula="of:=[$'molar density'.A64]" office:value-type="float" office:value="0.112885122471228" calcext:value-type="float">
            <text:p>0.112885122471228</text:p>
          </table:table-cell>
          <table:table-cell/>
          <table:table-cell office:value-type="float" office:value="184.952954982" calcext:value-type="float">
            <text:p>184.952954982</text:p>
          </table:table-cell>
          <table:table-cell table:number-columns-repeated="2"/>
          <table:table-cell table:formula="of:=[.G254]*[.D254]" office:value-type="float" office:value="20.8784369745586" calcext:value-type="float">
            <text:p>20.8784369745586</text:p>
          </table:table-cell>
        </table:table-row>
        <table:table-row table:style-name="ro1">
          <table:table-cell table:formula="of:=ROUND([.J255]*1000)/1000" office:value-type="float" office:value="20.887" calcext:value-type="float">
            <text:p>20.8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pt-190</text:p>
          </table:table-cell>
          <table:table-cell table:formula="of:=[.E255]" office:value-type="float" office:value="0.109952635787661" calcext:value-type="float">
            <text:p>0.109952635787661</text:p>
          </table:table-cell>
          <table:table-cell table:formula="of:=[$'molar density'.A67]" office:value-type="float" office:value="0.109952635787661" calcext:value-type="float">
            <text:p>0.109952635787661</text:p>
          </table:table-cell>
          <table:table-cell/>
          <table:table-cell office:value-type="float" office:value="189.959931655" calcext:value-type="float">
            <text:p>189.959931655</text:p>
          </table:table-cell>
          <table:table-cell table:number-columns-repeated="2"/>
          <table:table-cell table:formula="of:=[.G255]*[.D255]" office:value-type="float" office:value="20.8865951795111" calcext:value-type="float">
            <text:p>20.8865951795111</text:p>
          </table:table-cell>
        </table:table-row>
        <table:table-row table:style-name="ro1">
          <table:table-cell table:formula="of:=ROUND([.J256]*1000)/1000" office:value-type="float" office:value="20.556" calcext:value-type="float">
            <text:p>20.55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re-187</text:p>
          </table:table-cell>
          <table:table-cell table:formula="of:=[.D255]" office:value-type="float" office:value="0.109952635787661" calcext:value-type="float">
            <text:p>0.109952635787661</text:p>
          </table:table-cell>
          <table:table-cell table:number-columns-repeated="2"/>
          <table:table-cell office:value-type="float" office:value="186.955753109" calcext:value-type="float">
            <text:p>186.955753109</text:p>
          </table:table-cell>
          <table:table-cell table:number-columns-repeated="2"/>
          <table:table-cell table:formula="of:=[.G256]*[.D256]" office:value-type="float" office:value="20.5562778300017" calcext:value-type="float">
            <text:p>20.5562778300017</text:p>
          </table:table-cell>
        </table:table-row>
        <table:table-row table:style-name="ro1">
          <table:table-cell table:formula="of:=ROUND([.J257]*1000)/1000" office:value-type="float" office:value="21.107" calcext:value-type="float">
            <text:p>21.10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pt-192</text:p>
          </table:table-cell>
          <table:table-cell table:formula="of:=[.D256]" office:value-type="float" office:value="0.109952635787661" calcext:value-type="float">
            <text:p>0.109952635787661</text:p>
          </table:table-cell>
          <table:table-cell table:number-columns-repeated="2"/>
          <table:table-cell office:value-type="float" office:value="191.961038005" calcext:value-type="float">
            <text:p>191.961038005</text:p>
          </table:table-cell>
          <table:table-cell table:number-columns-repeated="2"/>
          <table:table-cell table:formula="of:=[.G257]*[.D257]" office:value-type="float" office:value="21.1066220971851" calcext:value-type="float">
            <text:p>21.1066220971851</text:p>
          </table:table-cell>
        </table:table-row>
        <table:table-row table:style-name="ro1">
          <table:table-cell table:formula="of:=ROUND([.J258]*1000)/1000" office:value-type="float" office:value="21.327" calcext:value-type="float">
            <text:p>21.32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t-194</text:p>
          </table:table-cell>
          <table:table-cell table:formula="of:=[.D257]" office:value-type="float" office:value="0.109952635787661" calcext:value-type="float">
            <text:p>0.109952635787661</text:p>
          </table:table-cell>
          <table:table-cell table:number-columns-repeated="2"/>
          <table:table-cell office:value-type="float" office:value="193.962680253" calcext:value-type="float">
            <text:p>193.962680253</text:p>
          </table:table-cell>
          <table:table-cell table:number-columns-repeated="2"/>
          <table:table-cell table:formula="of:=[.G258]*[.D258]" office:value-type="float" office:value="21.3267079382566" calcext:value-type="float">
            <text:p>21.3267079382566</text:p>
          </table:table-cell>
        </table:table-row>
        <table:table-row table:style-name="ro1">
          <table:table-cell table:formula="of:=ROUND([.J259]*1000)/1000" office:value-type="float" office:value="21.437" calcext:value-type="float">
            <text:p>21.43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pt-195</text:p>
          </table:table-cell>
          <table:table-cell table:formula="of:=[.D258]" office:value-type="float" office:value="0.109952635787661" calcext:value-type="float">
            <text:p>0.109952635787661</text:p>
          </table:table-cell>
          <table:table-cell table:number-columns-repeated="2"/>
          <table:table-cell office:value-type="float" office:value="194.964791134" calcext:value-type="float">
            <text:p>194.964791134</text:p>
          </table:table-cell>
          <table:table-cell table:number-columns-repeated="2"/>
          <table:table-cell table:formula="of:=[.G259]*[.D259]" office:value-type="float" office:value="21.436892670974" calcext:value-type="float">
            <text:p>21.436892670974</text:p>
          </table:table-cell>
        </table:table-row>
        <table:table-row table:style-name="ro1">
          <table:table-cell table:formula="of:=ROUND([.J260]*1000)/1000" office:value-type="float" office:value="21.547" calcext:value-type="float">
            <text:p>21.54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t-196</text:p>
          </table:table-cell>
          <table:table-cell table:formula="of:=[.D259]" office:value-type="float" office:value="0.109952635787661" calcext:value-type="float">
            <text:p>0.109952635787661</text:p>
          </table:table-cell>
          <table:table-cell table:number-columns-repeated="2"/>
          <table:table-cell office:value-type="float" office:value="195.964951521" calcext:value-type="float">
            <text:p>195.964951521</text:p>
          </table:table-cell>
          <table:table-cell table:number-columns-repeated="2"/>
          <table:table-cell table:formula="of:=[.G260]*[.D260]" office:value-type="float" office:value="21.5468629417351" calcext:value-type="float">
            <text:p>21.5468629417351</text:p>
          </table:table-cell>
        </table:table-row>
        <table:table-row table:style-name="ro1">
          <table:table-cell table:formula="of:=ROUND([.J261]*1000)/1000" office:value-type="float" office:value="21.767" calcext:value-type="float">
            <text:p>21.76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t-198</text:p>
          </table:table-cell>
          <table:table-cell table:formula="of:=[.D260]" office:value-type="float" office:value="0.109952635787661" calcext:value-type="float">
            <text:p>0.109952635787661</text:p>
          </table:table-cell>
          <table:table-cell table:number-columns-repeated="2"/>
          <table:table-cell office:value-type="float" office:value="197.96789279" calcext:value-type="float">
            <text:p>197.96789279</text:p>
          </table:table-cell>
          <table:table-cell table:number-columns-repeated="2"/>
          <table:table-cell table:formula="of:=[.G261]*[.D261]" office:value-type="float" office:value="21.7670916135895" calcext:value-type="float">
            <text:p>21.7670916135895</text:p>
          </table:table-cell>
        </table:table-row>
        <table:table-row table:style-name="ro1">
          <table:table-cell table:formula="of:=ROUND([.J262]*1000)/1000" office:value-type="float" office:value="21.845" calcext:value-type="float">
            <text:p>21.8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s-184</text:p>
          </table:table-cell>
          <table:table-cell table:formula="of:=[.E262]" office:value-type="float" office:value="0.118750985648951" calcext:value-type="float">
            <text:p>0.118750985648951</text:p>
          </table:table-cell>
          <table:table-cell table:formula="of:=[$'molar density'.A65]" office:value-type="float" office:value="0.118750985648951" calcext:value-type="float">
            <text:p>0.118750985648951</text:p>
          </table:table-cell>
          <table:table-cell/>
          <table:table-cell office:value-type="float" office:value="183.952489071" calcext:value-type="float">
            <text:p>183.952489071</text:p>
          </table:table-cell>
          <table:table-cell table:number-columns-repeated="2"/>
          <table:table-cell table:formula="of:=[.G262]*[.D262]" office:value-type="float" office:value="21.8445393897592" calcext:value-type="float">
            <text:p>21.8445393897592</text:p>
          </table:table-cell>
        </table:table-row>
        <table:table-row table:style-name="ro1">
          <table:table-cell table:formula="of:=ROUND([.J263]*1000)/1000" office:value-type="float" office:value="22.082" calcext:value-type="float">
            <text:p>22.08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s-186</text:p>
          </table:table-cell>
          <table:table-cell table:formula="of:=[.D262]" office:value-type="float" office:value="0.118750985648951" calcext:value-type="float">
            <text:p>0.118750985648951</text:p>
          </table:table-cell>
          <table:table-cell table:number-columns-repeated="2"/>
          <table:table-cell office:value-type="float" office:value="185.953838158" calcext:value-type="float">
            <text:p>185.953838158</text:p>
          </table:table-cell>
          <table:table-cell table:number-columns-repeated="2"/>
          <table:table-cell table:formula="of:=[.G263]*[.D263]" office:value-type="float" office:value="22.0822015664681" calcext:value-type="float">
            <text:p>22.0822015664681</text:p>
          </table:table-cell>
        </table:table-row>
        <table:table-row table:style-name="ro1">
          <table:table-cell table:formula="of:=ROUND([.J264]*1000)/1000" office:value-type="float" office:value="22.201" calcext:value-type="float">
            <text:p>22.20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s-187</text:p>
          </table:table-cell>
          <table:table-cell table:formula="of:=[.D263]" office:value-type="float" office:value="0.118750985648951" calcext:value-type="float">
            <text:p>0.118750985648951</text:p>
          </table:table-cell>
          <table:table-cell table:number-columns-repeated="2"/>
          <table:table-cell office:value-type="float" office:value="186.955750458" calcext:value-type="float">
            <text:p>186.955750458</text:p>
          </table:table-cell>
          <table:table-cell table:number-columns-repeated="2"/>
          <table:table-cell table:formula="of:=[.G264]*[.D264]" office:value-type="float" office:value="22.2011796396269" calcext:value-type="float">
            <text:p>22.2011796396269</text:p>
          </table:table-cell>
        </table:table-row>
        <table:table-row table:style-name="ro1">
          <table:table-cell table:formula="of:=ROUND([.J265]*1000)/1000" office:value-type="float" office:value="22.32" calcext:value-type="float">
            <text:p>22.3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os-188</text:p>
          </table:table-cell>
          <table:table-cell table:formula="of:=[.D264]" office:value-type="float" office:value="0.118750985648951" calcext:value-type="float">
            <text:p>0.118750985648951</text:p>
          </table:table-cell>
          <table:table-cell table:number-columns-repeated="2"/>
          <table:table-cell office:value-type="float" office:value="187.955838228" calcext:value-type="float">
            <text:p>187.955838228</text:p>
          </table:table-cell>
          <table:table-cell table:number-columns-repeated="2"/>
          <table:table-cell table:formula="of:=[.G265]*[.D265]" office:value-type="float" office:value="22.3199410480498" calcext:value-type="float">
            <text:p>22.3199410480498</text:p>
          </table:table-cell>
        </table:table-row>
        <table:table-row table:style-name="ro1">
          <table:table-cell table:formula="of:=ROUND([.J266]*1000)/1000" office:value-type="float" office:value="22.413" calcext:value-type="float">
            <text:p>22.41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r-191</text:p>
          </table:table-cell>
          <table:table-cell table:formula="of:=[.E266]" office:value-type="float" office:value="0.117367350442469" calcext:value-type="float">
            <text:p>0.117367350442469</text:p>
          </table:table-cell>
          <table:table-cell table:formula="of:=[$'molar density'.A66]" office:value-type="float" office:value="0.117367350442469" calcext:value-type="float">
            <text:p>0.117367350442469</text:p>
          </table:table-cell>
          <table:table-cell/>
          <table:table-cell office:value-type="float" office:value="190.960594046" calcext:value-type="float">
            <text:p>190.960594046</text:p>
          </table:table-cell>
          <table:table-cell table:number-columns-repeated="2"/>
          <table:table-cell table:formula="of:=[.G266]*[.D266]" office:value-type="float" office:value="22.4125389620989" calcext:value-type="float">
            <text:p>22.4125389620989</text:p>
          </table:table-cell>
        </table:table-row>
        <table:table-row table:style-name="ro1">
          <table:table-cell table:formula="of:=ROUND([.J267]*1000)/1000" office:value-type="float" office:value="22.178" calcext:value-type="float">
            <text:p>22.178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os-189</text:p>
          </table:table-cell>
          <table:table-cell table:formula="of:=[.D266]" office:value-type="float" office:value="0.117367350442469" calcext:value-type="float">
            <text:p>0.117367350442469</text:p>
          </table:table-cell>
          <table:table-cell table:number-columns-repeated="2"/>
          <table:table-cell table:style-name="ce2" office:value-type="float" office:value="188.95814747" calcext:value-type="float">
            <text:p>188.95814747</text:p>
          </table:table-cell>
          <table:table-cell table:number-columns-repeated="2"/>
          <table:table-cell table:formula="of:=[.G267]*[.D267]" office:value-type="float" office:value="22.1775171130712" calcext:value-type="float">
            <text:p>22.1775171130712</text:p>
          </table:table-cell>
        </table:table-row>
        <table:table-row table:style-name="ro1">
          <table:table-cell table:formula="of:=ROUND([.J268]*1000)/1000" office:value-type="float" office:value="22.295" calcext:value-type="float">
            <text:p>22.29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os-190</text:p>
          </table:table-cell>
          <table:table-cell table:formula="of:=[.D267]" office:value-type="float" office:value="0.117367350442469" calcext:value-type="float">
            <text:p>0.117367350442469</text:p>
          </table:table-cell>
          <table:table-cell table:number-columns-repeated="2"/>
          <table:table-cell office:value-type="float" office:value="189.958447048" calcext:value-type="float">
            <text:p>189.958447048</text:p>
          </table:table-cell>
          <table:table-cell table:number-columns-repeated="2"/>
          <table:table-cell table:formula="of:=[.G268]*[.D268]" office:value-type="float" office:value="22.2949196241897" calcext:value-type="float">
            <text:p>22.2949196241897</text:p>
          </table:table-cell>
        </table:table-row>
        <table:table-row table:style-name="ro1">
          <table:table-cell table:formula="of:=ROUND([.J269]*1000)/1000" office:value-type="float" office:value="22.648" calcext:value-type="float">
            <text:p>22.64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ir-193</text:p>
          </table:table-cell>
          <table:table-cell table:formula="of:=[.D268]" office:value-type="float" office:value="0.117367350442469" calcext:value-type="float">
            <text:p>0.117367350442469</text:p>
          </table:table-cell>
          <table:table-cell table:number-columns-repeated="2"/>
          <table:table-cell office:value-type="float" office:value="192.96292643" calcext:value-type="float">
            <text:p>192.96292643</text:p>
          </table:table-cell>
          <table:table-cell table:number-columns-repeated="2"/>
          <table:table-cell table:formula="of:=[.G269]*[.D269]" office:value-type="float" office:value="22.6475474087141" calcext:value-type="float">
            <text:p>22.6475474087141</text:p>
          </table:table-cell>
        </table:table-row>
        <table:table-row table:style-name="ro1">
          <table:table-cell table:formula="of:=ROUND([.J270]*1000)/1000" office:value-type="float" office:value="22.53" calcext:value-type="float">
            <text:p>22.5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s-192</text:p>
          </table:table-cell>
          <table:table-cell table:formula="of:=[.D269]" office:value-type="float" office:value="0.117367350442469" calcext:value-type="float">
            <text:p>0.117367350442469</text:p>
          </table:table-cell>
          <table:table-cell table:number-columns-repeated="2"/>
          <table:table-cell office:value-type="float" office:value="191.96148069" calcext:value-type="float">
            <text:p>191.96148069</text:p>
          </table:table-cell>
          <table:table-cell table:number-columns-repeated="2"/>
          <table:table-cell table:formula="of:=[.G270]*[.D270]" office:value-type="float" office:value="22.5300103755984" calcext:value-type="float">
            <text:p>22.5300103755984</text:p>
          </table:table-cell>
        </table:table-row>
      </table:table>
      <table:table table:name="molar density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ce1"/>
        <table:table-row table:style-name="ro1">
          <table:table-cell table:formula="of:=[.C1]/[.D1]" office:value-type="float" office:value="0.077078230802478" calcext:value-type="float">
            <text:p>0.077078230802478</text:p>
          </table:table-cell>
          <table:table-cell office:value-type="string" calcext:value-type="string">
            <text:p>lithium</text:p>
          </table:table-cell>
          <table:table-cell office:value-type="float" office:value="0.535" calcext:value-type="float">
            <text:p>0.535</text:p>
          </table:table-cell>
          <table:table-cell office:value-type="float" office:value="6.941" calcext:value-type="float">
            <text:p>6.941</text:p>
          </table:table-cell>
        </table:table-row>
        <table:table-row table:style-name="ro1">
          <table:table-cell table:formula="of:=[.C2]/[.D2]" office:value-type="float" office:value="0.205055778944544" calcext:value-type="float">
            <text:p>0.205055778944544</text:p>
          </table:table-cell>
          <table:table-cell office:value-type="string" calcext:value-type="string">
            <text:p>beryllium</text:p>
          </table:table-cell>
          <table:table-cell office:value-type="float" office:value="1.848" calcext:value-type="float">
            <text:p>1.848</text:p>
          </table:table-cell>
          <table:table-cell office:value-type="float" office:value="9.012182" calcext:value-type="float">
            <text:p>9.012182</text:p>
          </table:table-cell>
        </table:table-row>
        <table:table-row table:style-name="ro1">
          <table:table-cell table:formula="of:=[.C3]/[.D3]" office:value-type="float" office:value="0.233095920821386" calcext:value-type="float">
            <text:p>0.233095920821386</text:p>
          </table:table-cell>
          <table:table-cell office:value-type="string" calcext:value-type="string">
            <text:p>boron</text:p>
          </table:table-cell>
          <table:table-cell office:value-type="float" office:value="2.52" calcext:value-type="float">
            <text:p>2.52</text:p>
          </table:table-cell>
          <table:table-cell office:value-type="float" office:value="10.811" calcext:value-type="float">
            <text:p>10.811</text:p>
          </table:table-cell>
        </table:table-row>
        <table:table-row table:style-name="ro1">
          <table:table-cell table:formula="of:=[.C4]/[.D4]" office:value-type="float" office:value="0.291406828910888" calcext:value-type="float">
            <text:p>0.291406828910888</text:p>
          </table:table-cell>
          <table:table-cell office:value-type="string" calcext:value-type="string">
            <text:p>carbon</text:p>
          </table:table-cell>
          <table:table-cell office:value-type="float" office:value="3.5" calcext:value-type="float">
            <text:p>3.5</text:p>
          </table:table-cell>
          <table:table-cell office:value-type="float" office:value="12.0107" calcext:value-type="float">
            <text:p>12.0107</text:p>
          </table:table-cell>
        </table:table-row>
        <table:table-row table:style-name="ro1">
          <table:table-cell table:formula="of:=[.C5]/[.D5]" office:value-type="float" office:value="0.0421056857165641" calcext:value-type="float">
            <text:p>0.0421056857165641</text:p>
          </table:table-cell>
          <table:table-cell office:value-type="string" calcext:value-type="string">
            <text:p>sodium</text:p>
          </table:table-cell>
          <table:table-cell office:value-type="float" office:value="0.968" calcext:value-type="float">
            <text:p>0.968</text:p>
          </table:table-cell>
          <table:table-cell office:value-type="float" office:value="22.98976928" calcext:value-type="float">
            <text:p>22.98976928</text:p>
          </table:table-cell>
        </table:table-row>
        <table:table-row table:style-name="ro1">
          <table:table-cell table:formula="of:=[.C6]/[.D6]" office:value-type="float" office:value="0.0715079201810327" calcext:value-type="float">
            <text:p>0.0715079201810327</text:p>
          </table:table-cell>
          <table:table-cell office:value-type="string" calcext:value-type="string">
            <text:p>magnesium</text:p>
          </table:table-cell>
          <table:table-cell office:value-type="float" office:value="1.738" calcext:value-type="float">
            <text:p>1.738</text:p>
          </table:table-cell>
          <table:table-cell office:value-type="float" office:value="24.305" calcext:value-type="float">
            <text:p>24.305</text:p>
          </table:table-cell>
        </table:table-row>
        <table:table-row table:style-name="ro1">
          <table:table-cell table:formula="of:=[.C7]/[.D7]" office:value-type="float" office:value="0.10006842233971" calcext:value-type="float">
            <text:p>0.10006842233971</text:p>
          </table:table-cell>
          <table:table-cell office:value-type="string" calcext:value-type="string">
            <text:p>aluminum</text:p>
          </table:table-cell>
          <table:table-cell office:value-type="float" office:value="2.7" calcext:value-type="float">
            <text:p>2.7</text:p>
          </table:table-cell>
          <table:table-cell office:value-type="float" office:value="26.9815386" calcext:value-type="float">
            <text:p>26.9815386</text:p>
          </table:table-cell>
        </table:table-row>
        <table:table-row table:style-name="ro1">
          <table:table-cell table:formula="of:=[.C8]/[.D8]" office:value-type="float" office:value="0.082960958501718" calcext:value-type="float">
            <text:p>0.082960958501718</text:p>
          </table:table-cell>
          <table:table-cell office:value-type="string" calcext:value-type="string">
            <text:p>silicon</text:p>
          </table:table-cell>
          <table:table-cell office:value-type="float" office:value="2.33" calcext:value-type="float">
            <text:p>2.33</text:p>
          </table:table-cell>
          <table:table-cell office:value-type="float" office:value="28.0855" calcext:value-type="float">
            <text:p>28.0855</text:p>
          </table:table-cell>
        </table:table-row>
        <table:table-row table:style-name="ro1">
          <table:table-cell table:formula="of:=[.C9]/[.D9]" office:value-type="float" office:value="0.0868477003269314" calcext:value-type="float">
            <text:p>0.0868477003269314</text:p>
          </table:table-cell>
          <table:table-cell office:value-type="string" calcext:value-type="string">
            <text:p>phosphorous</text:p>
          </table:table-cell>
          <table:table-cell office:value-type="float" office:value="2.69" calcext:value-type="float">
            <text:p>2.69</text:p>
          </table:table-cell>
          <table:table-cell office:value-type="float" office:value="30.973761998" calcext:value-type="float">
            <text:p>30.973761998</text:p>
          </table:table-cell>
        </table:table-row>
        <table:table-row table:style-name="ro1">
          <table:table-cell table:formula="of:=[.C10]/[.D10]" office:value-type="float" office:value="0.0682987681272416" calcext:value-type="float">
            <text:p>0.0682987681272416</text:p>
          </table:table-cell>
          <table:table-cell office:value-type="string" calcext:value-type="string">
            <text:p>sulfur</text:p>
          </table:table-cell>
          <table:table-cell office:value-type="float" office:value="2.19" calcext:value-type="float">
            <text:p>2.19</text:p>
          </table:table-cell>
          <table:table-cell office:value-type="float" office:value="32.065" calcext:value-type="float">
            <text:p>32.065</text:p>
          </table:table-cell>
        </table:table-row>
        <table:table-row table:style-name="ro1">
          <table:table-cell table:formula="of:=[.C11]/[.D11]" office:value-type="float" office:value="0.0218935350130313" calcext:value-type="float">
            <text:p>0.0218935350130313</text:p>
          </table:table-cell>
          <table:table-cell office:value-type="string" calcext:value-type="string">
            <text:p>potassium</text:p>
          </table:table-cell>
          <table:table-cell office:value-type="float" office:value="0.856" calcext:value-type="float">
            <text:p>0.856</text:p>
          </table:table-cell>
          <table:table-cell office:value-type="float" office:value="39.0983" calcext:value-type="float">
            <text:p>39.0983</text:p>
          </table:table-cell>
        </table:table-row>
        <table:table-row table:style-name="ro1">
          <table:table-cell table:formula="of:=[.C12]/[.D12]" office:value-type="float" office:value="0.0386745845601078" calcext:value-type="float">
            <text:p>0.0386745845601078</text:p>
          </table:table-cell>
          <table:table-cell office:value-type="string" calcext:value-type="string">
            <text:p>calcium</text:p>
          </table:table-cell>
          <table:table-cell office:value-type="float" office:value="1.55" calcext:value-type="float">
            <text:p>1.55</text:p>
          </table:table-cell>
          <table:table-cell office:value-type="float" office:value="40.078" calcext:value-type="float">
            <text:p>40.078</text:p>
          </table:table-cell>
        </table:table-row>
        <table:table-row table:style-name="ro1">
          <table:table-cell table:formula="of:=[.C13]/[.D13]" office:value-type="float" office:value="0.0663983860454216" calcext:value-type="float">
            <text:p>0.0663983860454216</text:p>
          </table:table-cell>
          <table:table-cell office:value-type="string" calcext:value-type="string">
            <text:p>scandium</text:p>
          </table:table-cell>
          <table:table-cell office:value-type="float" office:value="2.985" calcext:value-type="float">
            <text:p>2.985</text:p>
          </table:table-cell>
          <table:table-cell office:value-type="float" office:value="44.955912" calcext:value-type="float">
            <text:p>44.955912</text:p>
          </table:table-cell>
        </table:table-row>
        <table:table-row table:style-name="ro1">
          <table:table-cell table:formula="of:=[.C14]/[.D14]" office:value-type="float" office:value="0.0941567259280924" calcext:value-type="float">
            <text:p>0.0941567259280924</text:p>
          </table:table-cell>
          <table:table-cell office:value-type="string" calcext:value-type="string">
            <text:p>titanium</text:p>
          </table:table-cell>
          <table:table-cell office:value-type="float" office:value="4.507" calcext:value-type="float">
            <text:p>4.507</text:p>
          </table:table-cell>
          <table:table-cell office:value-type="float" office:value="47.867" calcext:value-type="float">
            <text:p>47.867</text:p>
          </table:table-cell>
        </table:table-row>
        <table:table-row table:style-name="ro1">
          <table:table-cell table:formula="of:=[.C15]/[.D15]" office:value-type="float" office:value="0.119941501526261" calcext:value-type="float">
            <text:p>0.119941501526261</text:p>
          </table:table-cell>
          <table:table-cell office:value-type="string" calcext:value-type="string">
            <text:p>vanadium</text:p>
          </table:table-cell>
          <table:table-cell office:value-type="float" office:value="6.11" calcext:value-type="float">
            <text:p>6.11</text:p>
          </table:table-cell>
          <table:table-cell office:value-type="float" office:value="50.9415" calcext:value-type="float">
            <text:p>50.9415</text:p>
          </table:table-cell>
        </table:table-row>
        <table:table-row table:style-name="ro1">
          <table:table-cell table:formula="of:=[.C16]/[.D16]" office:value-type="float" office:value="0.138279601739361" calcext:value-type="float">
            <text:p>0.138279601739361</text:p>
          </table:table-cell>
          <table:table-cell office:value-type="string" calcext:value-type="string">
            <text:p>chromium</text:p>
          </table:table-cell>
          <table:table-cell office:value-type="float" office:value="7.19" calcext:value-type="float">
            <text:p>7.19</text:p>
          </table:table-cell>
          <table:table-cell office:value-type="float" office:value="51.9961" calcext:value-type="float">
            <text:p>51.9961</text:p>
          </table:table-cell>
        </table:table-row>
        <table:table-row table:style-name="ro1">
          <table:table-cell table:formula="of:=[.C17]/[.D17]" office:value-type="float" office:value="0.135971347360468" calcext:value-type="float">
            <text:p>0.135971347360468</text:p>
          </table:table-cell>
          <table:table-cell office:value-type="string" calcext:value-type="string">
            <text:p>manganese</text:p>
          </table:table-cell>
          <table:table-cell office:value-type="float" office:value="7.47" calcext:value-type="float">
            <text:p>7.47</text:p>
          </table:table-cell>
          <table:table-cell office:value-type="float" office:value="54.938045" calcext:value-type="float">
            <text:p>54.938045</text:p>
          </table:table-cell>
        </table:table-row>
        <table:table-row table:style-name="ro1">
          <table:table-cell table:formula="of:=[.C18]/[.D18]" office:value-type="float" office:value="0.140997403527621" calcext:value-type="float">
            <text:p>0.140997403527621</text:p>
          </table:table-cell>
          <table:table-cell office:value-type="string" calcext:value-type="string">
            <text:p>iron</text:p>
          </table:table-cell>
          <table:table-cell office:value-type="float" office:value="7.874" calcext:value-type="float">
            <text:p>7.874</text:p>
          </table:table-cell>
          <table:table-cell office:value-type="float" office:value="55.845" calcext:value-type="float">
            <text:p>55.845</text:p>
          </table:table-cell>
        </table:table-row>
        <table:table-row table:style-name="ro1">
          <table:table-cell table:formula="of:=[.C19]/[.D19]" office:value-type="float" office:value="0.151771749464165" calcext:value-type="float">
            <text:p>0.151771749464165</text:p>
          </table:table-cell>
          <table:table-cell office:value-type="string" calcext:value-type="string">
            <text:p>nickle</text:p>
          </table:table-cell>
          <table:table-cell office:value-type="float" office:value="8.908" calcext:value-type="float">
            <text:p>8.908</text:p>
          </table:table-cell>
          <table:table-cell office:value-type="float" office:value="58.6934" calcext:value-type="float">
            <text:p>58.6934</text:p>
          </table:table-cell>
        </table:table-row>
        <table:table-row table:style-name="ro1">
          <table:table-cell table:formula="of:=[.C20]/[.D20]" office:value-type="float" office:value="0.151018454030873" calcext:value-type="float">
            <text:p>0.151018454030873</text:p>
          </table:table-cell>
          <table:table-cell office:value-type="string" calcext:value-type="string">
            <text:p>cobalt</text:p>
          </table:table-cell>
          <table:table-cell office:value-type="float" office:value="8.9" calcext:value-type="float">
            <text:p>8.9</text:p>
          </table:table-cell>
          <table:table-cell office:value-type="float" office:value="58.933195" calcext:value-type="float">
            <text:p>58.933195</text:p>
          </table:table-cell>
        </table:table-row>
        <table:table-row table:style-name="ro1">
          <table:table-cell table:formula="of:=[.C21]/[.D21]" office:value-type="float" office:value="0.141000220312844" calcext:value-type="float">
            <text:p>0.141000220312844</text:p>
          </table:table-cell>
          <table:table-cell office:value-type="string" calcext:value-type="string">
            <text:p>copper</text:p>
          </table:table-cell>
          <table:table-cell office:value-type="float" office:value="8.96" calcext:value-type="float">
            <text:p>8.96</text:p>
          </table:table-cell>
          <table:table-cell office:value-type="float" office:value="63.546" calcext:value-type="float">
            <text:p>63.546</text:p>
          </table:table-cell>
        </table:table-row>
        <table:table-row table:style-name="ro1">
          <table:table-cell table:formula="of:=[.C22]/[.D22]" office:value-type="float" office:value="0.109207708779443" calcext:value-type="float">
            <text:p>0.109207708779443</text:p>
          </table:table-cell>
          <table:table-cell office:value-type="string" calcext:value-type="string">
            <text:p>zinc</text:p>
          </table:table-cell>
          <table:table-cell office:value-type="float" office:value="7.14" calcext:value-type="float">
            <text:p>7.14</text:p>
          </table:table-cell>
          <table:table-cell office:value-type="float" office:value="65.38" calcext:value-type="float">
            <text:p>65.38</text:p>
          </table:table-cell>
        </table:table-row>
        <table:table-row table:style-name="ro1">
          <table:table-cell table:formula="of:=[.C23]/[.D23]" office:value-type="float" office:value="0.084677939847683" calcext:value-type="float">
            <text:p>0.084677939847683</text:p>
          </table:table-cell>
          <table:table-cell office:value-type="string" calcext:value-type="string">
            <text:p>gallium</text:p>
          </table:table-cell>
          <table:table-cell office:value-type="float" office:value="5.904" calcext:value-type="float">
            <text:p>5.904</text:p>
          </table:table-cell>
          <table:table-cell office:value-type="float" office:value="69.723" calcext:value-type="float">
            <text:p>69.723</text:p>
          </table:table-cell>
        </table:table-row>
        <table:table-row table:style-name="ro1">
          <table:table-cell table:formula="of:=[.C24]/[.D24]" office:value-type="float" office:value="0.0732892744045161" calcext:value-type="float">
            <text:p>0.0732892744045161</text:p>
          </table:table-cell>
          <table:table-cell office:value-type="string" calcext:value-type="string">
            <text:p>germanium</text:p>
          </table:table-cell>
          <table:table-cell office:value-type="float" office:value="5.323" calcext:value-type="float">
            <text:p>5.323</text:p>
          </table:table-cell>
          <table:table-cell office:value-type="float" office:value="72.63" calcext:value-type="float">
            <text:p>72.63</text:p>
          </table:table-cell>
        </table:table-row>
        <table:table-row table:style-name="ro1">
          <table:table-cell table:formula="of:=[.C25]/[.D25]" office:value-type="float" office:value="0.0764399051808824" calcext:value-type="float">
            <text:p>0.0764399051808824</text:p>
          </table:table-cell>
          <table:table-cell office:value-type="string" calcext:value-type="string">
            <text:p>arsenic</text:p>
          </table:table-cell>
          <table:table-cell office:value-type="float" office:value="5.727" calcext:value-type="float">
            <text:p>5.727</text:p>
          </table:table-cell>
          <table:table-cell office:value-type="float" office:value="74.9216" calcext:value-type="float">
            <text:p>74.9216</text:p>
          </table:table-cell>
        </table:table-row>
        <table:table-row table:style-name="ro1">
          <table:table-cell table:formula="of:=[.C26]/[.D26]" office:value-type="float" office:value="0.0610309017223911" calcext:value-type="float">
            <text:p>0.0610309017223911</text:p>
          </table:table-cell>
          <table:table-cell office:value-type="string" calcext:value-type="string">
            <text:p>selenium</text:p>
          </table:table-cell>
          <table:table-cell office:value-type="float" office:value="4.819" calcext:value-type="float">
            <text:p>4.819</text:p>
          </table:table-cell>
          <table:table-cell office:value-type="float" office:value="78.96" calcext:value-type="float">
            <text:p>78.96</text:p>
          </table:table-cell>
        </table:table-row>
        <table:table-row table:style-name="ro1">
          <table:table-cell table:formula="of:=[.C27]/[.D27]" office:value-type="float" office:value="0.039046856227473" calcext:value-type="float">
            <text:p>0.039046856227473</text:p>
          </table:table-cell>
          <table:table-cell office:value-type="string" calcext:value-type="string">
            <text:p>bromine</text:p>
          </table:table-cell>
          <table:table-cell office:value-type="float" office:value="3.12" calcext:value-type="float">
            <text:p>3.12</text:p>
          </table:table-cell>
          <table:table-cell office:value-type="float" office:value="79.904" calcext:value-type="float">
            <text:p>79.904</text:p>
          </table:table-cell>
        </table:table-row>
        <table:table-row table:style-name="ro1">
          <table:table-cell table:formula="of:=[.C28]/[.D28]" office:value-type="float" office:value="0.0179248793112728" calcext:value-type="float">
            <text:p>0.0179248793112728</text:p>
          </table:table-cell>
          <table:table-cell office:value-type="string" calcext:value-type="string">
            <text:p>rubidium</text:p>
          </table:table-cell>
          <table:table-cell office:value-type="float" office:value="1.532" calcext:value-type="float">
            <text:p>1.532</text:p>
          </table:table-cell>
          <table:table-cell office:value-type="float" office:value="85.4678" calcext:value-type="float">
            <text:p>85.4678</text:p>
          </table:table-cell>
        </table:table-row>
        <table:table-row table:style-name="ro1">
          <table:table-cell table:formula="of:=[.C29]/[.D29]" office:value-type="float" office:value="0.0300159780871947" calcext:value-type="float">
            <text:p>0.0300159780871947</text:p>
          </table:table-cell>
          <table:table-cell office:value-type="string" calcext:value-type="string">
            <text:p>strontium</text:p>
          </table:table-cell>
          <table:table-cell office:value-type="float" office:value="2.63" calcext:value-type="float">
            <text:p>2.63</text:p>
          </table:table-cell>
          <table:table-cell office:value-type="float" office:value="87.62" calcext:value-type="float">
            <text:p>87.62</text:p>
          </table:table-cell>
        </table:table-row>
        <table:table-row table:style-name="ro1">
          <table:table-cell table:formula="of:=[.C30]/[.D30]" office:value-type="float" office:value="0.050300402054533" calcext:value-type="float">
            <text:p>0.050300402054533</text:p>
          </table:table-cell>
          <table:table-cell office:value-type="string" calcext:value-type="string">
            <text:p>yttrium</text:p>
          </table:table-cell>
          <table:table-cell office:value-type="float" office:value="4.472" calcext:value-type="float">
            <text:p>4.472</text:p>
          </table:table-cell>
          <table:table-cell office:value-type="float" office:value="88.90585" calcext:value-type="float">
            <text:p>88.90585</text:p>
          </table:table-cell>
        </table:table-row>
        <table:table-row table:style-name="ro1">
          <table:table-cell table:formula="of:=[.C31]/[.D31]" office:value-type="float" office:value="0.0713737612908884" calcext:value-type="float">
            <text:p>0.0713737612908884</text:p>
          </table:table-cell>
          <table:table-cell office:value-type="string" calcext:value-type="string">
            <text:p>zirconium</text:p>
          </table:table-cell>
          <table:table-cell office:value-type="float" office:value="6.511" calcext:value-type="float">
            <text:p>6.511</text:p>
          </table:table-cell>
          <table:table-cell office:value-type="float" office:value="91.224" calcext:value-type="float">
            <text:p>91.224</text:p>
          </table:table-cell>
        </table:table-row>
        <table:table-row table:style-name="ro1">
          <table:table-cell table:formula="of:=[.C32]/[.D32]" office:value-type="float" office:value="0.0922433979145101" calcext:value-type="float">
            <text:p>0.0922433979145101</text:p>
          </table:table-cell>
          <table:table-cell office:value-type="string" calcext:value-type="string">
            <text:p>niobium</text:p>
          </table:table-cell>
          <table:table-cell office:value-type="float" office:value="8.57" calcext:value-type="float">
            <text:p>8.57</text:p>
          </table:table-cell>
          <table:table-cell office:value-type="float" office:value="92.906378058" calcext:value-type="float">
            <text:p>92.906378058</text:p>
          </table:table-cell>
        </table:table-row>
        <table:table-row table:style-name="ro1">
          <table:table-cell table:formula="of:=[.C33]/[.D33]" office:value-type="float" office:value="0.107127969987495" calcext:value-type="float">
            <text:p>0.107127969987495</text:p>
          </table:table-cell>
          <table:table-cell office:value-type="string" calcext:value-type="string">
            <text:p>molybdenum</text:p>
          </table:table-cell>
          <table:table-cell office:value-type="float" office:value="10.28" calcext:value-type="float">
            <text:p>10.28</text:p>
          </table:table-cell>
          <table:table-cell office:value-type="float" office:value="95.96" calcext:value-type="float">
            <text:p>95.96</text:p>
          </table:table-cell>
        </table:table-row>
        <table:table-row table:style-name="ro1">
          <table:table-cell table:formula="of:=[.C34]/[.D34]" office:value-type="float" office:value="0.118671255056525" calcext:value-type="float">
            <text:p>0.118671255056525</text:p>
          </table:table-cell>
          <table:table-cell office:value-type="string" calcext:value-type="string">
            <text:p>technetium</text:p>
          </table:table-cell>
          <table:table-cell office:value-type="float" office:value="11.5" calcext:value-type="float">
            <text:p>11.5</text:p>
          </table:table-cell>
          <table:table-cell office:value-type="float" office:value="96.906365358" calcext:value-type="float">
            <text:p>96.906365358</text:p>
          </table:table-cell>
        </table:table-row>
        <table:table-row table:style-name="ro1">
          <table:table-cell table:formula="of:=[.C35]/[.D35]" office:value-type="float" office:value="0.12239042247947" calcext:value-type="float">
            <text:p>0.12239042247947</text:p>
          </table:table-cell>
          <table:table-cell office:value-type="string" calcext:value-type="string">
            <text:p>ruthenium</text:p>
          </table:table-cell>
          <table:table-cell office:value-type="float" office:value="12.37" calcext:value-type="float">
            <text:p>12.37</text:p>
          </table:table-cell>
          <table:table-cell office:value-type="float" office:value="101.07" calcext:value-type="float">
            <text:p>101.07</text:p>
          </table:table-cell>
        </table:table-row>
        <table:table-row table:style-name="ro1">
          <table:table-cell table:formula="of:=[.C36]/[.D36]" office:value-type="float" office:value="0.120984781967274" calcext:value-type="float">
            <text:p>0.120984781967274</text:p>
          </table:table-cell>
          <table:table-cell office:value-type="string" calcext:value-type="string">
            <text:p>rhodium</text:p>
          </table:table-cell>
          <table:table-cell office:value-type="float" office:value="12.45" calcext:value-type="float">
            <text:p>12.45</text:p>
          </table:table-cell>
          <table:table-cell office:value-type="float" office:value="102.905504292" calcext:value-type="float">
            <text:p>102.905504292</text:p>
          </table:table-cell>
        </table:table-row>
        <table:table-row table:style-name="ro1">
          <table:table-cell table:formula="of:=[.C37]/[.D37]" office:value-type="float" office:value="0.112976884044353" calcext:value-type="float">
            <text:p>0.112976884044353</text:p>
          </table:table-cell>
          <table:table-cell office:value-type="string" calcext:value-type="string">
            <text:p>palladium</text:p>
          </table:table-cell>
          <table:table-cell office:value-type="float" office:value="12.023" calcext:value-type="float">
            <text:p>12.023</text:p>
          </table:table-cell>
          <table:table-cell office:value-type="float" office:value="106.42" calcext:value-type="float">
            <text:p>106.42</text:p>
          </table:table-cell>
        </table:table-row>
        <table:table-row table:style-name="ro1">
          <table:table-cell table:formula="of:=[.C38]/[.D38]" office:value-type="float" office:value="0.0972483085839942" calcext:value-type="float">
            <text:p>0.0972483085839942</text:p>
          </table:table-cell>
          <table:table-cell office:value-type="string" calcext:value-type="string">
            <text:p>silver</text:p>
          </table:table-cell>
          <table:table-cell office:value-type="float" office:value="10.49" calcext:value-type="float">
            <text:p>10.49</text:p>
          </table:table-cell>
          <table:table-cell office:value-type="float" office:value="107.8682" calcext:value-type="float">
            <text:p>107.8682</text:p>
          </table:table-cell>
        </table:table-row>
        <table:table-row table:style-name="ro1">
          <table:table-cell table:formula="of:=[.C39]/[.D39]" office:value-type="float" office:value="0.0769497647027426" calcext:value-type="float">
            <text:p>0.0769497647027426</text:p>
          </table:table-cell>
          <table:table-cell office:value-type="string" calcext:value-type="string">
            <text:p>cadmium</text:p>
          </table:table-cell>
          <table:table-cell office:value-type="float" office:value="8.65" calcext:value-type="float">
            <text:p>8.65</text:p>
          </table:table-cell>
          <table:table-cell office:value-type="float" office:value="112.411" calcext:value-type="float">
            <text:p>112.411</text:p>
          </table:table-cell>
        </table:table-row>
        <table:table-row table:style-name="ro1">
          <table:table-cell table:formula="of:=[.C40]/[.D40]" office:value-type="float" office:value="0.063665975718093" calcext:value-type="float">
            <text:p>0.063665975718093</text:p>
          </table:table-cell>
          <table:table-cell office:value-type="string" calcext:value-type="string">
            <text:p>atendenium</text:p>
          </table:table-cell>
          <table:table-cell office:value-type="float" office:value="7.31" calcext:value-type="float">
            <text:p>7.31</text:p>
          </table:table-cell>
          <table:table-cell office:value-type="float" office:value="114.818" calcext:value-type="float">
            <text:p>114.818</text:p>
          </table:table-cell>
        </table:table-row>
        <table:table-row table:style-name="ro1">
          <table:table-cell table:formula="of:=[.C41]/[.D41]" office:value-type="float" office:value="0.0615786370145733" calcext:value-type="float">
            <text:p>0.0615786370145733</text:p>
          </table:table-cell>
          <table:table-cell office:value-type="string" calcext:value-type="string">
            <text:p>stannan</text:p>
          </table:table-cell>
          <table:table-cell office:value-type="float" office:value="7.31" calcext:value-type="float">
            <text:p>7.31</text:p>
          </table:table-cell>
          <table:table-cell office:value-type="float" office:value="118.71" calcext:value-type="float">
            <text:p>118.71</text:p>
          </table:table-cell>
        </table:table-row>
        <table:table-row table:style-name="ro1">
          <table:table-cell table:formula="of:=[.C42]/[.D42]" office:value-type="float" office:value="0.0550016425755585" calcext:value-type="float">
            <text:p>0.0550016425755585</text:p>
          </table:table-cell>
          <table:table-cell office:value-type="string" calcext:value-type="string">
            <text:p>stibium</text:p>
          </table:table-cell>
          <table:table-cell office:value-type="float" office:value="6.697" calcext:value-type="float">
            <text:p>6.697</text:p>
          </table:table-cell>
          <table:table-cell office:value-type="float" office:value="121.76" calcext:value-type="float">
            <text:p>121.76</text:p>
          </table:table-cell>
        </table:table-row>
        <table:table-row table:style-name="ro1">
          <table:table-cell table:formula="of:=[.C43]/[.D43]" office:value-type="float" office:value="0.0389269179851343" calcext:value-type="float">
            <text:p>0.0389269179851343</text:p>
          </table:table-cell>
          <table:table-cell office:value-type="string" calcext:value-type="string">
            <text:p>iodine</text:p>
          </table:table-cell>
          <table:table-cell office:value-type="float" office:value="4.94" calcext:value-type="float">
            <text:p>4.94</text:p>
          </table:table-cell>
          <table:table-cell office:value-type="float" office:value="126.904472681" calcext:value-type="float">
            <text:p>126.904472681</text:p>
          </table:table-cell>
        </table:table-row>
        <table:table-row table:style-name="ro1">
          <table:table-cell table:formula="of:=[.C44]/[.D44]" office:value-type="float" office:value="0.0489028213166144" calcext:value-type="float">
            <text:p>0.0489028213166144</text:p>
          </table:table-cell>
          <table:table-cell office:value-type="string" calcext:value-type="string">
            <text:p>tellurium</text:p>
          </table:table-cell>
          <table:table-cell office:value-type="float" office:value="6.24" calcext:value-type="float">
            <text:p>6.24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table:formula="of:=[.C45]/[.D45]" office:value-type="float" office:value="0.0141378699871648" calcext:value-type="float">
            <text:p>0.0141378699871648</text:p>
          </table:table-cell>
          <table:table-cell office:value-type="string" calcext:value-type="string">
            <text:p>cesium</text:p>
          </table:table-cell>
          <table:table-cell office:value-type="float" office:value="1.879" calcext:value-type="float">
            <text:p>1.879</text:p>
          </table:table-cell>
          <table:table-cell office:value-type="float" office:value="132.905451932" calcext:value-type="float">
            <text:p>132.905451932</text:p>
          </table:table-cell>
        </table:table-row>
        <table:table-row table:style-name="ro1">
          <table:table-cell table:formula="of:=[.C46]/[.D46]" office:value-type="float" office:value="0.0255594311388147" calcext:value-type="float">
            <text:p>0.0255594311388147</text:p>
          </table:table-cell>
          <table:table-cell office:value-type="string" calcext:value-type="string">
            <text:p>barium</text:p>
          </table:table-cell>
          <table:table-cell office:value-type="float" office:value="3.51" calcext:value-type="float">
            <text:p>3.51</text:p>
          </table:table-cell>
          <table:table-cell office:value-type="float" office:value="137.327" calcext:value-type="float">
            <text:p>137.327</text:p>
          </table:table-cell>
        </table:table-row>
        <table:table-row table:style-name="ro1">
          <table:table-cell table:formula="of:=[.C47]/[.D47]" office:value-type="float" office:value="0.0442459177453559" calcext:value-type="float">
            <text:p>0.0442459177453559</text:p>
          </table:table-cell>
          <table:table-cell office:value-type="string" calcext:value-type="string">
            <text:p>lanthanum</text:p>
          </table:table-cell>
          <table:table-cell office:value-type="float" office:value="6.146" calcext:value-type="float">
            <text:p>6.146</text:p>
          </table:table-cell>
          <table:table-cell office:value-type="float" office:value="138.90547" calcext:value-type="float">
            <text:p>138.90547</text:p>
          </table:table-cell>
        </table:table-row>
        <table:table-row table:style-name="ro1">
          <table:table-cell table:formula="of:=[.C48]/[.D48]" office:value-type="float" office:value="0.0477390162436838" calcext:value-type="float">
            <text:p>0.0477390162436838</text:p>
          </table:table-cell>
          <table:table-cell table:style-name="ce1" office:value-type="string" calcext:value-type="string">
            <text:p>Cerium</text:p>
          </table:table-cell>
          <table:table-cell office:value-type="float" office:value="6.689" calcext:value-type="float">
            <text:p>6.689</text:p>
          </table:table-cell>
          <table:table-cell office:value-type="float" office:value="140.116" calcext:value-type="float">
            <text:p>140.116</text:p>
          </table:table-cell>
        </table:table-row>
        <table:table-row table:style-name="ro1">
          <table:table-cell table:formula="of:=[.C49]/[.D49]" office:value-type="float" office:value="0.0471230615904548" calcext:value-type="float">
            <text:p>0.0471230615904548</text:p>
          </table:table-cell>
          <table:table-cell office:value-type="string" calcext:value-type="string">
            <text:p>praseodynium</text:p>
          </table:table-cell>
          <table:table-cell office:value-type="float" office:value="6.64" calcext:value-type="float">
            <text:p>6.64</text:p>
          </table:table-cell>
          <table:table-cell office:value-type="float" office:value="140.907652769" calcext:value-type="float">
            <text:p>140.907652769</text:p>
          </table:table-cell>
        </table:table-row>
        <table:table-row table:style-name="ro1">
          <table:table-cell table:formula="of:=[.C50]/[.D50]" office:value-type="float" office:value="0.0485988824336878" calcext:value-type="float">
            <text:p>0.0485988824336878</text:p>
          </table:table-cell>
          <table:table-cell office:value-type="string" calcext:value-type="string">
            <text:p>neodynium</text:p>
          </table:table-cell>
          <table:table-cell office:value-type="float" office:value="7.01" calcext:value-type="float">
            <text:p>7.01</text:p>
          </table:table-cell>
          <table:table-cell office:value-type="float" office:value="144.242" calcext:value-type="float">
            <text:p>144.242</text:p>
          </table:table-cell>
        </table:table-row>
        <table:table-row table:style-name="ro1">
          <table:table-cell table:formula="of:=[.C51]/[.D51]" office:value-type="float" office:value="0.04890263367917" calcext:value-type="float">
            <text:p>0.04890263367917</text:p>
          </table:table-cell>
          <table:table-cell office:value-type="string" calcext:value-type="string">
            <text:p>samarium</text:p>
          </table:table-cell>
          <table:table-cell office:value-type="float" office:value="7.353" calcext:value-type="float">
            <text:p>7.353</text:p>
          </table:table-cell>
          <table:table-cell office:value-type="float" office:value="150.36" calcext:value-type="float">
            <text:p>150.36</text:p>
          </table:table-cell>
        </table:table-row>
        <table:table-row table:style-name="ro1">
          <table:table-cell table:formula="of:=[.C52]/[.D52]" office:value-type="float" office:value="0.0345081729883393" calcext:value-type="float">
            <text:p>0.0345081729883393</text:p>
          </table:table-cell>
          <table:table-cell office:value-type="string" calcext:value-type="string">
            <text:p>europium</text:p>
          </table:table-cell>
          <table:table-cell office:value-type="float" office:value="5.244" calcext:value-type="float">
            <text:p>5.244</text:p>
          </table:table-cell>
          <table:table-cell office:value-type="float" office:value="151.964" calcext:value-type="float">
            <text:p>151.964</text:p>
          </table:table-cell>
        </table:table-row>
        <table:table-row table:style-name="ro1">
          <table:table-cell table:formula="of:=[.C53]/[.D53]" office:value-type="float" office:value="0.0502448330683625" calcext:value-type="float">
            <text:p>0.0502448330683625</text:p>
          </table:table-cell>
          <table:table-cell office:value-type="string" calcext:value-type="string">
            <text:p>gadolinium</text:p>
          </table:table-cell>
          <table:table-cell office:value-type="float" office:value="7.901" calcext:value-type="float">
            <text:p>7.901</text:p>
          </table:table-cell>
          <table:table-cell office:value-type="float" office:value="157.25" calcext:value-type="float">
            <text:p>157.25</text:p>
          </table:table-cell>
        </table:table-row>
        <table:table-row table:style-name="ro1">
          <table:table-cell table:formula="of:=[.C54]/[.D54]" office:value-type="float" office:value="0.0517161055030889" calcext:value-type="float">
            <text:p>0.0517161055030889</text:p>
          </table:table-cell>
          <table:table-cell office:value-type="string" calcext:value-type="string">
            <text:p>terbium</text:p>
          </table:table-cell>
          <table:table-cell office:value-type="float" office:value="8.219" calcext:value-type="float">
            <text:p>8.219</text:p>
          </table:table-cell>
          <table:table-cell office:value-type="float" office:value="158.925346757" calcext:value-type="float">
            <text:p>158.925346757</text:p>
          </table:table-cell>
        </table:table-row>
        <table:table-row table:style-name="ro1">
          <table:table-cell table:formula="of:=[.C55]/[.D55]" office:value-type="float" office:value="0.0526215384615385" calcext:value-type="float">
            <text:p>0.0526215384615385</text:p>
          </table:table-cell>
          <table:table-cell office:value-type="string" calcext:value-type="string">
            <text:p>dysprosium</text:p>
          </table:table-cell>
          <table:table-cell office:value-type="float" office:value="8.551" calcext:value-type="float">
            <text:p>8.551</text:p>
          </table:table-cell>
          <table:table-cell office:value-type="float" office:value="162.5" calcext:value-type="float">
            <text:p>162.5</text:p>
          </table:table-cell>
        </table:table-row>
        <table:table-row table:style-name="ro1">
          <table:table-cell table:formula="of:=[.C56]/[.D56]" office:value-type="float" office:value="0.0533255491750463" calcext:value-type="float">
            <text:p>0.0533255491750463</text:p>
          </table:table-cell>
          <table:table-cell office:value-type="string" calcext:value-type="string">
            <text:p>holmium</text:p>
          </table:table-cell>
          <table:table-cell office:value-type="float" office:value="8.795" calcext:value-type="float">
            <text:p>8.795</text:p>
          </table:table-cell>
          <table:table-cell office:value-type="float" office:value="164.93032207" calcext:value-type="float">
            <text:p>164.93032207</text:p>
          </table:table-cell>
        </table:table-row>
        <table:table-row table:style-name="ro1">
          <table:table-cell table:formula="of:=[.C57]/[.D57]" office:value-type="float" office:value="0.0542033612541029" calcext:value-type="float">
            <text:p>0.0542033612541029</text:p>
          </table:table-cell>
          <table:table-cell office:value-type="string" calcext:value-type="string">
            <text:p>erbium</text:p>
          </table:table-cell>
          <table:table-cell office:value-type="float" office:value="9.066" calcext:value-type="float">
            <text:p>9.066</text:p>
          </table:table-cell>
          <table:table-cell office:value-type="float" office:value="167.259" calcext:value-type="float">
            <text:p>167.259</text:p>
          </table:table-cell>
        </table:table-row>
        <table:table-row table:style-name="ro1">
          <table:table-cell table:formula="of:=[.C58]/[.D58]" office:value-type="float" office:value="0.0551694048274736" calcext:value-type="float">
            <text:p>0.0551694048274736</text:p>
          </table:table-cell>
          <table:table-cell office:value-type="string" calcext:value-type="string">
            <text:p>thulium</text:p>
          </table:table-cell>
          <table:table-cell office:value-type="float" office:value="9.32" calcext:value-type="float">
            <text:p>9.32</text:p>
          </table:table-cell>
          <table:table-cell office:value-type="float" office:value="168.93421325" calcext:value-type="float">
            <text:p>168.93421325</text:p>
          </table:table-cell>
        </table:table-row>
        <table:table-row table:style-name="ro1">
          <table:table-cell table:formula="of:=[.C59]/[.D59]" office:value-type="float" office:value="0.0379650282570758" calcext:value-type="float">
            <text:p>0.0379650282570758</text:p>
          </table:table-cell>
          <table:table-cell office:value-type="string" calcext:value-type="string">
            <text:p>ytterbium</text:p>
          </table:table-cell>
          <table:table-cell office:value-type="float" office:value="6.57" calcext:value-type="float">
            <text:p>6.57</text:p>
          </table:table-cell>
          <table:table-cell office:value-type="float" office:value="173.054" calcext:value-type="float">
            <text:p>173.054</text:p>
          </table:table-cell>
        </table:table-row>
        <table:table-row table:style-name="ro1">
          <table:table-cell table:formula="of:=[.C60]/[.D60]" office:value-type="float" office:value="0.0562449561859736" calcext:value-type="float">
            <text:p>0.0562449561859736</text:p>
          </table:table-cell>
          <table:table-cell office:value-type="string" calcext:value-type="string">
            <text:p>lutetium</text:p>
          </table:table-cell>
          <table:table-cell office:value-type="float" office:value="9.841" calcext:value-type="float">
            <text:p>9.841</text:p>
          </table:table-cell>
          <table:table-cell office:value-type="float" office:value="174.9668" calcext:value-type="float">
            <text:p>174.9668</text:p>
          </table:table-cell>
        </table:table-row>
        <table:table-row table:style-name="ro1">
          <table:table-cell table:formula="of:=[.C61]/[.D61]" office:value-type="float" office:value="0.0745700039217883" calcext:value-type="float">
            <text:p>0.0745700039217883</text:p>
          </table:table-cell>
          <table:table-cell office:value-type="string" calcext:value-type="string">
            <text:p>hafnium</text:p>
          </table:table-cell>
          <table:table-cell office:value-type="float" office:value="13.31" calcext:value-type="float">
            <text:p>13.31</text:p>
          </table:table-cell>
          <table:table-cell office:value-type="float" office:value="178.49" calcext:value-type="float">
            <text:p>178.49</text:p>
          </table:table-cell>
        </table:table-row>
        <table:table-row table:style-name="ro1">
          <table:table-cell table:formula="of:=[.C62]/[.D62]" office:value-type="float" office:value="0.0920154466578995" calcext:value-type="float">
            <text:p>0.0920154466578995</text:p>
          </table:table-cell>
          <table:table-cell office:value-type="string" calcext:value-type="string">
            <text:p>tantalum</text:p>
          </table:table-cell>
          <table:table-cell office:value-type="float" office:value="16.65" calcext:value-type="float">
            <text:p>16.65</text:p>
          </table:table-cell>
          <table:table-cell office:value-type="float" office:value="180.94788" calcext:value-type="float">
            <text:p>180.94788</text:p>
          </table:table-cell>
        </table:table-row>
        <table:table-row table:style-name="ro1">
          <table:table-cell table:formula="of:=[.C63]/[.D63]" office:value-type="float" office:value="0.104710617928634" calcext:value-type="float">
            <text:p>0.104710617928634</text:p>
          </table:table-cell>
          <table:table-cell office:value-type="string" calcext:value-type="string">
            <text:p>tungsten</text:p>
          </table:table-cell>
          <table:table-cell office:value-type="float" office:value="19.25" calcext:value-type="float">
            <text:p>19.25</text:p>
          </table:table-cell>
          <table:table-cell office:value-type="float" office:value="183.84" calcext:value-type="float">
            <text:p>183.84</text:p>
          </table:table-cell>
        </table:table-row>
        <table:table-row table:style-name="ro1">
          <table:table-cell table:formula="of:=[.C64]/[.D64]" office:value-type="float" office:value="0.112885122471228" calcext:value-type="float">
            <text:p>0.112885122471228</text:p>
          </table:table-cell>
          <table:table-cell office:value-type="string" calcext:value-type="string">
            <text:p>rhenium</text:p>
          </table:table-cell>
          <table:table-cell office:value-type="float" office:value="21.02" calcext:value-type="float">
            <text:p>21.02</text:p>
          </table:table-cell>
          <table:table-cell office:value-type="float" office:value="186.207" calcext:value-type="float">
            <text:p>186.207</text:p>
          </table:table-cell>
        </table:table-row>
        <table:table-row table:style-name="ro1">
          <table:table-cell table:formula="of:=[.C65]/[.D65]" office:value-type="float" office:value="0.118750985648951" calcext:value-type="float">
            <text:p>0.118750985648951</text:p>
          </table:table-cell>
          <table:table-cell office:value-type="string" calcext:value-type="string">
            <text:p>osmium</text:p>
          </table:table-cell>
          <table:table-cell office:value-type="float" office:value="22.59" calcext:value-type="float">
            <text:p>22.59</text:p>
          </table:table-cell>
          <table:table-cell office:value-type="float" office:value="190.23" calcext:value-type="float">
            <text:p>190.23</text:p>
          </table:table-cell>
        </table:table-row>
        <table:table-row table:style-name="ro1">
          <table:table-cell table:formula="of:=[.C66]/[.D66]" office:value-type="float" office:value="0.117367350442469" calcext:value-type="float">
            <text:p>0.117367350442469</text:p>
          </table:table-cell>
          <table:table-cell office:value-type="string" calcext:value-type="string">
            <text:p>iridium</text:p>
          </table:table-cell>
          <table:table-cell office:value-type="float" office:value="22.56" calcext:value-type="float">
            <text:p>22.56</text:p>
          </table:table-cell>
          <table:table-cell office:value-type="float" office:value="192.217" calcext:value-type="float">
            <text:p>192.217</text:p>
          </table:table-cell>
        </table:table-row>
        <table:table-row table:style-name="ro1">
          <table:table-cell table:formula="of:=[.C67]/[.D67]" office:value-type="float" office:value="0.109952635787661" calcext:value-type="float">
            <text:p>0.109952635787661</text:p>
          </table:table-cell>
          <table:table-cell office:value-type="string" calcext:value-type="string">
            <text:p>platinum</text:p>
          </table:table-cell>
          <table:table-cell office:value-type="float" office:value="21.45" calcext:value-type="float">
            <text:p>21.45</text:p>
          </table:table-cell>
          <table:table-cell office:value-type="float" office:value="195.084" calcext:value-type="float">
            <text:p>195.084</text:p>
          </table:table-cell>
        </table:table-row>
        <table:table-row table:style-name="ro1">
          <table:table-cell table:formula="of:=[.C68]/[.D68]" office:value-type="float" office:value="0.0979861716183894" calcext:value-type="float">
            <text:p>0.0979861716183894</text:p>
          </table:table-cell>
          <table:table-cell office:value-type="string" calcext:value-type="string">
            <text:p>aurum</text:p>
          </table:table-cell>
          <table:table-cell office:value-type="float" office:value="19.3" calcext:value-type="float">
            <text:p>19.3</text:p>
          </table:table-cell>
          <table:table-cell office:value-type="float" office:value="196.966568662" calcext:value-type="float">
            <text:p>196.966568662</text:p>
          </table:table-cell>
        </table:table-row>
        <table:table-row table:style-name="ro1">
          <table:table-cell table:formula="of:=[.C69]/[.D69]" office:value-type="float" office:value="0.0674709606660352" calcext:value-type="float">
            <text:p>0.0674709606660352</text:p>
          </table:table-cell>
          <table:table-cell office:value-type="string" calcext:value-type="string">
            <text:p>mercury</text:p>
          </table:table-cell>
          <table:table-cell office:value-type="float" office:value="13.534" calcext:value-type="float">
            <text:p>13.534</text:p>
          </table:table-cell>
          <table:table-cell office:value-type="float" office:value="200.59" calcext:value-type="float">
            <text:p>200.59</text:p>
          </table:table-cell>
        </table:table-row>
        <table:table-row table:style-name="ro1">
          <table:table-cell table:formula="of:=[.C70]/[.D70]" office:value-type="float" office:value="0.0579792967429335" calcext:value-type="float">
            <text:p>0.0579792967429335</text:p>
          </table:table-cell>
          <table:table-cell office:value-type="string" calcext:value-type="string">
            <text:p>thallium</text:p>
          </table:table-cell>
          <table:table-cell office:value-type="float" office:value="11.85" calcext:value-type="float">
            <text:p>11.85</text:p>
          </table:table-cell>
          <table:table-cell office:value-type="float" office:value="204.3833" calcext:value-type="float">
            <text:p>204.3833</text:p>
          </table:table-cell>
        </table:table-row>
        <table:table-row table:style-name="ro1">
          <table:table-cell table:formula="of:=[.C71]/[.D71]" office:value-type="float" office:value="0.0547297297297297" calcext:value-type="float">
            <text:p>0.0547297297297297</text:p>
          </table:table-cell>
          <table:table-cell office:value-type="string" calcext:value-type="string">
            <text:p>lead</text:p>
          </table:table-cell>
          <table:table-cell office:value-type="float" office:value="11.34" calcext:value-type="float">
            <text:p>11.34</text:p>
          </table:table-cell>
          <table:table-cell office:value-type="float" office:value="207.2" calcext:value-type="float">
            <text:p>207.2</text:p>
          </table:table-cell>
        </table:table-row>
        <table:table-row table:style-name="ro1">
          <table:table-cell table:formula="of:=[.C72]/[.D72]" office:value-type="float" office:value="0.0467986474293622" calcext:value-type="float">
            <text:p>0.0467986474293622</text:p>
          </table:table-cell>
          <table:table-cell office:value-type="string" calcext:value-type="string">
            <text:p>bismuth</text:p>
          </table:table-cell>
          <table:table-cell office:value-type="float" office:value="9.78" calcext:value-type="float">
            <text:p>9.78</text:p>
          </table:table-cell>
          <table:table-cell office:value-type="float" office:value="208.980398734" calcext:value-type="float">
            <text:p>208.980398734</text:p>
          </table:table-cell>
        </table:table-row>
        <table:table-row table:style-name="ro1">
          <table:table-cell table:formula="of:=[.C73]/[.D73]" office:value-type="float" office:value="0.0440036991667596" calcext:value-type="float">
            <text:p>0.0440036991667596</text:p>
          </table:table-cell>
          <table:table-cell office:value-type="string" calcext:value-type="string">
            <text:p>polonium</text:p>
          </table:table-cell>
          <table:table-cell office:value-type="float" office:value="9.196" calcext:value-type="float">
            <text:p>9.196</text:p>
          </table:table-cell>
          <table:table-cell office:value-type="float" office:value="208.982430435" calcext:value-type="float">
            <text:p>208.982430435</text:p>
          </table:table-cell>
        </table:table-row>
        <table:table-row table:style-name="ro1">
          <table:table-cell table:formula="of:=[.C74]/[.D74]" office:value-type="float" office:value="0.0243335472958861" calcext:value-type="float">
            <text:p>0.0243335472958861</text:p>
          </table:table-cell>
          <table:table-cell office:value-type="string" calcext:value-type="string">
            <text:p>radium</text:p>
          </table:table-cell>
          <table:table-cell table:style-name="Default" office:value-type="float" office:value="5.5" calcext:value-type="float">
            <text:p>5.5</text:p>
          </table:table-cell>
          <table:table-cell office:value-type="float" office:value="226.025409823" calcext:value-type="float">
            <text:p>226.025409823</text:p>
          </table:table-cell>
        </table:table-row>
        <table:table-row table:style-name="ro2">
          <table:table-cell table:formula="of:=[.C75]/[.D75]" office:value-type="float" office:value="0.050526194867385" calcext:value-type="float">
            <text:p>0.050526194867385</text:p>
          </table:table-cell>
          <table:table-cell office:value-type="string" calcext:value-type="string">
            <text:p>thorium</text:p>
          </table:table-cell>
          <table:table-cell office:value-type="float" office:value="11.724" calcext:value-type="float">
            <text:p>11.724</text:p>
          </table:table-cell>
          <table:table-cell office:value-type="float" office:value="232.038055325" calcext:value-type="float">
            <text:p>232.038055325</text:p>
          </table:table-cell>
        </table:table-row>
        <table:table-row table:style-name="ro2">
          <table:table-cell table:formula="of:=[.C76]/[.D76]" office:value-type="float" office:value="0.0665264621865635" calcext:value-type="float">
            <text:p>0.0665264621865635</text:p>
          </table:table-cell>
          <table:table-cell office:value-type="string" calcext:value-type="string">
            <text:p>saturnium</text:p>
          </table:table-cell>
          <table:table-cell office:value-type="float" office:value="15.37" calcext:value-type="float">
            <text:p>15.37</text:p>
          </table:table-cell>
          <table:table-cell office:value-type="float" office:value="231.03588399" calcext:value-type="float">
            <text:p>231.03588399</text:p>
          </table:table-cell>
        </table:table-row>
        <table:table-row table:style-name="ro1">
          <table:table-cell table:formula="of:=[.C77]/[.D77]" office:value-type="float" office:value="0.0800322952367425" calcext:value-type="float">
            <text:p>0.0800322952367425</text:p>
          </table:table-cell>
          <table:table-cell office:value-type="string" calcext:value-type="string">
            <text:p>uranium</text:p>
          </table:table-cell>
          <table:table-cell office:value-type="float" office:value="19.05" calcext:value-type="float">
            <text:p>19.05</text:p>
          </table:table-cell>
          <table:table-cell office:value-type="float" office:value="238.02891" calcext:value-type="float">
            <text:p>238.02891</text:p>
          </table:table-cell>
        </table:table-row>
        <table:table-row table:style-name="ro1">
          <table:table-cell table:formula="of:=[.C78]/[.D78]" office:value-type="float" office:value="0.0813734327624355" calcext:value-type="float">
            <text:p>0.0813734327624355</text:p>
          </table:table-cell>
          <table:table-cell office:value-type="string" calcext:value-type="string">
            <text:p>plutonium</text:p>
          </table:table-cell>
          <table:table-cell office:value-type="float" office:value="19.86" calcext:value-type="float">
            <text:p>19.86</text:p>
          </table:table-cell>
          <table:table-cell office:value-type="float" office:value="244.06" calcext:value-type="float">
            <text:p>244.06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J270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'molar density'.A1:'molar density'.E7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1T22:17:14.867000000</meta:creation-date>
    <dc:date>2024-09-01T01:27:13.695000000</dc:date>
    <meta:editing-duration>PT3H9M37S</meta:editing-duration>
    <meta:editing-cycles>75</meta:editing-cycles>
    <meta:generator>LibreOffice/7.5.4.2$Windows_X86_64 LibreOffice_project/36ccfdc35048b057fd9854c757a8b67ec53977b6</meta:generator>
    <meta:document-statistic meta:table-count="2" meta:cell-count="2010" meta:object-count="0"/>
  </office:meta>
</office:document-meta>
</file>